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automatic-styles>
    <style:style style:name="co1" style:family="table-column">
      <style:table-column-properties fo:break-before="auto" style:column-width="92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office:value-type="string" calcext:value-type="string">
            <text:p>Pyasukp Internal Time (seconds)</text:p>
          </table:table-cell>
          <table:table-cell office:value-type="string" calcext:value-type="string">
            <text:p>Pyasukp External Time (seconds)</text:p>
          </table:table-cell>
          <table:table-cell office:value-type="string" calcext:value-type="string">
            <text:p>Pyasukp Max Memory Use (Kb)</text:p>
          </table:table-cell>
          <table:table-cell office:value-type="string" calcext:value-type="string">
            <text:p>PYAsUKP opt</text:p>
          </table:table-cell>
          <table:table-cell table:style-name="Default"/>
        </table:table-row>
        <table:table-row table:style-name="ro1">
          <table:table-cell office:value-type="string" calcext:value-type="string">
            <text:p>ss2_wmin1000wmax500000n10000-2-s528806317c6582099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6582099" calcext:value-type="float">
            <text:p>6582099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8416" calcext:value-type="float">
            <text:p>18416</text:p>
          </table:table-cell>
          <table:table-cell office:value-type="float" office:value="6582099" calcext:value-type="float">
            <text:p>6582099</text:p>
          </table:table-cell>
          <table:table-cell table:formula="of:=[.F2]&gt;[.B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7-s177710744c548490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76" calcext:value-type="float">
            <text:p>6376</text:p>
          </table:table-cell>
          <table:table-cell office:value-type="float" office:value="5484900" calcext:value-type="float">
            <text:p>548490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116" calcext:value-type="float">
            <text:p>18116</text:p>
          </table:table-cell>
          <table:table-cell office:value-type="float" office:value="5484900" calcext:value-type="float">
            <text:p>5484900</text:p>
          </table:table-cell>
          <table:table-cell table:formula="of:=[.F3]&gt;[.B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0-s827183242c705397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428" calcext:value-type="float">
            <text:p>6428</text:p>
          </table:table-cell>
          <table:table-cell office:value-type="float" office:value="7053974" calcext:value-type="float">
            <text:p>7053974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372" calcext:value-type="float">
            <text:p>18372</text:p>
          </table:table-cell>
          <table:table-cell office:value-type="float" office:value="7053974" calcext:value-type="float">
            <text:p>7053974</text:p>
          </table:table-cell>
          <table:table-cell table:formula="of:=[.F4]&gt;[.B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1-s843367405c708696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96" calcext:value-type="float">
            <text:p>8196</text:p>
          </table:table-cell>
          <table:table-cell office:value-type="float" office:value="7086967" calcext:value-type="float">
            <text:p>7086967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476" calcext:value-type="float">
            <text:p>18476</text:p>
          </table:table-cell>
          <table:table-cell office:value-type="float" office:value="7086967" calcext:value-type="float">
            <text:p>7086967</text:p>
          </table:table-cell>
          <table:table-cell table:formula="of:=[.F5]&gt;[.B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5-s110877071c82395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56" calcext:value-type="float">
            <text:p>8056</text:p>
          </table:table-cell>
          <table:table-cell office:value-type="float" office:value="8239505" calcext:value-type="float">
            <text:p>823950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388" calcext:value-type="float">
            <text:p>18388</text:p>
          </table:table-cell>
          <table:table-cell office:value-type="float" office:value="8239505" calcext:value-type="float">
            <text:p>8239505</text:p>
          </table:table-cell>
          <table:table-cell table:formula="of:=[.F6]&gt;[.B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9-s126456688c8432099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28" calcext:value-type="float">
            <text:p>7828</text:p>
          </table:table-cell>
          <table:table-cell office:value-type="float" office:value="8432099" calcext:value-type="float">
            <text:p>84320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8140" calcext:value-type="float">
            <text:p>18140</text:p>
          </table:table-cell>
          <table:table-cell office:value-type="float" office:value="8432099" calcext:value-type="float">
            <text:p>8432099</text:p>
          </table:table-cell>
          <table:table-cell table:formula="of:=[.F7]&gt;[.B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4-s721215008c858135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0" calcext:value-type="float">
            <text:p>6340</text:p>
          </table:table-cell>
          <table:table-cell office:value-type="float" office:value="8581351" calcext:value-type="float">
            <text:p>8581351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5" calcext:value-type="float">
            <text:p>0.05</text:p>
          </table:table-cell>
          <table:table-cell office:value-type="float" office:value="18456" calcext:value-type="float">
            <text:p>18456</text:p>
          </table:table-cell>
          <table:table-cell office:value-type="float" office:value="8581351" calcext:value-type="float">
            <text:p>8581351</text:p>
          </table:table-cell>
          <table:table-cell table:formula="of:=[.F8]&gt;[.B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3-s780179313c637468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80" calcext:value-type="float">
            <text:p>6280</text:p>
          </table:table-cell>
          <table:table-cell office:value-type="float" office:value="6374688" calcext:value-type="float">
            <text:p>6374688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5" calcext:value-type="float">
            <text:p>0.05</text:p>
          </table:table-cell>
          <table:table-cell office:value-type="float" office:value="18412" calcext:value-type="float">
            <text:p>18412</text:p>
          </table:table-cell>
          <table:table-cell office:value-type="float" office:value="6374688" calcext:value-type="float">
            <text:p>6374688</text:p>
          </table:table-cell>
          <table:table-cell table:formula="of:=[.F9]&gt;[.B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8-s991580855c9017093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372" calcext:value-type="float">
            <text:p>7372</text:p>
          </table:table-cell>
          <table:table-cell office:value-type="float" office:value="9017093" calcext:value-type="float">
            <text:p>9017093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5" calcext:value-type="float">
            <text:p>0.05</text:p>
          </table:table-cell>
          <table:table-cell office:value-type="float" office:value="18488" calcext:value-type="float">
            <text:p>18488</text:p>
          </table:table-cell>
          <table:table-cell office:value-type="float" office:value="9017093" calcext:value-type="float">
            <text:p>9017093</text:p>
          </table:table-cell>
          <table:table-cell table:formula="of:=[.F10]&gt;[.B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-6-s227708629c9521889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521889" calcext:value-type="float">
            <text:p>9521889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5" calcext:value-type="float">
            <text:p>0.05</text:p>
          </table:table-cell>
          <table:table-cell office:value-type="float" office:value="18320" calcext:value-type="float">
            <text:p>18320</text:p>
          </table:table-cell>
          <table:table-cell office:value-type="float" office:value="9521889" calcext:value-type="float">
            <text:p>9521889</text:p>
          </table:table-cell>
          <table:table-cell table:formula="of:=[.F11]&gt;[.B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5-s110877071c5748492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76" calcext:value-type="float">
            <text:p>8076</text:p>
          </table:table-cell>
          <table:table-cell office:value-type="float" office:value="5748492" calcext:value-type="float">
            <text:p>574849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19368" calcext:value-type="float">
            <text:p>19368</text:p>
          </table:table-cell>
          <table:table-cell office:value-type="float" office:value="5748492" calcext:value-type="float">
            <text:p>5748492</text:p>
          </table:table-cell>
          <table:table-cell table:formula="of:=[.F12]&gt;[.B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7-s177710744c7661029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96" calcext:value-type="float">
            <text:p>8096</text:p>
          </table:table-cell>
          <table:table-cell office:value-type="float" office:value="7661029" calcext:value-type="float">
            <text:p>7661029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7" calcext:value-type="float">
            <text:p>0.07</text:p>
          </table:table-cell>
          <table:table-cell office:value-type="float" office:value="19504" calcext:value-type="float">
            <text:p>19504</text:p>
          </table:table-cell>
          <table:table-cell office:value-type="float" office:value="7661029" calcext:value-type="float">
            <text:p>7661029</text:p>
          </table:table-cell>
          <table:table-cell table:formula="of:=[.F13]&gt;[.B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4-s721215008c5426632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288" calcext:value-type="float">
            <text:p>8288</text:p>
          </table:table-cell>
          <table:table-cell office:value-type="float" office:value="5426632" calcext:value-type="float">
            <text:p>542663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19632" calcext:value-type="float">
            <text:p>19632</text:p>
          </table:table-cell>
          <table:table-cell office:value-type="float" office:value="5426632" calcext:value-type="float">
            <text:p>5426632</text:p>
          </table:table-cell>
          <table:table-cell table:formula="of:=[.F14]&gt;[.B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0-s827183242c7166489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166489" calcext:value-type="float">
            <text:p>7166489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19376" calcext:value-type="float">
            <text:p>19376</text:p>
          </table:table-cell>
          <table:table-cell office:value-type="float" office:value="7166489" calcext:value-type="float">
            <text:p>7166489</text:p>
          </table:table-cell>
          <table:table-cell table:formula="of:=[.F15]&gt;[.B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6-s227708629c8761664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56" calcext:value-type="float">
            <text:p>8456</text:p>
          </table:table-cell>
          <table:table-cell office:value-type="float" office:value="8761664" calcext:value-type="float">
            <text:p>8761664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19252" calcext:value-type="float">
            <text:p>19252</text:p>
          </table:table-cell>
          <table:table-cell office:value-type="float" office:value="8761664" calcext:value-type="float">
            <text:p>8761664</text:p>
          </table:table-cell>
          <table:table-cell table:formula="of:=[.F16]&gt;[.B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1-s843367405c973437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9734370" calcext:value-type="float">
            <text:p>973437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07" calcext:value-type="float">
            <text:p>0.07</text:p>
          </table:table-cell>
          <table:table-cell office:value-type="float" office:value="19720" calcext:value-type="float">
            <text:p>19720</text:p>
          </table:table-cell>
          <table:table-cell office:value-type="float" office:value="9734370" calcext:value-type="float">
            <text:p>9734370</text:p>
          </table:table-cell>
          <table:table-cell table:formula="of:=[.F17]&gt;[.B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2-s528806317c636262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12" calcext:value-type="float">
            <text:p>9212</text:p>
          </table:table-cell>
          <table:table-cell office:value-type="float" office:value="6362627" calcext:value-type="float">
            <text:p>6362627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9332" calcext:value-type="float">
            <text:p>19332</text:p>
          </table:table-cell>
          <table:table-cell office:value-type="float" office:value="6362627" calcext:value-type="float">
            <text:p>6362627</text:p>
          </table:table-cell>
          <table:table-cell table:formula="of:=[.F18]&gt;[.B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9-s126456688c6706086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84" calcext:value-type="float">
            <text:p>8584</text:p>
          </table:table-cell>
          <table:table-cell office:value-type="float" office:value="6706086" calcext:value-type="float">
            <text:p>6706086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9300" calcext:value-type="float">
            <text:p>19300</text:p>
          </table:table-cell>
          <table:table-cell office:value-type="float" office:value="6706086" calcext:value-type="float">
            <text:p>6706086</text:p>
          </table:table-cell>
          <table:table-cell table:formula="of:=[.F19]&gt;[.B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8-s991580855c8888252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88" calcext:value-type="float">
            <text:p>8088</text:p>
          </table:table-cell>
          <table:table-cell office:value-type="float" office:value="8888252" calcext:value-type="float">
            <text:p>888825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9184" calcext:value-type="float">
            <text:p>19184</text:p>
          </table:table-cell>
          <table:table-cell office:value-type="float" office:value="8888252" calcext:value-type="float">
            <text:p>8888252</text:p>
          </table:table-cell>
          <table:table-cell table:formula="of:=[.F20]&gt;[.B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20000-3-s780179313c896937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96" calcext:value-type="float">
            <text:p>8196</text:p>
          </table:table-cell>
          <table:table-cell office:value-type="float" office:value="8969373" calcext:value-type="float">
            <text:p>8969373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19252" calcext:value-type="float">
            <text:p>19252</text:p>
          </table:table-cell>
          <table:table-cell office:value-type="float" office:value="8969373" calcext:value-type="float">
            <text:p>8969373</text:p>
          </table:table-cell>
          <table:table-cell table:formula="of:=[.F21]&gt;[.B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7-s177710744c64362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16" calcext:value-type="float">
            <text:p>7616</text:p>
          </table:table-cell>
          <table:table-cell office:value-type="float" office:value="6436205" calcext:value-type="float">
            <text:p>6436205</text:p>
          </table:table-cell>
          <table:table-cell office:value-type="float" office:value="0.08333" calcext:value-type="float">
            <text:p>0.08333</text:p>
          </table:table-cell>
          <table:table-cell office:value-type="float" office:value="0.1" calcext:value-type="float">
            <text:p>0.1</text:p>
          </table:table-cell>
          <table:table-cell office:value-type="float" office:value="32732" calcext:value-type="float">
            <text:p>32732</text:p>
          </table:table-cell>
          <table:table-cell office:value-type="float" office:value="6436205" calcext:value-type="float">
            <text:p>6436205</text:p>
          </table:table-cell>
          <table:table-cell table:formula="of:=[.F22]&gt;[.B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3-s780179313c979834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4" calcext:value-type="float">
            <text:p>6304</text:p>
          </table:table-cell>
          <table:table-cell office:value-type="float" office:value="9798340" calcext:value-type="float">
            <text:p>9798340</text:p>
          </table:table-cell>
          <table:table-cell office:value-type="float" office:value="0.08667" calcext:value-type="float">
            <text:p>0.08667</text:p>
          </table:table-cell>
          <table:table-cell office:value-type="float" office:value="0.1" calcext:value-type="float">
            <text:p>0.1</text:p>
          </table:table-cell>
          <table:table-cell office:value-type="float" office:value="31696" calcext:value-type="float">
            <text:p>31696</text:p>
          </table:table-cell>
          <table:table-cell office:value-type="float" office:value="9798340" calcext:value-type="float">
            <text:p>9798340</text:p>
          </table:table-cell>
          <table:table-cell table:formula="of:=[.F23]&gt;[.B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6-s227708629c666809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296" calcext:value-type="float">
            <text:p>7296</text:p>
          </table:table-cell>
          <table:table-cell office:value-type="float" office:value="6668094" calcext:value-type="float">
            <text:p>6668094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31676" calcext:value-type="float">
            <text:p>31676</text:p>
          </table:table-cell>
          <table:table-cell office:value-type="float" office:value="6668094" calcext:value-type="float">
            <text:p>6668094</text:p>
          </table:table-cell>
          <table:table-cell table:formula="of:=[.F24]&gt;[.B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2-s528806317c791974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7919747" calcext:value-type="float">
            <text:p>7919747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31392" calcext:value-type="float">
            <text:p>31392</text:p>
          </table:table-cell>
          <table:table-cell office:value-type="float" office:value="7919747" calcext:value-type="float">
            <text:p>7919747</text:p>
          </table:table-cell>
          <table:table-cell table:formula="of:=[.F25]&gt;[.B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5-s110877071c866852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4" calcext:value-type="float">
            <text:p>6364</text:p>
          </table:table-cell>
          <table:table-cell office:value-type="float" office:value="8668525" calcext:value-type="float">
            <text:p>8668525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30624" calcext:value-type="float">
            <text:p>30624</text:p>
          </table:table-cell>
          <table:table-cell office:value-type="float" office:value="8668525" calcext:value-type="float">
            <text:p>8668525</text:p>
          </table:table-cell>
          <table:table-cell table:formula="of:=[.F26]&gt;[.B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0-s827183242c752372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52" calcext:value-type="float">
            <text:p>7952</text:p>
          </table:table-cell>
          <table:table-cell office:value-type="float" office:value="7523725" calcext:value-type="float">
            <text:p>7523725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" calcext:value-type="float">
            <text:p>0.1</text:p>
          </table:table-cell>
          <table:table-cell office:value-type="float" office:value="31604" calcext:value-type="float">
            <text:p>31604</text:p>
          </table:table-cell>
          <table:table-cell office:value-type="float" office:value="7523725" calcext:value-type="float">
            <text:p>7523725</text:p>
          </table:table-cell>
          <table:table-cell table:formula="of:=[.F27]&gt;[.B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4-s721215008c765259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32" calcext:value-type="float">
            <text:p>8132</text:p>
          </table:table-cell>
          <table:table-cell office:value-type="float" office:value="7652591" calcext:value-type="float">
            <text:p>7652591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1" calcext:value-type="float">
            <text:p>0.1</text:p>
          </table:table-cell>
          <table:table-cell office:value-type="float" office:value="32456" calcext:value-type="float">
            <text:p>32456</text:p>
          </table:table-cell>
          <table:table-cell office:value-type="float" office:value="7652591" calcext:value-type="float">
            <text:p>7652591</text:p>
          </table:table-cell>
          <table:table-cell table:formula="of:=[.F28]&gt;[.B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1-s843367405c953290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24" calcext:value-type="float">
            <text:p>8424</text:p>
          </table:table-cell>
          <table:table-cell office:value-type="float" office:value="9532908" calcext:value-type="float">
            <text:p>9532908</text:p>
          </table:table-cell>
          <table:table-cell office:value-type="float" office:value="0.09667" calcext:value-type="float">
            <text:p>0.09667</text:p>
          </table:table-cell>
          <table:table-cell office:value-type="float" office:value="0.1" calcext:value-type="float">
            <text:p>0.1</text:p>
          </table:table-cell>
          <table:table-cell office:value-type="float" office:value="30776" calcext:value-type="float">
            <text:p>30776</text:p>
          </table:table-cell>
          <table:table-cell office:value-type="float" office:value="9532908" calcext:value-type="float">
            <text:p>9532908</text:p>
          </table:table-cell>
          <table:table-cell table:formula="of:=[.F29]&gt;[.B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8-s991580855c537110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388" calcext:value-type="float">
            <text:p>8388</text:p>
          </table:table-cell>
          <table:table-cell office:value-type="float" office:value="5371100" calcext:value-type="float">
            <text:p>5371100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32044" calcext:value-type="float">
            <text:p>32044</text:p>
          </table:table-cell>
          <table:table-cell office:value-type="float" office:value="5371100" calcext:value-type="float">
            <text:p>5371100</text:p>
          </table:table-cell>
          <table:table-cell table:formula="of:=[.F30]&gt;[.B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3-s780179313c557300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573008" calcext:value-type="float">
            <text:p>557300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2788" calcext:value-type="float">
            <text:p>22788</text:p>
          </table:table-cell>
          <table:table-cell office:value-type="float" office:value="5573008" calcext:value-type="float">
            <text:p>5573008</text:p>
          </table:table-cell>
          <table:table-cell table:formula="of:=[.F31]&gt;[.B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8-s991580855c728014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  <table:table-cell office:value-type="float" office:value="7280148" calcext:value-type="float">
            <text:p>728014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31156" calcext:value-type="float">
            <text:p>31156</text:p>
          </table:table-cell>
          <table:table-cell office:value-type="float" office:value="7280148" calcext:value-type="float">
            <text:p>7280148</text:p>
          </table:table-cell>
          <table:table-cell table:formula="of:=[.F32]&gt;[.B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4-s721215008c9143057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9143057" calcext:value-type="float">
            <text:p>9143057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22444" calcext:value-type="float">
            <text:p>22444</text:p>
          </table:table-cell>
          <table:table-cell office:value-type="float" office:value="9143057" calcext:value-type="float">
            <text:p>9143057</text:p>
          </table:table-cell>
          <table:table-cell table:formula="of:=[.F33]&gt;[.B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9-s126456688c549169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5491694" calcext:value-type="float">
            <text:p>5491694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23904" calcext:value-type="float">
            <text:p>23904</text:p>
          </table:table-cell>
          <table:table-cell office:value-type="float" office:value="5491694" calcext:value-type="float">
            <text:p>5491694</text:p>
          </table:table-cell>
          <table:table-cell table:formula="of:=[.F34]&gt;[.B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7-s177710744c576383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5763836" calcext:value-type="float">
            <text:p>576383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22424" calcext:value-type="float">
            <text:p>22424</text:p>
          </table:table-cell>
          <table:table-cell office:value-type="float" office:value="5763836" calcext:value-type="float">
            <text:p>5763836</text:p>
          </table:table-cell>
          <table:table-cell table:formula="of:=[.F35]&gt;[.B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0-s827183242c597015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6" calcext:value-type="float">
            <text:p>11976</text:p>
          </table:table-cell>
          <table:table-cell office:value-type="float" office:value="5970156" calcext:value-type="float">
            <text:p>5970156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22460" calcext:value-type="float">
            <text:p>22460</text:p>
          </table:table-cell>
          <table:table-cell office:value-type="float" office:value="5970156" calcext:value-type="float">
            <text:p>5970156</text:p>
          </table:table-cell>
          <table:table-cell table:formula="of:=[.F36]&gt;[.B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6-s227708629c709820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7098209" calcext:value-type="float">
            <text:p>7098209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22348" calcext:value-type="float">
            <text:p>22348</text:p>
          </table:table-cell>
          <table:table-cell office:value-type="float" office:value="7098209" calcext:value-type="float">
            <text:p>7098209</text:p>
          </table:table-cell>
          <table:table-cell table:formula="of:=[.F37]&gt;[.B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-9-s126456688c905957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00" calcext:value-type="float">
            <text:p>8100</text:p>
          </table:table-cell>
          <table:table-cell office:value-type="float" office:value="9059572" calcext:value-type="float">
            <text:p>9059572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" calcext:value-type="float">
            <text:p>0.1</text:p>
          </table:table-cell>
          <table:table-cell office:value-type="float" office:value="32692" calcext:value-type="float">
            <text:p>32692</text:p>
          </table:table-cell>
          <table:table-cell office:value-type="float" office:value="9059572" calcext:value-type="float">
            <text:p>9059572</text:p>
          </table:table-cell>
          <table:table-cell table:formula="of:=[.F38]&gt;[.B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1-s843367405c959485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9594852" calcext:value-type="float">
            <text:p>9594852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1" calcext:value-type="float">
            <text:p>0.11</text:p>
          </table:table-cell>
          <table:table-cell office:value-type="float" office:value="22664" calcext:value-type="float">
            <text:p>22664</text:p>
          </table:table-cell>
          <table:table-cell office:value-type="float" office:value="9594852" calcext:value-type="float">
            <text:p>9594852</text:p>
          </table:table-cell>
          <table:table-cell table:formula="of:=[.F39]&gt;[.B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8-s991580855c512666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5126669" calcext:value-type="float">
            <text:p>5126669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2" calcext:value-type="float">
            <text:p>0.12</text:p>
          </table:table-cell>
          <table:table-cell office:value-type="float" office:value="22448" calcext:value-type="float">
            <text:p>22448</text:p>
          </table:table-cell>
          <table:table-cell office:value-type="float" office:value="5126669" calcext:value-type="float">
            <text:p>5126669</text:p>
          </table:table-cell>
          <table:table-cell table:formula="of:=[.F40]&gt;[.B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7-s177710744c6303581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6303581" calcext:value-type="float">
            <text:p>6303581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18184" calcext:value-type="float">
            <text:p>18184</text:p>
          </table:table-cell>
          <table:table-cell office:value-type="float" office:value="6303581" calcext:value-type="float">
            <text:p>6303581</text:p>
          </table:table-cell>
          <table:table-cell table:formula="of:=[.F41]&gt;[.B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0-s827183242c760164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601647" calcext:value-type="float">
            <text:p>7601647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32416" calcext:value-type="float">
            <text:p>32416</text:p>
          </table:table-cell>
          <table:table-cell office:value-type="float" office:value="7601647" calcext:value-type="float">
            <text:p>7601647</text:p>
          </table:table-cell>
          <table:table-cell table:formula="of:=[.F42]&gt;[.B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1-s843367405c802649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88" calcext:value-type="float">
            <text:p>8288</text:p>
          </table:table-cell>
          <table:table-cell office:value-type="float" office:value="8026498" calcext:value-type="float">
            <text:p>802649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18328" calcext:value-type="float">
            <text:p>18328</text:p>
          </table:table-cell>
          <table:table-cell office:value-type="float" office:value="8026498" calcext:value-type="float">
            <text:p>8026498</text:p>
          </table:table-cell>
          <table:table-cell table:formula="of:=[.F43]&gt;[.B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6-s227708629c922617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.01" calcext:value-type="float">
            <text:p>0.01</text:p>
          </table:table-cell>
          <table:table-cell office:value-type="float" office:value="8788" calcext:value-type="float">
            <text:p>8788</text:p>
          </table:table-cell>
          <table:table-cell office:value-type="float" office:value="9226178" calcext:value-type="float">
            <text:p>9226178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32272" calcext:value-type="float">
            <text:p>32272</text:p>
          </table:table-cell>
          <table:table-cell office:value-type="float" office:value="9226178" calcext:value-type="float">
            <text:p>9226178</text:p>
          </table:table-cell>
          <table:table-cell table:formula="of:=[.F44]&gt;[.B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4-s721215008c980349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8" calcext:value-type="float">
            <text:p>8608</text:p>
          </table:table-cell>
          <table:table-cell office:value-type="float" office:value="9803497" calcext:value-type="float">
            <text:p>9803497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32736" calcext:value-type="float">
            <text:p>32736</text:p>
          </table:table-cell>
          <table:table-cell office:value-type="float" office:value="9803497" calcext:value-type="float">
            <text:p>9803497</text:p>
          </table:table-cell>
          <table:table-cell table:formula="of:=[.F45]&gt;[.B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1-s843367405c9867662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48" calcext:value-type="float">
            <text:p>8948</text:p>
          </table:table-cell>
          <table:table-cell office:value-type="float" office:value="9867662" calcext:value-type="float">
            <text:p>9867662</text:p>
          </table:table-cell>
          <table:table-cell office:value-type="float" office:value="0.10667" calcext:value-type="float">
            <text:p>0.10667</text:p>
          </table:table-cell>
          <table:table-cell office:value-type="float" office:value="0.11" calcext:value-type="float">
            <text:p>0.11</text:p>
          </table:table-cell>
          <table:table-cell office:value-type="float" office:value="31624" calcext:value-type="float">
            <text:p>31624</text:p>
          </table:table-cell>
          <table:table-cell office:value-type="float" office:value="9867662" calcext:value-type="float">
            <text:p>9867662</text:p>
          </table:table-cell>
          <table:table-cell table:formula="of:=[.F46]&gt;[.B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5-s110877071c5751961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0" calcext:value-type="float">
            <text:p>7800</text:p>
          </table:table-cell>
          <table:table-cell office:value-type="float" office:value="5751961" calcext:value-type="float">
            <text:p>5751961</text:p>
          </table:table-cell>
          <table:table-cell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32596" calcext:value-type="float">
            <text:p>32596</text:p>
          </table:table-cell>
          <table:table-cell office:value-type="float" office:value="5751961" calcext:value-type="float">
            <text:p>5751961</text:p>
          </table:table-cell>
          <table:table-cell table:formula="of:=[.F47]&gt;[.B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4-s721215008c6521493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8" calcext:value-type="float">
            <text:p>6328</text:p>
          </table:table-cell>
          <table:table-cell office:value-type="float" office:value="6521493" calcext:value-type="float">
            <text:p>6521493</text:p>
          </table:table-cell>
          <table:table-cell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18216" calcext:value-type="float">
            <text:p>18216</text:p>
          </table:table-cell>
          <table:table-cell office:value-type="float" office:value="6521493" calcext:value-type="float">
            <text:p>6521493</text:p>
          </table:table-cell>
          <table:table-cell table:formula="of:=[.F48]&gt;[.B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9-s126456688c673121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64" calcext:value-type="float">
            <text:p>7764</text:p>
          </table:table-cell>
          <table:table-cell office:value-type="float" office:value="6731213" calcext:value-type="float">
            <text:p>6731213</text:p>
          </table:table-cell>
          <table:table-cell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32120" calcext:value-type="float">
            <text:p>32120</text:p>
          </table:table-cell>
          <table:table-cell office:value-type="float" office:value="6731213" calcext:value-type="float">
            <text:p>6731213</text:p>
          </table:table-cell>
          <table:table-cell table:formula="of:=[.F49]&gt;[.B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2-s528806317c679389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793898" calcext:value-type="float">
            <text:p>6793898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22632" calcext:value-type="float">
            <text:p>22632</text:p>
          </table:table-cell>
          <table:table-cell office:value-type="float" office:value="6793898" calcext:value-type="float">
            <text:p>6793898</text:p>
          </table:table-cell>
          <table:table-cell table:formula="of:=[.F50]&gt;[.B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50000-5-s110877071c698788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6987881" calcext:value-type="float">
            <text:p>6987881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22704" calcext:value-type="float">
            <text:p>22704</text:p>
          </table:table-cell>
          <table:table-cell office:value-type="float" office:value="6987881" calcext:value-type="float">
            <text:p>6987881</text:p>
          </table:table-cell>
          <table:table-cell table:formula="of:=[.F51]&gt;[.B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2-s528806317c7265134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04" calcext:value-type="float">
            <text:p>7804</text:p>
          </table:table-cell>
          <table:table-cell office:value-type="float" office:value="7265134" calcext:value-type="float">
            <text:p>7265134</text:p>
          </table:table-cell>
          <table:table-cell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31464" calcext:value-type="float">
            <text:p>31464</text:p>
          </table:table-cell>
          <table:table-cell office:value-type="float" office:value="7265134" calcext:value-type="float">
            <text:p>7265134</text:p>
          </table:table-cell>
          <table:table-cell table:formula="of:=[.F52]&gt;[.B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7-s177710744c9213556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92" calcext:value-type="float">
            <text:p>8092</text:p>
          </table:table-cell>
          <table:table-cell office:value-type="float" office:value="9213556" calcext:value-type="float">
            <text:p>9213556</text:p>
          </table:table-cell>
          <table:table-cell office:value-type="float" office:value="0.11" calcext:value-type="float">
            <text:p>0.11</text:p>
          </table:table-cell>
          <table:table-cell office:value-type="float" office:value="0.11" calcext:value-type="float">
            <text:p>0.11</text:p>
          </table:table-cell>
          <table:table-cell office:value-type="float" office:value="32392" calcext:value-type="float">
            <text:p>32392</text:p>
          </table:table-cell>
          <table:table-cell office:value-type="float" office:value="9213556" calcext:value-type="float">
            <text:p>9213556</text:p>
          </table:table-cell>
          <table:table-cell table:formula="of:=[.F53]&gt;[.B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2-s528806317c604976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049764" calcext:value-type="float">
            <text:p>6049764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18036" calcext:value-type="float">
            <text:p>18036</text:p>
          </table:table-cell>
          <table:table-cell office:value-type="float" office:value="6049764" calcext:value-type="float">
            <text:p>6049764</text:p>
          </table:table-cell>
          <table:table-cell table:formula="of:=[.F54]&gt;[.B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20000-3-s780179313c672448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8" calcext:value-type="float">
            <text:p>7728</text:p>
          </table:table-cell>
          <table:table-cell office:value-type="float" office:value="6724480" calcext:value-type="float">
            <text:p>6724480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2" calcext:value-type="float">
            <text:p>0.12</text:p>
          </table:table-cell>
          <table:table-cell office:value-type="float" office:value="32036" calcext:value-type="float">
            <text:p>32036</text:p>
          </table:table-cell>
          <table:table-cell office:value-type="float" office:value="6724480" calcext:value-type="float">
            <text:p>6724480</text:p>
          </table:table-cell>
          <table:table-cell table:formula="of:=[.F55]&gt;[.B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3-s780179313c814521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88" calcext:value-type="float">
            <text:p>8388</text:p>
          </table:table-cell>
          <table:table-cell office:value-type="float" office:value="8145215" calcext:value-type="float">
            <text:p>8145215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18292" calcext:value-type="float">
            <text:p>18292</text:p>
          </table:table-cell>
          <table:table-cell office:value-type="float" office:value="8145215" calcext:value-type="float">
            <text:p>8145215</text:p>
          </table:table-cell>
          <table:table-cell table:formula="of:=[.F56]&gt;[.B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5-s110877071c954419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60" calcext:value-type="float">
            <text:p>8260</text:p>
          </table:table-cell>
          <table:table-cell office:value-type="float" office:value="9544190" calcext:value-type="float">
            <text:p>9544190</text:p>
          </table:table-cell>
          <table:table-cell office:value-type="float" office:value="0.11333" calcext:value-type="float">
            <text:p>0.11333</text:p>
          </table:table-cell>
          <table:table-cell office:value-type="float" office:value="0.11" calcext:value-type="float">
            <text:p>0.11</text:p>
          </table:table-cell>
          <table:table-cell office:value-type="float" office:value="18272" calcext:value-type="float">
            <text:p>18272</text:p>
          </table:table-cell>
          <table:table-cell office:value-type="float" office:value="9544190" calcext:value-type="float">
            <text:p>9544190</text:p>
          </table:table-cell>
          <table:table-cell table:formula="of:=[.F57]&gt;[.B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8-s991580855c747659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7476595" calcext:value-type="float">
            <text:p>7476595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2" calcext:value-type="float">
            <text:p>0.12</text:p>
          </table:table-cell>
          <table:table-cell office:value-type="float" office:value="18052" calcext:value-type="float">
            <text:p>18052</text:p>
          </table:table-cell>
          <table:table-cell office:value-type="float" office:value="7476595" calcext:value-type="float">
            <text:p>7476595</text:p>
          </table:table-cell>
          <table:table-cell table:formula="of:=[.F58]&gt;[.B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6-s227708629c939903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692" calcext:value-type="float">
            <text:p>7692</text:p>
          </table:table-cell>
          <table:table-cell office:value-type="float" office:value="9399032" calcext:value-type="float">
            <text:p>9399032</text:p>
          </table:table-cell>
          <table:table-cell office:value-type="float" office:value="0.11667" calcext:value-type="float">
            <text:p>0.11667</text:p>
          </table:table-cell>
          <table:table-cell office:value-type="float" office:value="0.11" calcext:value-type="float">
            <text:p>0.11</text:p>
          </table:table-cell>
          <table:table-cell office:value-type="float" office:value="18332" calcext:value-type="float">
            <text:p>18332</text:p>
          </table:table-cell>
          <table:table-cell office:value-type="float" office:value="9399032" calcext:value-type="float">
            <text:p>9399032</text:p>
          </table:table-cell>
          <table:table-cell table:formula="of:=[.F59]&gt;[.B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9-s126456688c596764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8" calcext:value-type="float">
            <text:p>6308</text:p>
          </table:table-cell>
          <table:table-cell office:value-type="float" office:value="5967640" calcext:value-type="float">
            <text:p>5967640</text:p>
          </table:table-cell>
          <table:table-cell office:value-type="float" office:value="0.12" calcext:value-type="float">
            <text:p>0.12</text:p>
          </table:table-cell>
          <table:table-cell office:value-type="float" office:value="0.12" calcext:value-type="float">
            <text:p>0.12</text:p>
          </table:table-cell>
          <table:table-cell office:value-type="float" office:value="18196" calcext:value-type="float">
            <text:p>18196</text:p>
          </table:table-cell>
          <table:table-cell office:value-type="float" office:value="5967640" calcext:value-type="float">
            <text:p>5967640</text:p>
          </table:table-cell>
          <table:table-cell table:formula="of:=[.F60]&gt;[.B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-0-s827183242c516789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36" calcext:value-type="float">
            <text:p>7736</text:p>
          </table:table-cell>
          <table:table-cell office:value-type="float" office:value="5167895" calcext:value-type="float">
            <text:p>5167895</text:p>
          </table:table-cell>
          <table:table-cell office:value-type="float" office:value="0.12333" calcext:value-type="float">
            <text:p>0.12333</text:p>
          </table:table-cell>
          <table:table-cell office:value-type="float" office:value="0.13" calcext:value-type="float">
            <text:p>0.13</text:p>
          </table:table-cell>
          <table:table-cell office:value-type="float" office:value="18316" calcext:value-type="float">
            <text:p>18316</text:p>
          </table:table-cell>
          <table:table-cell office:value-type="float" office:value="5167895" calcext:value-type="float">
            <text:p>5167895</text:p>
          </table:table-cell>
          <table:table-cell table:formula="of:=[.F61]&gt;[.B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2-s528806317c670393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276" calcext:value-type="float">
            <text:p>6276</text:p>
          </table:table-cell>
          <table:table-cell office:value-type="float" office:value="6703936" calcext:value-type="float">
            <text:p>6703936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4" calcext:value-type="float">
            <text:p>0.14</text:p>
          </table:table-cell>
          <table:table-cell office:value-type="float" office:value="30932" calcext:value-type="float">
            <text:p>30932</text:p>
          </table:table-cell>
          <table:table-cell office:value-type="float" office:value="6703936" calcext:value-type="float">
            <text:p>6703936</text:p>
          </table:table-cell>
          <table:table-cell table:formula="of:=[.F62]&gt;[.B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4-s721215008c933058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8" calcext:value-type="float">
            <text:p>6368</text:p>
          </table:table-cell>
          <table:table-cell office:value-type="float" office:value="9330585" calcext:value-type="float">
            <text:p>9330585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14" calcext:value-type="float">
            <text:p>0.14</text:p>
          </table:table-cell>
          <table:table-cell office:value-type="float" office:value="32372" calcext:value-type="float">
            <text:p>32372</text:p>
          </table:table-cell>
          <table:table-cell office:value-type="float" office:value="9330585" calcext:value-type="float">
            <text:p>9330585</text:p>
          </table:table-cell>
          <table:table-cell table:formula="of:=[.F63]&gt;[.B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7-s177710744c900170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832" calcext:value-type="float">
            <text:p>7832</text:p>
          </table:table-cell>
          <table:table-cell office:value-type="float" office:value="9001705" calcext:value-type="float">
            <text:p>9001705</text:p>
          </table:table-cell>
          <table:table-cell office:value-type="float" office:value="0.13667" calcext:value-type="float">
            <text:p>0.13667</text:p>
          </table:table-cell>
          <table:table-cell office:value-type="float" office:value="0.14" calcext:value-type="float">
            <text:p>0.14</text:p>
          </table:table-cell>
          <table:table-cell office:value-type="float" office:value="31848" calcext:value-type="float">
            <text:p>31848</text:p>
          </table:table-cell>
          <table:table-cell office:value-type="float" office:value="9001705" calcext:value-type="float">
            <text:p>9001705</text:p>
          </table:table-cell>
          <table:table-cell table:formula="of:=[.F64]&gt;[.B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5-s110877071c664432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0" calcext:value-type="float">
            <text:p>11900</text:p>
          </table:table-cell>
          <table:table-cell office:value-type="float" office:value="6644325" calcext:value-type="float">
            <text:p>664432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35812" calcext:value-type="float">
            <text:p>35812</text:p>
          </table:table-cell>
          <table:table-cell office:value-type="float" office:value="6644325" calcext:value-type="float">
            <text:p>6644325</text:p>
          </table:table-cell>
          <table:table-cell table:formula="of:=[.F65]&gt;[.B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6-s227708629c699246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6992465" calcext:value-type="float">
            <text:p>6992465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35748" calcext:value-type="float">
            <text:p>35748</text:p>
          </table:table-cell>
          <table:table-cell office:value-type="float" office:value="6992465" calcext:value-type="float">
            <text:p>6992465</text:p>
          </table:table-cell>
          <table:table-cell table:formula="of:=[.F66]&gt;[.B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6-s227708629c8759769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56" calcext:value-type="float">
            <text:p>7956</text:p>
          </table:table-cell>
          <table:table-cell office:value-type="float" office:value="8759769" calcext:value-type="float">
            <text:p>8759769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19184" calcext:value-type="float">
            <text:p>19184</text:p>
          </table:table-cell>
          <table:table-cell office:value-type="float" office:value="8759769" calcext:value-type="float">
            <text:p>8759769</text:p>
          </table:table-cell>
          <table:table-cell table:formula="of:=[.F67]&gt;[.B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0-s827183242c879045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748" calcext:value-type="float">
            <text:p>8748</text:p>
          </table:table-cell>
          <table:table-cell office:value-type="float" office:value="8790453" calcext:value-type="float">
            <text:p>879045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32796" calcext:value-type="float">
            <text:p>32796</text:p>
          </table:table-cell>
          <table:table-cell office:value-type="float" office:value="8790453" calcext:value-type="float">
            <text:p>8790453</text:p>
          </table:table-cell>
          <table:table-cell table:formula="of:=[.F68]&gt;[.B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8-s991580855c890441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904413" calcext:value-type="float">
            <text:p>8904413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34556" calcext:value-type="float">
            <text:p>34556</text:p>
          </table:table-cell>
          <table:table-cell office:value-type="float" office:value="8904413" calcext:value-type="float">
            <text:p>8904413</text:p>
          </table:table-cell>
          <table:table-cell table:formula="of:=[.F69]&gt;[.B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5-s110877071c9613324.uk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4" calcext:value-type="float">
            <text:p>6324</text:p>
          </table:table-cell>
          <table:table-cell office:value-type="float" office:value="9613324" calcext:value-type="float">
            <text:p>9613324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30548" calcext:value-type="float">
            <text:p>30548</text:p>
          </table:table-cell>
          <table:table-cell office:value-type="float" office:value="9613324" calcext:value-type="float">
            <text:p>9613324</text:p>
          </table:table-cell>
          <table:table-cell table:formula="of:=[.F70]&gt;[.B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2-s528806317c9933736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9933736" calcext:value-type="float">
            <text:p>9933736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36260" calcext:value-type="float">
            <text:p>36260</text:p>
          </table:table-cell>
          <table:table-cell office:value-type="float" office:value="9933736" calcext:value-type="float">
            <text:p>9933736</text:p>
          </table:table-cell>
          <table:table-cell table:formula="of:=[.F71]&gt;[.B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6-s227708629c518626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016" calcext:value-type="float">
            <text:p>8016</text:p>
          </table:table-cell>
          <table:table-cell office:value-type="float" office:value="5186264" calcext:value-type="float">
            <text:p>5186264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5" calcext:value-type="float">
            <text:p>0.15</text:p>
          </table:table-cell>
          <table:table-cell office:value-type="float" office:value="32488" calcext:value-type="float">
            <text:p>32488</text:p>
          </table:table-cell>
          <table:table-cell office:value-type="float" office:value="5186264" calcext:value-type="float">
            <text:p>5186264</text:p>
          </table:table-cell>
          <table:table-cell table:formula="of:=[.F72]&gt;[.B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2-s528806317c6511921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04" calcext:value-type="float">
            <text:p>8504</text:p>
          </table:table-cell>
          <table:table-cell office:value-type="float" office:value="6511921" calcext:value-type="float">
            <text:p>6511921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4" calcext:value-type="float">
            <text:p>0.14</text:p>
          </table:table-cell>
          <table:table-cell office:value-type="float" office:value="19108" calcext:value-type="float">
            <text:p>19108</text:p>
          </table:table-cell>
          <table:table-cell office:value-type="float" office:value="6511921" calcext:value-type="float">
            <text:p>6511921</text:p>
          </table:table-cell>
          <table:table-cell table:formula="of:=[.F73]&gt;[.B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0-s827183242c7944993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7944993" calcext:value-type="float">
            <text:p>7944993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6" calcext:value-type="float">
            <text:p>0.16</text:p>
          </table:table-cell>
          <table:table-cell office:value-type="float" office:value="34748" calcext:value-type="float">
            <text:p>34748</text:p>
          </table:table-cell>
          <table:table-cell office:value-type="float" office:value="7944993" calcext:value-type="float">
            <text:p>7944993</text:p>
          </table:table-cell>
          <table:table-cell table:formula="of:=[.F74]&gt;[.B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4-s721215008c854712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547122" calcext:value-type="float">
            <text:p>8547122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6" calcext:value-type="float">
            <text:p>0.16</text:p>
          </table:table-cell>
          <table:table-cell office:value-type="float" office:value="34808" calcext:value-type="float">
            <text:p>34808</text:p>
          </table:table-cell>
          <table:table-cell office:value-type="float" office:value="8547122" calcext:value-type="float">
            <text:p>8547122</text:p>
          </table:table-cell>
          <table:table-cell table:formula="of:=[.F75]&gt;[.B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7-s177710744c991960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9919602" calcext:value-type="float">
            <text:p>9919602</text:p>
          </table:table-cell>
          <table:table-cell office:value-type="float" office:value="0.14333" calcext:value-type="float">
            <text:p>0.14333</text:p>
          </table:table-cell>
          <table:table-cell office:value-type="float" office:value="0.16" calcext:value-type="float">
            <text:p>0.16</text:p>
          </table:table-cell>
          <table:table-cell office:value-type="float" office:value="36348" calcext:value-type="float">
            <text:p>36348</text:p>
          </table:table-cell>
          <table:table-cell office:value-type="float" office:value="9919602" calcext:value-type="float">
            <text:p>9919602</text:p>
          </table:table-cell>
          <table:table-cell table:formula="of:=[.F76]&gt;[.B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3-s780179313c5534208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6728" calcext:value-type="float">
            <text:p>6728</text:p>
          </table:table-cell>
          <table:table-cell office:value-type="float" office:value="5534208" calcext:value-type="float">
            <text:p>5534208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31784" calcext:value-type="float">
            <text:p>31784</text:p>
          </table:table-cell>
          <table:table-cell office:value-type="float" office:value="5534208" calcext:value-type="float">
            <text:p>5534208</text:p>
          </table:table-cell>
          <table:table-cell table:formula="of:=[.F77]&gt;[.B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7-s177710744c637415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532" calcext:value-type="float">
            <text:p>8532</text:p>
          </table:table-cell>
          <table:table-cell office:value-type="float" office:value="6374152" calcext:value-type="float">
            <text:p>6374152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19280" calcext:value-type="float">
            <text:p>19280</text:p>
          </table:table-cell>
          <table:table-cell office:value-type="float" office:value="6374152" calcext:value-type="float">
            <text:p>6374152</text:p>
          </table:table-cell>
          <table:table-cell table:formula="of:=[.F78]&gt;[.B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1-s843367405c9091579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08" calcext:value-type="float">
            <text:p>8508</text:p>
          </table:table-cell>
          <table:table-cell office:value-type="float" office:value="9091579" calcext:value-type="float">
            <text:p>9091579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19216" calcext:value-type="float">
            <text:p>19216</text:p>
          </table:table-cell>
          <table:table-cell office:value-type="float" office:value="9091579" calcext:value-type="float">
            <text:p>9091579</text:p>
          </table:table-cell>
          <table:table-cell table:formula="of:=[.F79]&gt;[.B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8-s991580855c930411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36" calcext:value-type="float">
            <text:p>6336</text:p>
          </table:table-cell>
          <table:table-cell office:value-type="float" office:value="9304111" calcext:value-type="float">
            <text:p>9304111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5" calcext:value-type="float">
            <text:p>0.15</text:p>
          </table:table-cell>
          <table:table-cell office:value-type="float" office:value="31592" calcext:value-type="float">
            <text:p>31592</text:p>
          </table:table-cell>
          <table:table-cell office:value-type="float" office:value="9304111" calcext:value-type="float">
            <text:p>9304111</text:p>
          </table:table-cell>
          <table:table-cell table:formula="of:=[.F80]&gt;[.B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3-s780179313c971171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9711715" calcext:value-type="float">
            <text:p>9711715</text:p>
          </table:table-cell>
          <table:table-cell office:value-type="float" office:value="0.14667" calcext:value-type="float">
            <text:p>0.14667</text:p>
          </table:table-cell>
          <table:table-cell office:value-type="float" office:value="0.16" calcext:value-type="float">
            <text:p>0.16</text:p>
          </table:table-cell>
          <table:table-cell office:value-type="float" office:value="36200" calcext:value-type="float">
            <text:p>36200</text:p>
          </table:table-cell>
          <table:table-cell office:value-type="float" office:value="9711715" calcext:value-type="float">
            <text:p>9711715</text:p>
          </table:table-cell>
          <table:table-cell table:formula="of:=[.F81]&gt;[.B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9-s126456688c514510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240" calcext:value-type="float">
            <text:p>8240</text:p>
          </table:table-cell>
          <table:table-cell office:value-type="float" office:value="5145104" calcext:value-type="float">
            <text:p>5145104</text:p>
          </table:table-cell>
          <table:table-cell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office:value-type="float" office:value="30656" calcext:value-type="float">
            <text:p>30656</text:p>
          </table:table-cell>
          <table:table-cell office:value-type="float" office:value="5145104" calcext:value-type="float">
            <text:p>5145104</text:p>
          </table:table-cell>
          <table:table-cell table:formula="of:=[.F82]&gt;[.B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3-s780179313c659943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68" calcext:value-type="float">
            <text:p>8468</text:p>
          </table:table-cell>
          <table:table-cell office:value-type="float" office:value="6599432" calcext:value-type="float">
            <text:p>6599432</text:p>
          </table:table-cell>
          <table:table-cell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office:value-type="float" office:value="19028" calcext:value-type="float">
            <text:p>19028</text:p>
          </table:table-cell>
          <table:table-cell office:value-type="float" office:value="6599432" calcext:value-type="float">
            <text:p>6599432</text:p>
          </table:table-cell>
          <table:table-cell table:formula="of:=[.F83]&gt;[.B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1-s843367405c706487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7064870" calcext:value-type="float">
            <text:p>7064870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35744" calcext:value-type="float">
            <text:p>35744</text:p>
          </table:table-cell>
          <table:table-cell office:value-type="float" office:value="7064870" calcext:value-type="float">
            <text:p>7064870</text:p>
          </table:table-cell>
          <table:table-cell table:formula="of:=[.F84]&gt;[.B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50000-9-s126456688c772561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7725611" calcext:value-type="float">
            <text:p>772561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34412" calcext:value-type="float">
            <text:p>34412</text:p>
          </table:table-cell>
          <table:table-cell office:value-type="float" office:value="7725611" calcext:value-type="float">
            <text:p>7725611</text:p>
          </table:table-cell>
          <table:table-cell table:formula="of:=[.F85]&gt;[.B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-1-s843367405c997750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" calcext:value-type="float">
            <text:p>0</text:p>
          </table:table-cell>
          <table:table-cell office:value-type="float" office:value="7668" calcext:value-type="float">
            <text:p>7668</text:p>
          </table:table-cell>
          <table:table-cell office:value-type="float" office:value="9977503" calcext:value-type="float">
            <text:p>9977503</text:p>
          </table:table-cell>
          <table:table-cell office:value-type="float" office:value="0.15" calcext:value-type="float">
            <text:p>0.15</text:p>
          </table:table-cell>
          <table:table-cell office:value-type="float" office:value="0.15" calcext:value-type="float">
            <text:p>0.15</text:p>
          </table:table-cell>
          <table:table-cell office:value-type="float" office:value="32064" calcext:value-type="float">
            <text:p>32064</text:p>
          </table:table-cell>
          <table:table-cell office:value-type="float" office:value="9977503" calcext:value-type="float">
            <text:p>9977503</text:p>
          </table:table-cell>
          <table:table-cell table:formula="of:=[.F86]&gt;[.B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9-s126456688c5750768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50768" calcext:value-type="float">
            <text:p>5750768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5" calcext:value-type="float">
            <text:p>0.15</text:p>
          </table:table-cell>
          <table:table-cell office:value-type="float" office:value="19188" calcext:value-type="float">
            <text:p>19188</text:p>
          </table:table-cell>
          <table:table-cell office:value-type="float" office:value="5750768" calcext:value-type="float">
            <text:p>5750768</text:p>
          </table:table-cell>
          <table:table-cell table:formula="of:=[.F87]&gt;[.B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8-s991580855c6794358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988" calcext:value-type="float">
            <text:p>8988</text:p>
          </table:table-cell>
          <table:table-cell office:value-type="float" office:value="6794358" calcext:value-type="float">
            <text:p>6794358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5" calcext:value-type="float">
            <text:p>0.15</text:p>
          </table:table-cell>
          <table:table-cell office:value-type="float" office:value="19192" calcext:value-type="float">
            <text:p>19192</text:p>
          </table:table-cell>
          <table:table-cell office:value-type="float" office:value="6794358" calcext:value-type="float">
            <text:p>6794358</text:p>
          </table:table-cell>
          <table:table-cell table:formula="of:=[.F88]&gt;[.B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0-s827183242c721381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344" calcext:value-type="float">
            <text:p>8344</text:p>
          </table:table-cell>
          <table:table-cell office:value-type="float" office:value="7213812" calcext:value-type="float">
            <text:p>7213812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6" calcext:value-type="float">
            <text:p>0.16</text:p>
          </table:table-cell>
          <table:table-cell office:value-type="float" office:value="19100" calcext:value-type="float">
            <text:p>19100</text:p>
          </table:table-cell>
          <table:table-cell office:value-type="float" office:value="7213812" calcext:value-type="float">
            <text:p>7213812</text:p>
          </table:table-cell>
          <table:table-cell table:formula="of:=[.F89]&gt;[.B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4-s721215008c846604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036" calcext:value-type="float">
            <text:p>8036</text:p>
          </table:table-cell>
          <table:table-cell office:value-type="float" office:value="8466040" calcext:value-type="float">
            <text:p>8466040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15" calcext:value-type="float">
            <text:p>0.15</text:p>
          </table:table-cell>
          <table:table-cell office:value-type="float" office:value="19032" calcext:value-type="float">
            <text:p>19032</text:p>
          </table:table-cell>
          <table:table-cell office:value-type="float" office:value="8466040" calcext:value-type="float">
            <text:p>8466040</text:p>
          </table:table-cell>
          <table:table-cell table:formula="of:=[.F90]&gt;[.B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7-s177710744c7068824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7068824" calcext:value-type="float">
            <text:p>7068824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8" calcext:value-type="float">
            <text:p>0.18</text:p>
          </table:table-cell>
          <table:table-cell office:value-type="float" office:value="30428" calcext:value-type="float">
            <text:p>30428</text:p>
          </table:table-cell>
          <table:table-cell office:value-type="float" office:value="7068824" calcext:value-type="float">
            <text:p>7068824</text:p>
          </table:table-cell>
          <table:table-cell table:formula="of:=[.F91]&gt;[.B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20000-5-s110877071c877376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24" calcext:value-type="float">
            <text:p>8824</text:p>
          </table:table-cell>
          <table:table-cell office:value-type="float" office:value="8773767" calcext:value-type="float">
            <text:p>8773767</text:p>
          </table:table-cell>
          <table:table-cell office:value-type="float" office:value="0.15667" calcext:value-type="float">
            <text:p>0.15667</text:p>
          </table:table-cell>
          <table:table-cell office:value-type="float" office:value="0.16" calcext:value-type="float">
            <text:p>0.16</text:p>
          </table:table-cell>
          <table:table-cell office:value-type="float" office:value="19016" calcext:value-type="float">
            <text:p>19016</text:p>
          </table:table-cell>
          <table:table-cell office:value-type="float" office:value="8773767" calcext:value-type="float">
            <text:p>8773767</text:p>
          </table:table-cell>
          <table:table-cell table:formula="of:=[.F92]&gt;[.B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8-s991580855c8064086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160" calcext:value-type="float">
            <text:p>8160</text:p>
          </table:table-cell>
          <table:table-cell office:value-type="float" office:value="8064086" calcext:value-type="float">
            <text:p>8064086</text:p>
          </table:table-cell>
          <table:table-cell table:number-columns-repeated="2" office:value-type="float" office:value="0.16" calcext:value-type="float">
            <text:p>0.16</text:p>
          </table:table-cell>
          <table:table-cell office:value-type="float" office:value="32592" calcext:value-type="float">
            <text:p>32592</text:p>
          </table:table-cell>
          <table:table-cell office:value-type="float" office:value="8064086" calcext:value-type="float">
            <text:p>8064086</text:p>
          </table:table-cell>
          <table:table-cell table:formula="of:=[.F93]&gt;[.B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2-s528806317c7250302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7250302" calcext:value-type="float">
            <text:p>7250302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9" calcext:value-type="float">
            <text:p>0.19</text:p>
          </table:table-cell>
          <table:table-cell office:value-type="float" office:value="31300" calcext:value-type="float">
            <text:p>31300</text:p>
          </table:table-cell>
          <table:table-cell office:value-type="float" office:value="7250302" calcext:value-type="float">
            <text:p>7250302</text:p>
          </table:table-cell>
          <table:table-cell table:formula="of:=[.F94]&gt;[.B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4-s721215008c8171746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08" calcext:value-type="float">
            <text:p>20508</text:p>
          </table:table-cell>
          <table:table-cell office:value-type="float" office:value="8171746" calcext:value-type="float">
            <text:p>8171746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9" calcext:value-type="float">
            <text:p>0.19</text:p>
          </table:table-cell>
          <table:table-cell office:value-type="float" office:value="30400" calcext:value-type="float">
            <text:p>30400</text:p>
          </table:table-cell>
          <table:table-cell office:value-type="float" office:value="8171746" calcext:value-type="float">
            <text:p>8171746</text:p>
          </table:table-cell>
          <table:table-cell table:formula="of:=[.F95]&gt;[.B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5-s110877071c959978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944" calcext:value-type="float">
            <text:p>7944</text:p>
          </table:table-cell>
          <table:table-cell office:value-type="float" office:value="9599783" calcext:value-type="float">
            <text:p>9599783</text:p>
          </table:table-cell>
          <table:table-cell office:value-type="float" office:value="0.16333" calcext:value-type="float">
            <text:p>0.16333</text:p>
          </table:table-cell>
          <table:table-cell office:value-type="float" office:value="0.17" calcext:value-type="float">
            <text:p>0.17</text:p>
          </table:table-cell>
          <table:table-cell office:value-type="float" office:value="31724" calcext:value-type="float">
            <text:p>31724</text:p>
          </table:table-cell>
          <table:table-cell office:value-type="float" office:value="9599783" calcext:value-type="float">
            <text:p>9599783</text:p>
          </table:table-cell>
          <table:table-cell table:formula="of:=[.F96]&gt;[.B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9-s126456688c507568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0" calcext:value-type="float">
            <text:p>20540</text:p>
          </table:table-cell>
          <table:table-cell office:value-type="float" office:value="5075685" calcext:value-type="float">
            <text:p>5075685</text:p>
          </table:table-cell>
          <table:table-cell office:value-type="float" office:value="0.16667" calcext:value-type="float">
            <text:p>0.16667</text:p>
          </table:table-cell>
          <table:table-cell office:value-type="float" office:value="0.19" calcext:value-type="float">
            <text:p>0.19</text:p>
          </table:table-cell>
          <table:table-cell office:value-type="float" office:value="30464" calcext:value-type="float">
            <text:p>30464</text:p>
          </table:table-cell>
          <table:table-cell office:value-type="float" office:value="5075685" calcext:value-type="float">
            <text:p>5075685</text:p>
          </table:table-cell>
          <table:table-cell table:formula="of:=[.F97]&gt;[.B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0-s827183242c7620920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620920" calcext:value-type="float">
            <text:p>7620920</text:p>
          </table:table-cell>
          <table:table-cell office:value-type="float" office:value="0.16667" calcext:value-type="float">
            <text:p>0.16667</text:p>
          </table:table-cell>
          <table:table-cell office:value-type="float" office:value="0.19" calcext:value-type="float">
            <text:p>0.19</text:p>
          </table:table-cell>
          <table:table-cell office:value-type="float" office:value="31136" calcext:value-type="float">
            <text:p>31136</text:p>
          </table:table-cell>
          <table:table-cell office:value-type="float" office:value="7620920" calcext:value-type="float">
            <text:p>7620920</text:p>
          </table:table-cell>
          <table:table-cell table:formula="of:=[.F98]&gt;[.B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8-s991580855c8976007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60" calcext:value-type="float">
            <text:p>20560</text:p>
          </table:table-cell>
          <table:table-cell office:value-type="float" office:value="8976007" calcext:value-type="float">
            <text:p>8976007</text:p>
          </table:table-cell>
          <table:table-cell office:value-type="float" office:value="0.16667" calcext:value-type="float">
            <text:p>0.16667</text:p>
          </table:table-cell>
          <table:table-cell office:value-type="float" office:value="0.19" calcext:value-type="float">
            <text:p>0.19</text:p>
          </table:table-cell>
          <table:table-cell office:value-type="float" office:value="31160" calcext:value-type="float">
            <text:p>31160</text:p>
          </table:table-cell>
          <table:table-cell office:value-type="float" office:value="8976007" calcext:value-type="float">
            <text:p>8976007</text:p>
          </table:table-cell>
          <table:table-cell table:formula="of:=[.F99]&gt;[.B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4-s721215008c6549045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72" calcext:value-type="float">
            <text:p>8672</text:p>
          </table:table-cell>
          <table:table-cell office:value-type="float" office:value="6549045" calcext:value-type="float">
            <text:p>6549045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31816" calcext:value-type="float">
            <text:p>31816</text:p>
          </table:table-cell>
          <table:table-cell office:value-type="float" office:value="6549045" calcext:value-type="float">
            <text:p>6549045</text:p>
          </table:table-cell>
          <table:table-cell table:formula="of:=[.F100]&gt;[.B1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6-s227708629c6737676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04" calcext:value-type="float">
            <text:p>20504</text:p>
          </table:table-cell>
          <table:table-cell office:value-type="float" office:value="6737676" calcext:value-type="float">
            <text:p>6737676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31208" calcext:value-type="float">
            <text:p>31208</text:p>
          </table:table-cell>
          <table:table-cell office:value-type="float" office:value="6737676" calcext:value-type="float">
            <text:p>6737676</text:p>
          </table:table-cell>
          <table:table-cell table:formula="of:=[.F101]&gt;[.B1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2-s528806317c715104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8" calcext:value-type="float">
            <text:p>7748</text:p>
          </table:table-cell>
          <table:table-cell office:value-type="float" office:value="7151047" calcext:value-type="float">
            <text:p>7151047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32388" calcext:value-type="float">
            <text:p>32388</text:p>
          </table:table-cell>
          <table:table-cell office:value-type="float" office:value="7151047" calcext:value-type="float">
            <text:p>7151047</text:p>
          </table:table-cell>
          <table:table-cell table:formula="of:=[.F102]&gt;[.B1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0-s827183242c7454549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604" calcext:value-type="float">
            <text:p>8604</text:p>
          </table:table-cell>
          <table:table-cell office:value-type="float" office:value="7454549" calcext:value-type="float">
            <text:p>7454549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 office:value-type="float" office:value="32580" calcext:value-type="float">
            <text:p>32580</text:p>
          </table:table-cell>
          <table:table-cell office:value-type="float" office:value="7454549" calcext:value-type="float">
            <text:p>7454549</text:p>
          </table:table-cell>
          <table:table-cell table:formula="of:=[.F103]&gt;[.B1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6-s227708629c8115981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115981" calcext:value-type="float">
            <text:p>8115981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31712" calcext:value-type="float">
            <text:p>31712</text:p>
          </table:table-cell>
          <table:table-cell office:value-type="float" office:value="8115981" calcext:value-type="float">
            <text:p>8115981</text:p>
          </table:table-cell>
          <table:table-cell table:formula="of:=[.F104]&gt;[.B1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1-s843367405c7348982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48982" calcext:value-type="float">
            <text:p>7348982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9" calcext:value-type="float">
            <text:p>0.19</text:p>
          </table:table-cell>
          <table:table-cell office:value-type="float" office:value="33088" calcext:value-type="float">
            <text:p>33088</text:p>
          </table:table-cell>
          <table:table-cell office:value-type="float" office:value="7348982" calcext:value-type="float">
            <text:p>7348982</text:p>
          </table:table-cell>
          <table:table-cell table:formula="of:=[.F105]&gt;[.B1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3-s780179313c7571075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32" calcext:value-type="float">
            <text:p>20432</text:p>
          </table:table-cell>
          <table:table-cell office:value-type="float" office:value="7571075" calcext:value-type="float">
            <text:p>7571075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2" calcext:value-type="float">
            <text:p>0.2</text:p>
          </table:table-cell>
          <table:table-cell office:value-type="float" office:value="30412" calcext:value-type="float">
            <text:p>30412</text:p>
          </table:table-cell>
          <table:table-cell office:value-type="float" office:value="7571075" calcext:value-type="float">
            <text:p>7571075</text:p>
          </table:table-cell>
          <table:table-cell table:formula="of:=[.F106]&gt;[.B1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9-s126456688c7940477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000" calcext:value-type="float">
            <text:p>8000</text:p>
          </table:table-cell>
          <table:table-cell office:value-type="float" office:value="7940477" calcext:value-type="float">
            <text:p>7940477</text:p>
          </table:table-cell>
          <table:table-cell office:value-type="float" office:value="0.17333" calcext:value-type="float">
            <text:p>0.17333</text:p>
          </table:table-cell>
          <table:table-cell office:value-type="float" office:value="0.18" calcext:value-type="float">
            <text:p>0.18</text:p>
          </table:table-cell>
          <table:table-cell office:value-type="float" office:value="31300" calcext:value-type="float">
            <text:p>31300</text:p>
          </table:table-cell>
          <table:table-cell office:value-type="float" office:value="7940477" calcext:value-type="float">
            <text:p>7940477</text:p>
          </table:table-cell>
          <table:table-cell table:formula="of:=[.F107]&gt;[.B1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500000n100000-5-s110877071c8303727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48" calcext:value-type="float">
            <text:p>20548</text:p>
          </table:table-cell>
          <table:table-cell office:value-type="float" office:value="8303727" calcext:value-type="float">
            <text:p>8303727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0.19" calcext:value-type="float">
            <text:p>0.19</text:p>
          </table:table-cell>
          <table:table-cell office:value-type="float" office:value="30468" calcext:value-type="float">
            <text:p>30468</text:p>
          </table:table-cell>
          <table:table-cell office:value-type="float" office:value="8303727" calcext:value-type="float">
            <text:p>8303727</text:p>
          </table:table-cell>
          <table:table-cell table:formula="of:=[.F108]&gt;[.B1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7-s177710744c8602115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9116" calcext:value-type="float">
            <text:p>9116</text:p>
          </table:table-cell>
          <table:table-cell office:value-type="float" office:value="8602115" calcext:value-type="float">
            <text:p>8602115</text:p>
          </table:table-cell>
          <table:table-cell office:value-type="float" office:value="0.17667" calcext:value-type="float">
            <text:p>0.17667</text:p>
          </table:table-cell>
          <table:table-cell office:value-type="float" office:value="0.18" calcext:value-type="float">
            <text:p>0.18</text:p>
          </table:table-cell>
          <table:table-cell office:value-type="float" office:value="32040" calcext:value-type="float">
            <text:p>32040</text:p>
          </table:table-cell>
          <table:table-cell office:value-type="float" office:value="8602115" calcext:value-type="float">
            <text:p>8602115</text:p>
          </table:table-cell>
          <table:table-cell table:formula="of:=[.F109]&gt;[.B1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3-s780179313c7975198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176" calcext:value-type="float">
            <text:p>9176</text:p>
          </table:table-cell>
          <table:table-cell office:value-type="float" office:value="7975198" calcext:value-type="float">
            <text:p>7975198</text:p>
          </table:table-cell>
          <table:table-cell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31340" calcext:value-type="float">
            <text:p>31340</text:p>
          </table:table-cell>
          <table:table-cell office:value-type="float" office:value="7975198" calcext:value-type="float">
            <text:p>7975198</text:p>
          </table:table-cell>
          <table:table-cell table:formula="of:=[.F110]&gt;[.B1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20000-1-s843367405c799865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76" calcext:value-type="float">
            <text:p>8476</text:p>
          </table:table-cell>
          <table:table-cell office:value-type="float" office:value="7998653" calcext:value-type="float">
            <text:p>7998653</text:p>
          </table:table-cell>
          <table:table-cell office:value-type="float" office:value="0.18" calcext:value-type="float">
            <text:p>0.18</text:p>
          </table:table-cell>
          <table:table-cell office:value-type="float" office:value="0.18" calcext:value-type="float">
            <text:p>0.18</text:p>
          </table:table-cell>
          <table:table-cell office:value-type="float" office:value="31756" calcext:value-type="float">
            <text:p>31756</text:p>
          </table:table-cell>
          <table:table-cell office:value-type="float" office:value="7998653" calcext:value-type="float">
            <text:p>7998653</text:p>
          </table:table-cell>
          <table:table-cell table:formula="of:=[.F111]&gt;[.B1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4-s721215008c785541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855415" calcext:value-type="float">
            <text:p>7855415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0.23" calcext:value-type="float">
            <text:p>0.23</text:p>
          </table:table-cell>
          <table:table-cell office:value-type="float" office:value="40960" calcext:value-type="float">
            <text:p>40960</text:p>
          </table:table-cell>
          <table:table-cell office:value-type="float" office:value="7855415" calcext:value-type="float">
            <text:p>7855415</text:p>
          </table:table-cell>
          <table:table-cell table:formula="of:=[.F112]&gt;[.B1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0-s827183242c794964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7949644" calcext:value-type="float">
            <text:p>7949644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0.23" calcext:value-type="float">
            <text:p>0.23</text:p>
          </table:table-cell>
          <table:table-cell office:value-type="float" office:value="41728" calcext:value-type="float">
            <text:p>41728</text:p>
          </table:table-cell>
          <table:table-cell office:value-type="float" office:value="7949644" calcext:value-type="float">
            <text:p>7949644</text:p>
          </table:table-cell>
          <table:table-cell table:formula="of:=[.F113]&gt;[.B1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2-s528806317c9857431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536" calcext:value-type="float">
            <text:p>20536</text:p>
          </table:table-cell>
          <table:table-cell office:value-type="float" office:value="9857431" calcext:value-type="float">
            <text:p>9857431</text:p>
          </table:table-cell>
          <table:table-cell office:value-type="float" office:value="0.20333" calcext:value-type="float">
            <text:p>0.20333</text:p>
          </table:table-cell>
          <table:table-cell office:value-type="float" office:value="0.23" calcext:value-type="float">
            <text:p>0.23</text:p>
          </table:table-cell>
          <table:table-cell office:value-type="float" office:value="41268" calcext:value-type="float">
            <text:p>41268</text:p>
          </table:table-cell>
          <table:table-cell office:value-type="float" office:value="9857431" calcext:value-type="float">
            <text:p>9857431</text:p>
          </table:table-cell>
          <table:table-cell table:formula="of:=[.F114]&gt;[.B1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6-s227708629c5714441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714441" calcext:value-type="float">
            <text:p>5714441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3" calcext:value-type="float">
            <text:p>0.23</text:p>
          </table:table-cell>
          <table:table-cell office:value-type="float" office:value="41440" calcext:value-type="float">
            <text:p>41440</text:p>
          </table:table-cell>
          <table:table-cell office:value-type="float" office:value="5714441" calcext:value-type="float">
            <text:p>5714441</text:p>
          </table:table-cell>
          <table:table-cell table:formula="of:=[.F115]&gt;[.B1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5-s110877071c862857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8628574" calcext:value-type="float">
            <text:p>8628574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4" calcext:value-type="float">
            <text:p>0.24</text:p>
          </table:table-cell>
          <table:table-cell office:value-type="float" office:value="40720" calcext:value-type="float">
            <text:p>40720</text:p>
          </table:table-cell>
          <table:table-cell office:value-type="float" office:value="8628574" calcext:value-type="float">
            <text:p>8628574</text:p>
          </table:table-cell>
          <table:table-cell table:formula="of:=[.F116]&gt;[.B1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3-s780179313c9635417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9635417" calcext:value-type="float">
            <text:p>9635417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3" calcext:value-type="float">
            <text:p>0.23</text:p>
          </table:table-cell>
          <table:table-cell office:value-type="float" office:value="40852" calcext:value-type="float">
            <text:p>40852</text:p>
          </table:table-cell>
          <table:table-cell office:value-type="float" office:value="9635417" calcext:value-type="float">
            <text:p>9635417</text:p>
          </table:table-cell>
          <table:table-cell table:formula="of:=[.F117]&gt;[.B1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8-s991580855c992797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9927975" calcext:value-type="float">
            <text:p>9927975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0.23" calcext:value-type="float">
            <text:p>0.23</text:p>
          </table:table-cell>
          <table:table-cell office:value-type="float" office:value="40492" calcext:value-type="float">
            <text:p>40492</text:p>
          </table:table-cell>
          <table:table-cell office:value-type="float" office:value="9927975" calcext:value-type="float">
            <text:p>9927975</text:p>
          </table:table-cell>
          <table:table-cell table:formula="of:=[.F118]&gt;[.B1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9-s126456688c6021657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52" calcext:value-type="float">
            <text:p>20452</text:p>
          </table:table-cell>
          <table:table-cell office:value-type="float" office:value="6021657" calcext:value-type="float">
            <text:p>6021657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40648" calcext:value-type="float">
            <text:p>40648</text:p>
          </table:table-cell>
          <table:table-cell office:value-type="float" office:value="6021657" calcext:value-type="float">
            <text:p>6021657</text:p>
          </table:table-cell>
          <table:table-cell table:formula="of:=[.F119]&gt;[.B1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7-s177710744c6639938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6639938" calcext:value-type="float">
            <text:p>6639938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43156" calcext:value-type="float">
            <text:p>43156</text:p>
          </table:table-cell>
          <table:table-cell office:value-type="float" office:value="6639938" calcext:value-type="float">
            <text:p>6639938</text:p>
          </table:table-cell>
          <table:table-cell table:formula="of:=[.F120]&gt;[.B1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6-s227708629c835414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80" calcext:value-type="float">
            <text:p>6380</text:p>
          </table:table-cell>
          <table:table-cell office:value-type="float" office:value="8354146" calcext:value-type="float">
            <text:p>8354146</text:p>
          </table:table-cell>
          <table:table-cell office:value-type="float" office:value="0.21333" calcext:value-type="float">
            <text:p>0.21333</text:p>
          </table:table-cell>
          <table:table-cell office:value-type="float" office:value="0.23" calcext:value-type="float">
            <text:p>0.23</text:p>
          </table:table-cell>
          <table:table-cell office:value-type="float" office:value="30436" calcext:value-type="float">
            <text:p>30436</text:p>
          </table:table-cell>
          <table:table-cell office:value-type="float" office:value="8354146" calcext:value-type="float">
            <text:p>8354146</text:p>
          </table:table-cell>
          <table:table-cell table:formula="of:=[.F121]&gt;[.B1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wmax1000000n100000-1-s843367405c726015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1796" calcext:value-type="float">
            <text:p>21796</text:p>
          </table:table-cell>
          <table:table-cell office:value-type="float" office:value="7260154" calcext:value-type="float">
            <text:p>7260154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41420" calcext:value-type="float">
            <text:p>41420</text:p>
          </table:table-cell>
          <table:table-cell office:value-type="float" office:value="7260154" calcext:value-type="float">
            <text:p>7260154</text:p>
          </table:table-cell>
          <table:table-cell table:formula="of:=[.F122]&gt;[.B1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5-s110877071c8081024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000" calcext:value-type="float">
            <text:p>7000</text:p>
          </table:table-cell>
          <table:table-cell office:value-type="float" office:value="8081024" calcext:value-type="float">
            <text:p>8081024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0.22" calcext:value-type="float">
            <text:p>0.22</text:p>
          </table:table-cell>
          <table:table-cell office:value-type="float" office:value="30416" calcext:value-type="float">
            <text:p>30416</text:p>
          </table:table-cell>
          <table:table-cell office:value-type="float" office:value="8081024" calcext:value-type="float">
            <text:p>8081024</text:p>
          </table:table-cell>
          <table:table-cell table:formula="of:=[.F123]&gt;[.B1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4-s721215008c593499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5934995" calcext:value-type="float">
            <text:p>5934995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30404" calcext:value-type="float">
            <text:p>30404</text:p>
          </table:table-cell>
          <table:table-cell office:value-type="float" office:value="5934995" calcext:value-type="float">
            <text:p>5934995</text:p>
          </table:table-cell>
          <table:table-cell table:formula="of:=[.F124]&gt;[.B1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0-s827183242c608800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528" calcext:value-type="float">
            <text:p>7528</text:p>
          </table:table-cell>
          <table:table-cell office:value-type="float" office:value="6088006" calcext:value-type="float">
            <text:p>6088006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4" calcext:value-type="float">
            <text:p>0.24</text:p>
          </table:table-cell>
          <table:table-cell office:value-type="float" office:value="31340" calcext:value-type="float">
            <text:p>31340</text:p>
          </table:table-cell>
          <table:table-cell office:value-type="float" office:value="6088006" calcext:value-type="float">
            <text:p>6088006</text:p>
          </table:table-cell>
          <table:table-cell table:formula="of:=[.F125]&gt;[.B1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7-s177710744c976169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9761690" calcext:value-type="float">
            <text:p>9761690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32392" calcext:value-type="float">
            <text:p>32392</text:p>
          </table:table-cell>
          <table:table-cell office:value-type="float" office:value="9761690" calcext:value-type="float">
            <text:p>9761690</text:p>
          </table:table-cell>
          <table:table-cell table:formula="of:=[.F126]&gt;[.B1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8-s991580855c991076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968" calcext:value-type="float">
            <text:p>7968</text:p>
          </table:table-cell>
          <table:table-cell office:value-type="float" office:value="9910764" calcext:value-type="float">
            <text:p>9910764</text:p>
          </table:table-cell>
          <table:table-cell office:value-type="float" office:value="0.22667" calcext:value-type="float">
            <text:p>0.22667</text:p>
          </table:table-cell>
          <table:table-cell office:value-type="float" office:value="0.23" calcext:value-type="float">
            <text:p>0.23</text:p>
          </table:table-cell>
          <table:table-cell office:value-type="float" office:value="30368" calcext:value-type="float">
            <text:p>30368</text:p>
          </table:table-cell>
          <table:table-cell office:value-type="float" office:value="9910764" calcext:value-type="float">
            <text:p>9910764</text:p>
          </table:table-cell>
          <table:table-cell table:formula="of:=[.F127]&gt;[.B1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1-s843367405c514321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416" calcext:value-type="float">
            <text:p>8416</text:p>
          </table:table-cell>
          <table:table-cell office:value-type="float" office:value="5143215" calcext:value-type="float">
            <text:p>5143215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30680" calcext:value-type="float">
            <text:p>30680</text:p>
          </table:table-cell>
          <table:table-cell office:value-type="float" office:value="5143215" calcext:value-type="float">
            <text:p>5143215</text:p>
          </table:table-cell>
          <table:table-cell table:formula="of:=[.F128]&gt;[.B1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3-s780179313c9414924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9414924" calcext:value-type="float">
            <text:p>9414924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office:value-type="float" office:value="30672" calcext:value-type="float">
            <text:p>30672</text:p>
          </table:table-cell>
          <table:table-cell office:value-type="float" office:value="9414924" calcext:value-type="float">
            <text:p>9414924</text:p>
          </table:table-cell>
          <table:table-cell table:formula="of:=[.F129]&gt;[.B1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2-s528806317c5616210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792" calcext:value-type="float">
            <text:p>7792</text:p>
          </table:table-cell>
          <table:table-cell office:value-type="float" office:value="5616210" calcext:value-type="float">
            <text:p>5616210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25" calcext:value-type="float">
            <text:p>0.25</text:p>
          </table:table-cell>
          <table:table-cell office:value-type="float" office:value="31792" calcext:value-type="float">
            <text:p>31792</text:p>
          </table:table-cell>
          <table:table-cell office:value-type="float" office:value="5616210" calcext:value-type="float">
            <text:p>5616210</text:p>
          </table:table-cell>
          <table:table-cell table:formula="of:=[.F130]&gt;[.B1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8-s991580855c878732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787320" calcext:value-type="float">
            <text:p>8787320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25" calcext:value-type="float">
            <text:p>0.25</text:p>
          </table:table-cell>
          <table:table-cell office:value-type="float" office:value="34904" calcext:value-type="float">
            <text:p>34904</text:p>
          </table:table-cell>
          <table:table-cell office:value-type="float" office:value="8787320" calcext:value-type="float">
            <text:p>8787320</text:p>
          </table:table-cell>
          <table:table-cell table:formula="of:=[.F131]&gt;[.B1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3-s780179313c8811971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8811971" calcext:value-type="float">
            <text:p>8811971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26" calcext:value-type="float">
            <text:p>0.26</text:p>
          </table:table-cell>
          <table:table-cell office:value-type="float" office:value="35484" calcext:value-type="float">
            <text:p>35484</text:p>
          </table:table-cell>
          <table:table-cell office:value-type="float" office:value="8811971" calcext:value-type="float">
            <text:p>8811971</text:p>
          </table:table-cell>
          <table:table-cell table:formula="of:=[.F132]&gt;[.B1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2-s528806317c9984576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9984576" calcext:value-type="float">
            <text:p>9984576</text:p>
          </table:table-cell>
          <table:table-cell office:value-type="float" office:value="0.23333" calcext:value-type="float">
            <text:p>0.23333</text:p>
          </table:table-cell>
          <table:table-cell office:value-type="float" office:value="0.26" calcext:value-type="float">
            <text:p>0.26</text:p>
          </table:table-cell>
          <table:table-cell office:value-type="float" office:value="34348" calcext:value-type="float">
            <text:p>34348</text:p>
          </table:table-cell>
          <table:table-cell office:value-type="float" office:value="9984576" calcext:value-type="float">
            <text:p>9984576</text:p>
          </table:table-cell>
          <table:table-cell table:formula="of:=[.F133]&gt;[.B1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1-s843367405c804938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049384" calcext:value-type="float">
            <text:p>8049384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6" calcext:value-type="float">
            <text:p>0.26</text:p>
          </table:table-cell>
          <table:table-cell office:value-type="float" office:value="34488" calcext:value-type="float">
            <text:p>34488</text:p>
          </table:table-cell>
          <table:table-cell office:value-type="float" office:value="8049384" calcext:value-type="float">
            <text:p>8049384</text:p>
          </table:table-cell>
          <table:table-cell table:formula="of:=[.F134]&gt;[.B1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4-s721215008c5146959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5146959" calcext:value-type="float">
            <text:p>5146959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35632" calcext:value-type="float">
            <text:p>35632</text:p>
          </table:table-cell>
          <table:table-cell office:value-type="float" office:value="5146959" calcext:value-type="float">
            <text:p>5146959</text:p>
          </table:table-cell>
          <table:table-cell table:formula="of:=[.F135]&gt;[.B1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5-s110877071c5823883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5823883" calcext:value-type="float">
            <text:p>582388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35752" calcext:value-type="float">
            <text:p>35752</text:p>
          </table:table-cell>
          <table:table-cell office:value-type="float" office:value="5823883" calcext:value-type="float">
            <text:p>5823883</text:p>
          </table:table-cell>
          <table:table-cell table:formula="of:=[.F136]&gt;[.B1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-9-s126456688c8751564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40" calcext:value-type="float">
            <text:p>8140</text:p>
          </table:table-cell>
          <table:table-cell office:value-type="float" office:value="8751564" calcext:value-type="float">
            <text:p>8751564</text:p>
          </table:table-cell>
          <table:table-cell office:value-type="float" office:value="0.24" calcext:value-type="float">
            <text:p>0.24</text:p>
          </table:table-cell>
          <table:table-cell office:value-type="float" office:value="0.24" calcext:value-type="float">
            <text:p>0.24</text:p>
          </table:table-cell>
          <table:table-cell office:value-type="float" office:value="32392" calcext:value-type="float">
            <text:p>32392</text:p>
          </table:table-cell>
          <table:table-cell office:value-type="float" office:value="8751564" calcext:value-type="float">
            <text:p>8751564</text:p>
          </table:table-cell>
          <table:table-cell table:formula="of:=[.F137]&gt;[.B1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8-s991580855c9264524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9264524" calcext:value-type="float">
            <text:p>926452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23728" calcext:value-type="float">
            <text:p>23728</text:p>
          </table:table-cell>
          <table:table-cell office:value-type="float" office:value="9264524" calcext:value-type="float">
            <text:p>9264524</text:p>
          </table:table-cell>
          <table:table-cell table:formula="of:=[.F138]&gt;[.B1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9-s126456688c804722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047222" calcext:value-type="float">
            <text:p>8047222</text:p>
          </table:table-cell>
          <table:table-cell office:value-type="float" office:value="0.24333" calcext:value-type="float">
            <text:p>0.24333</text:p>
          </table:table-cell>
          <table:table-cell office:value-type="float" office:value="0.26" calcext:value-type="float">
            <text:p>0.26</text:p>
          </table:table-cell>
          <table:table-cell office:value-type="float" office:value="34284" calcext:value-type="float">
            <text:p>34284</text:p>
          </table:table-cell>
          <table:table-cell office:value-type="float" office:value="8047222" calcext:value-type="float">
            <text:p>8047222</text:p>
          </table:table-cell>
          <table:table-cell table:formula="of:=[.F139]&gt;[.B1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0-s827183242c832179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8321795" calcext:value-type="float">
            <text:p>8321795</text:p>
          </table:table-cell>
          <table:table-cell office:value-type="float" office:value="0.24333" calcext:value-type="float">
            <text:p>0.24333</text:p>
          </table:table-cell>
          <table:table-cell office:value-type="float" office:value="0.26" calcext:value-type="float">
            <text:p>0.26</text:p>
          </table:table-cell>
          <table:table-cell office:value-type="float" office:value="36220" calcext:value-type="float">
            <text:p>36220</text:p>
          </table:table-cell>
          <table:table-cell office:value-type="float" office:value="8321795" calcext:value-type="float">
            <text:p>8321795</text:p>
          </table:table-cell>
          <table:table-cell table:formula="of:=[.F140]&gt;[.B1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6-s227708629c5764098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5764098" calcext:value-type="float">
            <text:p>5764098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6" calcext:value-type="float">
            <text:p>0.26</text:p>
          </table:table-cell>
          <table:table-cell office:value-type="float" office:value="36244" calcext:value-type="float">
            <text:p>36244</text:p>
          </table:table-cell>
          <table:table-cell office:value-type="float" office:value="5764098" calcext:value-type="float">
            <text:p>5764098</text:p>
          </table:table-cell>
          <table:table-cell table:formula="of:=[.F141]&gt;[.B1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9-s126456688c795975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56" calcext:value-type="float">
            <text:p>11956</text:p>
          </table:table-cell>
          <table:table-cell office:value-type="float" office:value="7959750" calcext:value-type="float">
            <text:p>7959750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6" calcext:value-type="float">
            <text:p>0.26</text:p>
          </table:table-cell>
          <table:table-cell office:value-type="float" office:value="22832" calcext:value-type="float">
            <text:p>22832</text:p>
          </table:table-cell>
          <table:table-cell office:value-type="float" office:value="7959750" calcext:value-type="float">
            <text:p>7959750</text:p>
          </table:table-cell>
          <table:table-cell table:formula="of:=[.F142]&gt;[.B1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50000-7-s177710744c8913879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52" calcext:value-type="float">
            <text:p>11952</text:p>
          </table:table-cell>
          <table:table-cell office:value-type="float" office:value="8913879" calcext:value-type="float">
            <text:p>8913879</text:p>
          </table:table-cell>
          <table:table-cell office:value-type="float" office:value="0.24667" calcext:value-type="float">
            <text:p>0.24667</text:p>
          </table:table-cell>
          <table:table-cell office:value-type="float" office:value="0.26" calcext:value-type="float">
            <text:p>0.26</text:p>
          </table:table-cell>
          <table:table-cell office:value-type="float" office:value="36080" calcext:value-type="float">
            <text:p>36080</text:p>
          </table:table-cell>
          <table:table-cell office:value-type="float" office:value="8913879" calcext:value-type="float">
            <text:p>8913879</text:p>
          </table:table-cell>
          <table:table-cell table:formula="of:=[.F143]&gt;[.B1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1-s843367405c511945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119452" calcext:value-type="float">
            <text:p>5119452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23112" calcext:value-type="float">
            <text:p>23112</text:p>
          </table:table-cell>
          <table:table-cell office:value-type="float" office:value="5119452" calcext:value-type="float">
            <text:p>5119452</text:p>
          </table:table-cell>
          <table:table-cell table:formula="of:=[.F144]&gt;[.B1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9-s126456688c7120687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440" calcext:value-type="float">
            <text:p>8440</text:p>
          </table:table-cell>
          <table:table-cell office:value-type="float" office:value="7120687" calcext:value-type="float">
            <text:p>712068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060" calcext:value-type="float">
            <text:p>18060</text:p>
          </table:table-cell>
          <table:table-cell office:value-type="float" office:value="7120687" calcext:value-type="float">
            <text:p>7120687</text:p>
          </table:table-cell>
          <table:table-cell table:formula="of:=[.F145]&gt;[.B1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7-s177710744c817807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8178070" calcext:value-type="float">
            <text:p>8178070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23336" calcext:value-type="float">
            <text:p>23336</text:p>
          </table:table-cell>
          <table:table-cell office:value-type="float" office:value="8178070" calcext:value-type="float">
            <text:p>8178070</text:p>
          </table:table-cell>
          <table:table-cell table:formula="of:=[.F146]&gt;[.B1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6-s227708629c869969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699695" calcext:value-type="float">
            <text:p>869969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004" calcext:value-type="float">
            <text:p>18004</text:p>
          </table:table-cell>
          <table:table-cell office:value-type="float" office:value="8699695" calcext:value-type="float">
            <text:p>8699695</text:p>
          </table:table-cell>
          <table:table-cell table:formula="of:=[.F147]&gt;[.B1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6-s227708629c9241273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9241273" calcext:value-type="float">
            <text:p>9241273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22788" calcext:value-type="float">
            <text:p>22788</text:p>
          </table:table-cell>
          <table:table-cell office:value-type="float" office:value="9241273" calcext:value-type="float">
            <text:p>9241273</text:p>
          </table:table-cell>
          <table:table-cell table:formula="of:=[.F148]&gt;[.B1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5-s110877071c9821245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9821245" calcext:value-type="float">
            <text:p>98212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8116" calcext:value-type="float">
            <text:p>18116</text:p>
          </table:table-cell>
          <table:table-cell office:value-type="float" office:value="9821245" calcext:value-type="float">
            <text:p>9821245</text:p>
          </table:table-cell>
          <table:table-cell table:formula="of:=[.F149]&gt;[.B1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2-s528806317c580408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896" calcext:value-type="float">
            <text:p>11896</text:p>
          </table:table-cell>
          <table:table-cell office:value-type="float" office:value="5804085" calcext:value-type="float">
            <text:p>5804085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6" calcext:value-type="float">
            <text:p>0.26</text:p>
          </table:table-cell>
          <table:table-cell office:value-type="float" office:value="22768" calcext:value-type="float">
            <text:p>22768</text:p>
          </table:table-cell>
          <table:table-cell office:value-type="float" office:value="5804085" calcext:value-type="float">
            <text:p>5804085</text:p>
          </table:table-cell>
          <table:table-cell table:formula="of:=[.F150]&gt;[.B1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3-s780179313c6913914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6913914" calcext:value-type="float">
            <text:p>6913914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6" calcext:value-type="float">
            <text:p>0.26</text:p>
          </table:table-cell>
          <table:table-cell office:value-type="float" office:value="23068" calcext:value-type="float">
            <text:p>23068</text:p>
          </table:table-cell>
          <table:table-cell office:value-type="float" office:value="6913914" calcext:value-type="float">
            <text:p>6913914</text:p>
          </table:table-cell>
          <table:table-cell table:formula="of:=[.F151]&gt;[.B1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4-s721215008c785076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140" calcext:value-type="float">
            <text:p>8140</text:p>
          </table:table-cell>
          <table:table-cell office:value-type="float" office:value="7850767" calcext:value-type="float">
            <text:p>7850767</text:p>
          </table:table-cell>
          <table:table-cell office:value-type="float" office:value="0.25333" calcext:value-type="float">
            <text:p>0.25333</text:p>
          </table:table-cell>
          <table:table-cell office:value-type="float" office:value="0.25" calcext:value-type="float">
            <text:p>0.25</text:p>
          </table:table-cell>
          <table:table-cell office:value-type="float" office:value="18064" calcext:value-type="float">
            <text:p>18064</text:p>
          </table:table-cell>
          <table:table-cell office:value-type="float" office:value="7850767" calcext:value-type="float">
            <text:p>7850767</text:p>
          </table:table-cell>
          <table:table-cell table:formula="of:=[.F152]&gt;[.B1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3-s780179313c6302070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48" calcext:value-type="float">
            <text:p>6348</text:p>
          </table:table-cell>
          <table:table-cell office:value-type="float" office:value="6302070" calcext:value-type="float">
            <text:p>6302070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7944" calcext:value-type="float">
            <text:p>17944</text:p>
          </table:table-cell>
          <table:table-cell office:value-type="float" office:value="6302070" calcext:value-type="float">
            <text:p>6302070</text:p>
          </table:table-cell>
          <table:table-cell table:formula="of:=[.F153]&gt;[.B1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0-s827183242c8053326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053326" calcext:value-type="float">
            <text:p>8053326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23008" calcext:value-type="float">
            <text:p>23008</text:p>
          </table:table-cell>
          <table:table-cell office:value-type="float" office:value="8053326" calcext:value-type="float">
            <text:p>8053326</text:p>
          </table:table-cell>
          <table:table-cell table:formula="of:=[.F154]&gt;[.B1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8-s991580855c5508152.ukp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7688" calcext:value-type="float">
            <text:p>7688</text:p>
          </table:table-cell>
          <table:table-cell office:value-type="float" office:value="5508152" calcext:value-type="float">
            <text:p>5508152</text:p>
          </table:table-cell>
          <table:table-cell office:value-type="float" office:value="0.26333" calcext:value-type="float">
            <text:p>0.26333</text:p>
          </table:table-cell>
          <table:table-cell office:value-type="float" office:value="0.26" calcext:value-type="float">
            <text:p>0.26</text:p>
          </table:table-cell>
          <table:table-cell office:value-type="float" office:value="18036" calcext:value-type="float">
            <text:p>18036</text:p>
          </table:table-cell>
          <table:table-cell office:value-type="float" office:value="5508152" calcext:value-type="float">
            <text:p>5508152</text:p>
          </table:table-cell>
          <table:table-cell table:formula="of:=[.F155]&gt;[.B1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4-s721215008c8346827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8" calcext:value-type="float">
            <text:p>12008</text:p>
          </table:table-cell>
          <table:table-cell office:value-type="float" office:value="8346827" calcext:value-type="float">
            <text:p>8346827</text:p>
          </table:table-cell>
          <table:table-cell office:value-type="float" office:value="0.26333" calcext:value-type="float">
            <text:p>0.26333</text:p>
          </table:table-cell>
          <table:table-cell office:value-type="float" office:value="0.27" calcext:value-type="float">
            <text:p>0.27</text:p>
          </table:table-cell>
          <table:table-cell office:value-type="float" office:value="22704" calcext:value-type="float">
            <text:p>22704</text:p>
          </table:table-cell>
          <table:table-cell office:value-type="float" office:value="8346827" calcext:value-type="float">
            <text:p>8346827</text:p>
          </table:table-cell>
          <table:table-cell table:formula="of:=[.F156]&gt;[.B1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7-s177710744c8673946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440" calcext:value-type="float">
            <text:p>7440</text:p>
          </table:table-cell>
          <table:table-cell office:value-type="float" office:value="8673946" calcext:value-type="float">
            <text:p>8673946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7" calcext:value-type="float">
            <text:p>0.27</text:p>
          </table:table-cell>
          <table:table-cell office:value-type="float" office:value="18128" calcext:value-type="float">
            <text:p>18128</text:p>
          </table:table-cell>
          <table:table-cell office:value-type="float" office:value="8673946" calcext:value-type="float">
            <text:p>8673946</text:p>
          </table:table-cell>
          <table:table-cell table:formula="of:=[.F157]&gt;[.B1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50000-5-s110877071c6806088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6806088" calcext:value-type="float">
            <text:p>6806088</text:p>
          </table:table-cell>
          <table:table-cell office:value-type="float" office:value="0.27333" calcext:value-type="float">
            <text:p>0.27333</text:p>
          </table:table-cell>
          <table:table-cell office:value-type="float" office:value="0.28" calcext:value-type="float">
            <text:p>0.28</text:p>
          </table:table-cell>
          <table:table-cell office:value-type="float" office:value="22996" calcext:value-type="float">
            <text:p>22996</text:p>
          </table:table-cell>
          <table:table-cell office:value-type="float" office:value="6806088" calcext:value-type="float">
            <text:p>6806088</text:p>
          </table:table-cell>
          <table:table-cell table:formula="of:=[.F158]&gt;[.B1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2-s528806317c859132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60" calcext:value-type="float">
            <text:p>6360</text:p>
          </table:table-cell>
          <table:table-cell office:value-type="float" office:value="8591328" calcext:value-type="float">
            <text:p>8591328</text:p>
          </table:table-cell>
          <table:table-cell office:value-type="float" office:value="0.27667" calcext:value-type="float">
            <text:p>0.27667</text:p>
          </table:table-cell>
          <table:table-cell office:value-type="float" office:value="0.28" calcext:value-type="float">
            <text:p>0.28</text:p>
          </table:table-cell>
          <table:table-cell office:value-type="float" office:value="17968" calcext:value-type="float">
            <text:p>17968</text:p>
          </table:table-cell>
          <table:table-cell office:value-type="float" office:value="8591328" calcext:value-type="float">
            <text:p>8591328</text:p>
          </table:table-cell>
          <table:table-cell table:formula="of:=[.F159]&gt;[.B1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8-s991580855c5663171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5663171" calcext:value-type="float">
            <text:p>5663171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29" calcext:value-type="float">
            <text:p>0.29</text:p>
          </table:table-cell>
          <table:table-cell office:value-type="float" office:value="31624" calcext:value-type="float">
            <text:p>31624</text:p>
          </table:table-cell>
          <table:table-cell office:value-type="float" office:value="5663171" calcext:value-type="float">
            <text:p>5663171</text:p>
          </table:table-cell>
          <table:table-cell table:formula="of:=[.F160]&gt;[.B1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6-s227708629c5795289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52" calcext:value-type="float">
            <text:p>7652</text:p>
          </table:table-cell>
          <table:table-cell office:value-type="float" office:value="5795289" calcext:value-type="float">
            <text:p>5795289</text:p>
          </table:table-cell>
          <table:table-cell office:value-type="float" office:value="0.28667" calcext:value-type="float">
            <text:p>0.28667</text:p>
          </table:table-cell>
          <table:table-cell office:value-type="float" office:value="0.3" calcext:value-type="float">
            <text:p>0.3</text:p>
          </table:table-cell>
          <table:table-cell office:value-type="float" office:value="31712" calcext:value-type="float">
            <text:p>31712</text:p>
          </table:table-cell>
          <table:table-cell office:value-type="float" office:value="5795289" calcext:value-type="float">
            <text:p>5795289</text:p>
          </table:table-cell>
          <table:table-cell table:formula="of:=[.F161]&gt;[.B1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1-s843367405c540420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548" calcext:value-type="float">
            <text:p>8548</text:p>
          </table:table-cell>
          <table:table-cell office:value-type="float" office:value="5404203" calcext:value-type="float">
            <text:p>5404203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3" calcext:value-type="float">
            <text:p>0.3</text:p>
          </table:table-cell>
          <table:table-cell office:value-type="float" office:value="31216" calcext:value-type="float">
            <text:p>31216</text:p>
          </table:table-cell>
          <table:table-cell office:value-type="float" office:value="5404203" calcext:value-type="float">
            <text:p>5404203</text:p>
          </table:table-cell>
          <table:table-cell table:formula="of:=[.F162]&gt;[.B1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3-s780179313c6114560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60" calcext:value-type="float">
            <text:p>7660</text:p>
          </table:table-cell>
          <table:table-cell office:value-type="float" office:value="6114560" calcext:value-type="float">
            <text:p>6114560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.3" calcext:value-type="float">
            <text:p>0.3</text:p>
          </table:table-cell>
          <table:table-cell office:value-type="float" office:value="32584" calcext:value-type="float">
            <text:p>32584</text:p>
          </table:table-cell>
          <table:table-cell office:value-type="float" office:value="6114560" calcext:value-type="float">
            <text:p>6114560</text:p>
          </table:table-cell>
          <table:table-cell table:formula="of:=[.F163]&gt;[.B1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9-s126456688c6624986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856" calcext:value-type="float">
            <text:p>8856</text:p>
          </table:table-cell>
          <table:table-cell office:value-type="float" office:value="6624986" calcext:value-type="float">
            <text:p>6624986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0.3" calcext:value-type="float">
            <text:p>0.3</text:p>
          </table:table-cell>
          <table:table-cell office:value-type="float" office:value="31340" calcext:value-type="float">
            <text:p>31340</text:p>
          </table:table-cell>
          <table:table-cell office:value-type="float" office:value="6624986" calcext:value-type="float">
            <text:p>6624986</text:p>
          </table:table-cell>
          <table:table-cell table:formula="of:=[.F164]&gt;[.B1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5-s110877071c6129130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6129130" calcext:value-type="float">
            <text:p>6129130</text:p>
          </table:table-cell>
          <table:table-cell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31784" calcext:value-type="float">
            <text:p>31784</text:p>
          </table:table-cell>
          <table:table-cell office:value-type="float" office:value="6129130" calcext:value-type="float">
            <text:p>6129130</text:p>
          </table:table-cell>
          <table:table-cell table:formula="of:=[.F165]&gt;[.B1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7-s177710744c6349166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44" calcext:value-type="float">
            <text:p>7744</text:p>
          </table:table-cell>
          <table:table-cell office:value-type="float" office:value="6349166" calcext:value-type="float">
            <text:p>6349166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31688" calcext:value-type="float">
            <text:p>31688</text:p>
          </table:table-cell>
          <table:table-cell office:value-type="float" office:value="6349166" calcext:value-type="float">
            <text:p>6349166</text:p>
          </table:table-cell>
          <table:table-cell table:formula="of:=[.F166]&gt;[.B1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1-s843367405c6385051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216" calcext:value-type="float">
            <text:p>8216</text:p>
          </table:table-cell>
          <table:table-cell office:value-type="float" office:value="6385051" calcext:value-type="float">
            <text:p>6385051</text:p>
          </table:table-cell>
          <table:table-cell office:value-type="float" office:value="0.3" calcext:value-type="float">
            <text:p>0.3</text:p>
          </table:table-cell>
          <table:table-cell office:value-type="float" office:value="0.3" calcext:value-type="float">
            <text:p>0.3</text:p>
          </table:table-cell>
          <table:table-cell office:value-type="float" office:value="17784" calcext:value-type="float">
            <text:p>17784</text:p>
          </table:table-cell>
          <table:table-cell office:value-type="float" office:value="6385051" calcext:value-type="float">
            <text:p>6385051</text:p>
          </table:table-cell>
          <table:table-cell table:formula="of:=[.F167]&gt;[.B1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0-s827183242c841760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56" calcext:value-type="float">
            <text:p>7756</text:p>
          </table:table-cell>
          <table:table-cell office:value-type="float" office:value="8417603" calcext:value-type="float">
            <text:p>8417603</text:p>
          </table:table-cell>
          <table:table-cell office:value-type="float" office:value="0.3" calcext:value-type="float">
            <text:p>0.3</text:p>
          </table:table-cell>
          <table:table-cell office:value-type="float" office:value="0.31" calcext:value-type="float">
            <text:p>0.31</text:p>
          </table:table-cell>
          <table:table-cell office:value-type="float" office:value="32692" calcext:value-type="float">
            <text:p>32692</text:p>
          </table:table-cell>
          <table:table-cell office:value-type="float" office:value="8417603" calcext:value-type="float">
            <text:p>8417603</text:p>
          </table:table-cell>
          <table:table-cell table:formula="of:=[.F168]&gt;[.B1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4-s721215008c6235406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940" calcext:value-type="float">
            <text:p>7940</text:p>
          </table:table-cell>
          <table:table-cell office:value-type="float" office:value="6235406" calcext:value-type="float">
            <text:p>6235406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1" calcext:value-type="float">
            <text:p>0.31</text:p>
          </table:table-cell>
          <table:table-cell office:value-type="float" office:value="32488" calcext:value-type="float">
            <text:p>32488</text:p>
          </table:table-cell>
          <table:table-cell office:value-type="float" office:value="6235406" calcext:value-type="float">
            <text:p>6235406</text:p>
          </table:table-cell>
          <table:table-cell table:formula="of:=[.F169]&gt;[.B1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1-s843367405c9001600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412" calcext:value-type="float">
            <text:p>8412</text:p>
          </table:table-cell>
          <table:table-cell office:value-type="float" office:value="9001600" calcext:value-type="float">
            <text:p>9001600</text:p>
          </table:table-cell>
          <table:table-cell office:value-type="float" office:value="0.30333" calcext:value-type="float">
            <text:p>0.30333</text:p>
          </table:table-cell>
          <table:table-cell office:value-type="float" office:value="0.31" calcext:value-type="float">
            <text:p>0.31</text:p>
          </table:table-cell>
          <table:table-cell office:value-type="float" office:value="19136" calcext:value-type="float">
            <text:p>19136</text:p>
          </table:table-cell>
          <table:table-cell office:value-type="float" office:value="9001600" calcext:value-type="float">
            <text:p>9001600</text:p>
          </table:table-cell>
          <table:table-cell table:formula="of:=[.F170]&gt;[.B1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20000-2-s528806317c7719762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8" calcext:value-type="float">
            <text:p>9248</text:p>
          </table:table-cell>
          <table:table-cell office:value-type="float" office:value="7719762" calcext:value-type="float">
            <text:p>7719762</text:p>
          </table:table-cell>
          <table:table-cell office:value-type="float" office:value="0.30667" calcext:value-type="float">
            <text:p>0.30667</text:p>
          </table:table-cell>
          <table:table-cell office:value-type="float" office:value="0.31" calcext:value-type="float">
            <text:p>0.31</text:p>
          </table:table-cell>
          <table:table-cell office:value-type="float" office:value="31860" calcext:value-type="float">
            <text:p>31860</text:p>
          </table:table-cell>
          <table:table-cell office:value-type="float" office:value="7719762" calcext:value-type="float">
            <text:p>7719762</text:p>
          </table:table-cell>
          <table:table-cell table:formula="of:=[.F171]&gt;[.B1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9-s126456688c5940304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60" calcext:value-type="float">
            <text:p>7760</text:p>
          </table:table-cell>
          <table:table-cell office:value-type="float" office:value="5940304" calcext:value-type="float">
            <text:p>5940304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9172" calcext:value-type="float">
            <text:p>19172</text:p>
          </table:table-cell>
          <table:table-cell office:value-type="float" office:value="5940304" calcext:value-type="float">
            <text:p>5940304</text:p>
          </table:table-cell>
          <table:table-cell table:formula="of:=[.F172]&gt;[.B1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6-s227708629c7805759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428" calcext:value-type="float">
            <text:p>8428</text:p>
          </table:table-cell>
          <table:table-cell office:value-type="float" office:value="7805759" calcext:value-type="float">
            <text:p>7805759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9204" calcext:value-type="float">
            <text:p>19204</text:p>
          </table:table-cell>
          <table:table-cell office:value-type="float" office:value="7805759" calcext:value-type="float">
            <text:p>7805759</text:p>
          </table:table-cell>
          <table:table-cell table:formula="of:=[.F173]&gt;[.B1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4-s721215008c6851985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80" calcext:value-type="float">
            <text:p>8980</text:p>
          </table:table-cell>
          <table:table-cell office:value-type="float" office:value="6851985" calcext:value-type="float">
            <text:p>6851985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2" calcext:value-type="float">
            <text:p>0.32</text:p>
          </table:table-cell>
          <table:table-cell office:value-type="float" office:value="19580" calcext:value-type="float">
            <text:p>19580</text:p>
          </table:table-cell>
          <table:table-cell office:value-type="float" office:value="6851985" calcext:value-type="float">
            <text:p>6851985</text:p>
          </table:table-cell>
          <table:table-cell table:formula="of:=[.F174]&gt;[.B1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0-s827183242c7923045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96" calcext:value-type="float">
            <text:p>7696</text:p>
          </table:table-cell>
          <table:table-cell office:value-type="float" office:value="7923045" calcext:value-type="float">
            <text:p>7923045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2" calcext:value-type="float">
            <text:p>0.32</text:p>
          </table:table-cell>
          <table:table-cell office:value-type="float" office:value="19400" calcext:value-type="float">
            <text:p>19400</text:p>
          </table:table-cell>
          <table:table-cell office:value-type="float" office:value="7923045" calcext:value-type="float">
            <text:p>7923045</text:p>
          </table:table-cell>
          <table:table-cell table:formula="of:=[.F175]&gt;[.B1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5-s110877071c9317578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9317578" calcext:value-type="float">
            <text:p>9317578</text:p>
          </table:table-cell>
          <table:table-cell office:value-type="float" office:value="0.31333" calcext:value-type="float">
            <text:p>0.31333</text:p>
          </table:table-cell>
          <table:table-cell office:value-type="float" office:value="0.35" calcext:value-type="float">
            <text:p>0.35</text:p>
          </table:table-cell>
          <table:table-cell office:value-type="float" office:value="41852" calcext:value-type="float">
            <text:p>41852</text:p>
          </table:table-cell>
          <table:table-cell office:value-type="float" office:value="9317578" calcext:value-type="float">
            <text:p>9317578</text:p>
          </table:table-cell>
          <table:table-cell table:formula="of:=[.F176]&gt;[.B1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5-s110877071c8774819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648" calcext:value-type="float">
            <text:p>7648</text:p>
          </table:table-cell>
          <table:table-cell office:value-type="float" office:value="8774819" calcext:value-type="float">
            <text:p>8774819</text:p>
          </table:table-cell>
          <table:table-cell office:value-type="float" office:value="0.31667" calcext:value-type="float">
            <text:p>0.31667</text:p>
          </table:table-cell>
          <table:table-cell office:value-type="float" office:value="0.32" calcext:value-type="float">
            <text:p>0.32</text:p>
          </table:table-cell>
          <table:table-cell office:value-type="float" office:value="19228" calcext:value-type="float">
            <text:p>19228</text:p>
          </table:table-cell>
          <table:table-cell office:value-type="float" office:value="8774819" calcext:value-type="float">
            <text:p>8774819</text:p>
          </table:table-cell>
          <table:table-cell table:formula="of:=[.F177]&gt;[.B1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1-s843367405c7933442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933442" calcext:value-type="float">
            <text:p>7933442</text:p>
          </table:table-cell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41388" calcext:value-type="float">
            <text:p>41388</text:p>
          </table:table-cell>
          <table:table-cell office:value-type="float" office:value="7933442" calcext:value-type="float">
            <text:p>7933442</text:p>
          </table:table-cell>
          <table:table-cell table:formula="of:=[.F178]&gt;[.B1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2-s528806317c6527891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8732" calcext:value-type="float">
            <text:p>8732</text:p>
          </table:table-cell>
          <table:table-cell office:value-type="float" office:value="6527891" calcext:value-type="float">
            <text:p>6527891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3" calcext:value-type="float">
            <text:p>0.33</text:p>
          </table:table-cell>
          <table:table-cell office:value-type="float" office:value="19116" calcext:value-type="float">
            <text:p>19116</text:p>
          </table:table-cell>
          <table:table-cell office:value-type="float" office:value="6527891" calcext:value-type="float">
            <text:p>6527891</text:p>
          </table:table-cell>
          <table:table-cell table:formula="of:=[.F179]&gt;[.B1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3-s780179313c809068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932" calcext:value-type="float">
            <text:p>8932</text:p>
          </table:table-cell>
          <table:table-cell office:value-type="float" office:value="8090683" calcext:value-type="float">
            <text:p>8090683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3" calcext:value-type="float">
            <text:p>0.33</text:p>
          </table:table-cell>
          <table:table-cell office:value-type="float" office:value="19048" calcext:value-type="float">
            <text:p>19048</text:p>
          </table:table-cell>
          <table:table-cell office:value-type="float" office:value="8090683" calcext:value-type="float">
            <text:p>8090683</text:p>
          </table:table-cell>
          <table:table-cell table:formula="of:=[.F180]&gt;[.B1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3-s780179313c8935296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388" calcext:value-type="float">
            <text:p>20388</text:p>
          </table:table-cell>
          <table:table-cell office:value-type="float" office:value="8935296" calcext:value-type="float">
            <text:p>8935296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5" calcext:value-type="float">
            <text:p>0.35</text:p>
          </table:table-cell>
          <table:table-cell office:value-type="float" office:value="39400" calcext:value-type="float">
            <text:p>39400</text:p>
          </table:table-cell>
          <table:table-cell office:value-type="float" office:value="8935296" calcext:value-type="float">
            <text:p>8935296</text:p>
          </table:table-cell>
          <table:table-cell table:formula="of:=[.F181]&gt;[.B1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8-s991580855c9728635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244" calcext:value-type="float">
            <text:p>9244</text:p>
          </table:table-cell>
          <table:table-cell office:value-type="float" office:value="9728635" calcext:value-type="float">
            <text:p>9728635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9588" calcext:value-type="float">
            <text:p>19588</text:p>
          </table:table-cell>
          <table:table-cell office:value-type="float" office:value="9728635" calcext:value-type="float">
            <text:p>9728635</text:p>
          </table:table-cell>
          <table:table-cell table:formula="of:=[.F182]&gt;[.B1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6-s227708629c7372757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76" calcext:value-type="float">
            <text:p>20476</text:p>
          </table:table-cell>
          <table:table-cell office:value-type="float" office:value="7372757" calcext:value-type="float">
            <text:p>7372757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35" calcext:value-type="float">
            <text:p>0.35</text:p>
          </table:table-cell>
          <table:table-cell office:value-type="float" office:value="42924" calcext:value-type="float">
            <text:p>42924</text:p>
          </table:table-cell>
          <table:table-cell office:value-type="float" office:value="7372757" calcext:value-type="float">
            <text:p>7372757</text:p>
          </table:table-cell>
          <table:table-cell table:formula="of:=[.F183]&gt;[.B1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0-s827183242c8821306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8821306" calcext:value-type="float">
            <text:p>8821306</text:p>
          </table:table-cell>
          <table:table-cell office:value-type="float" office:value="0.32667" calcext:value-type="float">
            <text:p>0.32667</text:p>
          </table:table-cell>
          <table:table-cell office:value-type="float" office:value="0.36" calcext:value-type="float">
            <text:p>0.36</text:p>
          </table:table-cell>
          <table:table-cell office:value-type="float" office:value="42104" calcext:value-type="float">
            <text:p>42104</text:p>
          </table:table-cell>
          <table:table-cell office:value-type="float" office:value="8821306" calcext:value-type="float">
            <text:p>8821306</text:p>
          </table:table-cell>
          <table:table-cell table:formula="of:=[.F184]&gt;[.B1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9-s126456688c5577842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76" calcext:value-type="float">
            <text:p>21876</text:p>
          </table:table-cell>
          <table:table-cell office:value-type="float" office:value="5577842" calcext:value-type="float">
            <text:p>5577842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42632" calcext:value-type="float">
            <text:p>42632</text:p>
          </table:table-cell>
          <table:table-cell office:value-type="float" office:value="5577842" calcext:value-type="float">
            <text:p>5577842</text:p>
          </table:table-cell>
          <table:table-cell table:formula="of:=[.F185]&gt;[.B1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2-s528806317c810469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8104695" calcext:value-type="float">
            <text:p>8104695</text:p>
          </table:table-cell>
          <table:table-cell office:value-type="float" office:value="0.33" calcext:value-type="float">
            <text:p>0.33</text:p>
          </table:table-cell>
          <table:table-cell office:value-type="float" office:value="0.36" calcext:value-type="float">
            <text:p>0.36</text:p>
          </table:table-cell>
          <table:table-cell office:value-type="float" office:value="39560" calcext:value-type="float">
            <text:p>39560</text:p>
          </table:table-cell>
          <table:table-cell office:value-type="float" office:value="8104695" calcext:value-type="float">
            <text:p>8104695</text:p>
          </table:table-cell>
          <table:table-cell table:formula="of:=[.F186]&gt;[.B1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4-s721215008c705177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12" calcext:value-type="float">
            <text:p>20412</text:p>
          </table:table-cell>
          <table:table-cell office:value-type="float" office:value="7051771" calcext:value-type="float">
            <text:p>7051771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6" calcext:value-type="float">
            <text:p>0.36</text:p>
          </table:table-cell>
          <table:table-cell office:value-type="float" office:value="39528" calcext:value-type="float">
            <text:p>39528</text:p>
          </table:table-cell>
          <table:table-cell office:value-type="float" office:value="7051771" calcext:value-type="float">
            <text:p>7051771</text:p>
          </table:table-cell>
          <table:table-cell table:formula="of:=[.F187]&gt;[.B1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-0-s827183242c8822301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7704" calcext:value-type="float">
            <text:p>7704</text:p>
          </table:table-cell>
          <table:table-cell office:value-type="float" office:value="8822301" calcext:value-type="float">
            <text:p>8822301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4" calcext:value-type="float">
            <text:p>0.34</text:p>
          </table:table-cell>
          <table:table-cell office:value-type="float" office:value="18268" calcext:value-type="float">
            <text:p>18268</text:p>
          </table:table-cell>
          <table:table-cell office:value-type="float" office:value="8822301" calcext:value-type="float">
            <text:p>8822301</text:p>
          </table:table-cell>
          <table:table-cell table:formula="of:=[.F188]&gt;[.B1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20000-7-s177710744c9332308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00" calcext:value-type="float">
            <text:p>7700</text:p>
          </table:table-cell>
          <table:table-cell office:value-type="float" office:value="9332308" calcext:value-type="float">
            <text:p>9332308</text:p>
          </table:table-cell>
          <table:table-cell office:value-type="float" office:value="0.33667" calcext:value-type="float">
            <text:p>0.33667</text:p>
          </table:table-cell>
          <table:table-cell office:value-type="float" office:value="0.34" calcext:value-type="float">
            <text:p>0.34</text:p>
          </table:table-cell>
          <table:table-cell office:value-type="float" office:value="18968" calcext:value-type="float">
            <text:p>18968</text:p>
          </table:table-cell>
          <table:table-cell office:value-type="float" office:value="9332308" calcext:value-type="float">
            <text:p>9332308</text:p>
          </table:table-cell>
          <table:table-cell table:formula="of:=[.F189]&gt;[.B1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8-s991580855c6782529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552" calcext:value-type="float">
            <text:p>20552</text:p>
          </table:table-cell>
          <table:table-cell office:value-type="float" office:value="6782529" calcext:value-type="float">
            <text:p>6782529</text:p>
          </table:table-cell>
          <table:table-cell office:value-type="float" office:value="0.34" calcext:value-type="float">
            <text:p>0.34</text:p>
          </table:table-cell>
          <table:table-cell office:value-type="float" office:value="0.36" calcext:value-type="float">
            <text:p>0.36</text:p>
          </table:table-cell>
          <table:table-cell office:value-type="float" office:value="41924" calcext:value-type="float">
            <text:p>41924</text:p>
          </table:table-cell>
          <table:table-cell office:value-type="float" office:value="6782529" calcext:value-type="float">
            <text:p>6782529</text:p>
          </table:table-cell>
          <table:table-cell table:formula="of:=[.F190]&gt;[.B1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1000000n100000-7-s177710744c5667253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667253" calcext:value-type="float">
            <text:p>5667253</text:p>
          </table:table-cell>
          <table:table-cell office:value-type="float" office:value="0.34333" calcext:value-type="float">
            <text:p>0.34333</text:p>
          </table:table-cell>
          <table:table-cell office:value-type="float" office:value="0.36" calcext:value-type="float">
            <text:p>0.36</text:p>
          </table:table-cell>
          <table:table-cell office:value-type="float" office:value="40428" calcext:value-type="float">
            <text:p>40428</text:p>
          </table:table-cell>
          <table:table-cell office:value-type="float" office:value="5667253" calcext:value-type="float">
            <text:p>5667253</text:p>
          </table:table-cell>
          <table:table-cell table:formula="of:=[.F191]&gt;[.B1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6-s227708629c635901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04" calcext:value-type="float">
            <text:p>12604</text:p>
          </table:table-cell>
          <table:table-cell office:value-type="float" office:value="6359014" calcext:value-type="float">
            <text:p>6359014</text:p>
          </table:table-cell>
          <table:table-cell office:value-type="float" office:value="0.39667" calcext:value-type="float">
            <text:p>0.39667</text:p>
          </table:table-cell>
          <table:table-cell office:value-type="float" office:value="0.41" calcext:value-type="float">
            <text:p>0.41</text:p>
          </table:table-cell>
          <table:table-cell office:value-type="float" office:value="34216" calcext:value-type="float">
            <text:p>34216</text:p>
          </table:table-cell>
          <table:table-cell office:value-type="float" office:value="6359014" calcext:value-type="float">
            <text:p>6359014</text:p>
          </table:table-cell>
          <table:table-cell table:formula="of:=[.F192]&gt;[.B1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7-s177710744c9223861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28" calcext:value-type="float">
            <text:p>11928</text:p>
          </table:table-cell>
          <table:table-cell office:value-type="float" office:value="9223861" calcext:value-type="float">
            <text:p>9223861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2" calcext:value-type="float">
            <text:p>0.42</text:p>
          </table:table-cell>
          <table:table-cell office:value-type="float" office:value="36256" calcext:value-type="float">
            <text:p>36256</text:p>
          </table:table-cell>
          <table:table-cell office:value-type="float" office:value="9223861" calcext:value-type="float">
            <text:p>9223861</text:p>
          </table:table-cell>
          <table:table-cell table:formula="of:=[.F193]&gt;[.B1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3-s780179313c8835643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16" calcext:value-type="float">
            <text:p>12016</text:p>
          </table:table-cell>
          <table:table-cell office:value-type="float" office:value="8835643" calcext:value-type="float">
            <text:p>8835643</text:p>
          </table:table-cell>
          <table:table-cell office:value-type="float" office:value="0.41" calcext:value-type="float">
            <text:p>0.41</text:p>
          </table:table-cell>
          <table:table-cell office:value-type="float" office:value="0.43" calcext:value-type="float">
            <text:p>0.43</text:p>
          </table:table-cell>
          <table:table-cell office:value-type="float" office:value="34132" calcext:value-type="float">
            <text:p>34132</text:p>
          </table:table-cell>
          <table:table-cell office:value-type="float" office:value="8835643" calcext:value-type="float">
            <text:p>8835643</text:p>
          </table:table-cell>
          <table:table-cell table:formula="of:=[.F194]&gt;[.B1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1-s843367405c6690241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6690241" calcext:value-type="float">
            <text:p>6690241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3" calcext:value-type="float">
            <text:p>0.43</text:p>
          </table:table-cell>
          <table:table-cell office:value-type="float" office:value="36428" calcext:value-type="float">
            <text:p>36428</text:p>
          </table:table-cell>
          <table:table-cell office:value-type="float" office:value="6690241" calcext:value-type="float">
            <text:p>6690241</text:p>
          </table:table-cell>
          <table:table-cell table:formula="of:=[.F195]&gt;[.B1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2-s528806317c627401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2052" calcext:value-type="float">
            <text:p>12052</text:p>
          </table:table-cell>
          <table:table-cell office:value-type="float" office:value="6274012" calcext:value-type="float">
            <text:p>6274012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36564" calcext:value-type="float">
            <text:p>36564</text:p>
          </table:table-cell>
          <table:table-cell office:value-type="float" office:value="6274012" calcext:value-type="float">
            <text:p>6274012</text:p>
          </table:table-cell>
          <table:table-cell table:formula="of:=[.F196]&gt;[.B1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9-s126456688c630377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303775" calcext:value-type="float">
            <text:p>6303775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34480" calcext:value-type="float">
            <text:p>34480</text:p>
          </table:table-cell>
          <table:table-cell office:value-type="float" office:value="6303775" calcext:value-type="float">
            <text:p>6303775</text:p>
          </table:table-cell>
          <table:table-cell table:formula="of:=[.F197]&gt;[.B1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0-s827183242c637338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4" calcext:value-type="float">
            <text:p>11984</text:p>
          </table:table-cell>
          <table:table-cell office:value-type="float" office:value="6373385" calcext:value-type="float">
            <text:p>6373385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34400" calcext:value-type="float">
            <text:p>34400</text:p>
          </table:table-cell>
          <table:table-cell office:value-type="float" office:value="6373385" calcext:value-type="float">
            <text:p>6373385</text:p>
          </table:table-cell>
          <table:table-cell table:formula="of:=[.F198]&gt;[.B1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8-s991580855c574193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741932" calcext:value-type="float">
            <text:p>5741932</text:p>
          </table:table-cell>
          <table:table-cell office:value-type="float" office:value="0.42333" calcext:value-type="float">
            <text:p>0.42333</text:p>
          </table:table-cell>
          <table:table-cell office:value-type="float" office:value="0.43" calcext:value-type="float">
            <text:p>0.43</text:p>
          </table:table-cell>
          <table:table-cell office:value-type="float" office:value="34364" calcext:value-type="float">
            <text:p>34364</text:p>
          </table:table-cell>
          <table:table-cell office:value-type="float" office:value="5741932" calcext:value-type="float">
            <text:p>5741932</text:p>
          </table:table-cell>
          <table:table-cell table:formula="of:=[.F199]&gt;[.B1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5-s110877071c763225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632255" calcext:value-type="float">
            <text:p>7632255</text:p>
          </table:table-cell>
          <table:table-cell office:value-type="float" office:value="0.43" calcext:value-type="float">
            <text:p>0.43</text:p>
          </table:table-cell>
          <table:table-cell office:value-type="float" office:value="0.44" calcext:value-type="float">
            <text:p>0.44</text:p>
          </table:table-cell>
          <table:table-cell office:value-type="float" office:value="34392" calcext:value-type="float">
            <text:p>34392</text:p>
          </table:table-cell>
          <table:table-cell office:value-type="float" office:value="7632255" calcext:value-type="float">
            <text:p>7632255</text:p>
          </table:table-cell>
          <table:table-cell table:formula="of:=[.F200]&gt;[.B2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50000-4-s721215008c548895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5488950" calcext:value-type="float">
            <text:p>5488950</text:p>
          </table:table-cell>
          <table:table-cell office:value-type="float" office:value="0.43667" calcext:value-type="float">
            <text:p>0.43667</text:p>
          </table:table-cell>
          <table:table-cell office:value-type="float" office:value="0.44" calcext:value-type="float">
            <text:p>0.44</text:p>
          </table:table-cell>
          <table:table-cell office:value-type="float" office:value="35828" calcext:value-type="float">
            <text:p>35828</text:p>
          </table:table-cell>
          <table:table-cell office:value-type="float" office:value="5488950" calcext:value-type="float">
            <text:p>5488950</text:p>
          </table:table-cell>
          <table:table-cell table:formula="of:=[.F201]&gt;[.B2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6-s227708629c7385954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36" calcext:value-type="float">
            <text:p>20436</text:p>
          </table:table-cell>
          <table:table-cell office:value-type="float" office:value="7385954" calcext:value-type="float">
            <text:p>7385954</text:p>
          </table:table-cell>
          <table:table-cell office:value-type="float" office:value="0.55667" calcext:value-type="float">
            <text:p>0.55667</text:p>
          </table:table-cell>
          <table:table-cell office:value-type="float" office:value="0.58" calcext:value-type="float">
            <text:p>0.58</text:p>
          </table:table-cell>
          <table:table-cell office:value-type="float" office:value="30072" calcext:value-type="float">
            <text:p>30072</text:p>
          </table:table-cell>
          <table:table-cell office:value-type="float" office:value="7385954" calcext:value-type="float">
            <text:p>7385954</text:p>
          </table:table-cell>
          <table:table-cell table:formula="of:=[.F202]&gt;[.B2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9-s126456688c5843362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8" calcext:value-type="float">
            <text:p>20468</text:p>
          </table:table-cell>
          <table:table-cell office:value-type="float" office:value="5843362" calcext:value-type="float">
            <text:p>5843362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0512" calcext:value-type="float">
            <text:p>30512</text:p>
          </table:table-cell>
          <table:table-cell office:value-type="float" office:value="5843362" calcext:value-type="float">
            <text:p>5843362</text:p>
          </table:table-cell>
          <table:table-cell table:formula="of:=[.F203]&gt;[.B2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5-s110877071c8707973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8707973" calcext:value-type="float">
            <text:p>8707973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6" calcext:value-type="float">
            <text:p>0.6</text:p>
          </table:table-cell>
          <table:table-cell office:value-type="float" office:value="30456" calcext:value-type="float">
            <text:p>30456</text:p>
          </table:table-cell>
          <table:table-cell office:value-type="float" office:value="8707973" calcext:value-type="float">
            <text:p>8707973</text:p>
          </table:table-cell>
          <table:table-cell table:formula="of:=[.F204]&gt;[.B2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3-s780179313c6947160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48" calcext:value-type="float">
            <text:p>20548</text:p>
          </table:table-cell>
          <table:table-cell office:value-type="float" office:value="6947160" calcext:value-type="float">
            <text:p>6947160</text:p>
          </table:table-cell>
          <table:table-cell office:value-type="float" office:value="0.58333" calcext:value-type="float">
            <text:p>0.58333</text:p>
          </table:table-cell>
          <table:table-cell office:value-type="float" office:value="0.61" calcext:value-type="float">
            <text:p>0.61</text:p>
          </table:table-cell>
          <table:table-cell office:value-type="float" office:value="30340" calcext:value-type="float">
            <text:p>30340</text:p>
          </table:table-cell>
          <table:table-cell office:value-type="float" office:value="6947160" calcext:value-type="float">
            <text:p>6947160</text:p>
          </table:table-cell>
          <table:table-cell table:formula="of:=[.F205]&gt;[.B2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0-s827183242c619329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92" calcext:value-type="float">
            <text:p>20392</text:p>
          </table:table-cell>
          <table:table-cell office:value-type="float" office:value="6193291" calcext:value-type="float">
            <text:p>6193291</text:p>
          </table:table-cell>
          <table:table-cell office:value-type="float" office:value="0.58667" calcext:value-type="float">
            <text:p>0.58667</text:p>
          </table:table-cell>
          <table:table-cell office:value-type="float" office:value="0.62" calcext:value-type="float">
            <text:p>0.62</text:p>
          </table:table-cell>
          <table:table-cell office:value-type="float" office:value="30476" calcext:value-type="float">
            <text:p>30476</text:p>
          </table:table-cell>
          <table:table-cell office:value-type="float" office:value="6193291" calcext:value-type="float">
            <text:p>6193291</text:p>
          </table:table-cell>
          <table:table-cell table:formula="of:=[.F206]&gt;[.B2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4-s721215008c8428519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48" calcext:value-type="float">
            <text:p>20448</text:p>
          </table:table-cell>
          <table:table-cell office:value-type="float" office:value="8428519" calcext:value-type="float">
            <text:p>8428519</text:p>
          </table:table-cell>
          <table:table-cell office:value-type="float" office:value="0.59" calcext:value-type="float">
            <text:p>0.59</text:p>
          </table:table-cell>
          <table:table-cell office:value-type="float" office:value="0.61" calcext:value-type="float">
            <text:p>0.61</text:p>
          </table:table-cell>
          <table:table-cell office:value-type="float" office:value="29616" calcext:value-type="float">
            <text:p>29616</text:p>
          </table:table-cell>
          <table:table-cell office:value-type="float" office:value="8428519" calcext:value-type="float">
            <text:p>8428519</text:p>
          </table:table-cell>
          <table:table-cell table:formula="of:=[.F207]&gt;[.B2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7-s177710744c6272106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0" calcext:value-type="float">
            <text:p>20440</text:p>
          </table:table-cell>
          <table:table-cell office:value-type="float" office:value="6272106" calcext:value-type="float">
            <text:p>6272106</text:p>
          </table:table-cell>
          <table:table-cell office:value-type="float" office:value="0.59333" calcext:value-type="float">
            <text:p>0.59333</text:p>
          </table:table-cell>
          <table:table-cell office:value-type="float" office:value="0.62" calcext:value-type="float">
            <text:p>0.62</text:p>
          </table:table-cell>
          <table:table-cell office:value-type="float" office:value="29792" calcext:value-type="float">
            <text:p>29792</text:p>
          </table:table-cell>
          <table:table-cell office:value-type="float" office:value="6272106" calcext:value-type="float">
            <text:p>6272106</text:p>
          </table:table-cell>
          <table:table-cell table:formula="of:=[.F208]&gt;[.B2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8-s991580855c8490598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1800" calcext:value-type="float">
            <text:p>21800</text:p>
          </table:table-cell>
          <table:table-cell office:value-type="float" office:value="8490598" calcext:value-type="float">
            <text:p>8490598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float" office:value="29884" calcext:value-type="float">
            <text:p>29884</text:p>
          </table:table-cell>
          <table:table-cell office:value-type="float" office:value="8490598" calcext:value-type="float">
            <text:p>8490598</text:p>
          </table:table-cell>
          <table:table-cell table:formula="of:=[.F209]&gt;[.B2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1-s843367405c7218555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00" calcext:value-type="float">
            <text:p>21800</text:p>
          </table:table-cell>
          <table:table-cell office:value-type="float" office:value="7218555" calcext:value-type="float">
            <text:p>7218555</text:p>
          </table:table-cell>
          <table:table-cell office:value-type="float" office:value="0.60333" calcext:value-type="float">
            <text:p>0.60333</text:p>
          </table:table-cell>
          <table:table-cell office:value-type="float" office:value="0.63" calcext:value-type="float">
            <text:p>0.63</text:p>
          </table:table-cell>
          <table:table-cell office:value-type="float" office:value="30552" calcext:value-type="float">
            <text:p>30552</text:p>
          </table:table-cell>
          <table:table-cell office:value-type="float" office:value="7218555" calcext:value-type="float">
            <text:p>7218555</text:p>
          </table:table-cell>
          <table:table-cell table:formula="of:=[.F210]&gt;[.B2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0-s827183242c6712851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712851" calcext:value-type="float">
            <text:p>6712851</text:p>
          </table:table-cell>
          <table:table-cell office:value-type="float" office:value="0.61" calcext:value-type="float">
            <text:p>0.61</text:p>
          </table:table-cell>
          <table:table-cell office:value-type="float" office:value="0.62" calcext:value-type="float">
            <text:p>0.62</text:p>
          </table:table-cell>
          <table:table-cell office:value-type="float" office:value="22788" calcext:value-type="float">
            <text:p>22788</text:p>
          </table:table-cell>
          <table:table-cell office:value-type="float" office:value="6712851" calcext:value-type="float">
            <text:p>6712851</text:p>
          </table:table-cell>
          <table:table-cell table:formula="of:=[.F211]&gt;[.B2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wmax500000n100000-2-s528806317c5548039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84" calcext:value-type="float">
            <text:p>20484</text:p>
          </table:table-cell>
          <table:table-cell office:value-type="float" office:value="5548039" calcext:value-type="float">
            <text:p>5548039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office:value-type="float" office:value="29396" calcext:value-type="float">
            <text:p>29396</text:p>
          </table:table-cell>
          <table:table-cell office:value-type="float" office:value="5548039" calcext:value-type="float">
            <text:p>5548039</text:p>
          </table:table-cell>
          <table:table-cell table:formula="of:=[.F212]&gt;[.B2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1-s843367405c8291694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291694" calcext:value-type="float">
            <text:p>8291694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 office:value-type="float" office:value="23776" calcext:value-type="float">
            <text:p>23776</text:p>
          </table:table-cell>
          <table:table-cell office:value-type="float" office:value="8291694" calcext:value-type="float">
            <text:p>8291694</text:p>
          </table:table-cell>
          <table:table-cell table:formula="of:=[.F213]&gt;[.B2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8-s991580855c9658204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68" calcext:value-type="float">
            <text:p>12068</text:p>
          </table:table-cell>
          <table:table-cell office:value-type="float" office:value="9658204" calcext:value-type="float">
            <text:p>9658204</text:p>
          </table:table-cell>
          <table:table-cell office:value-type="float" office:value="0.63667" calcext:value-type="float">
            <text:p>0.63667</text:p>
          </table:table-cell>
          <table:table-cell office:value-type="float" office:value="0.65" calcext:value-type="float">
            <text:p>0.65</text:p>
          </table:table-cell>
          <table:table-cell office:value-type="float" office:value="23812" calcext:value-type="float">
            <text:p>23812</text:p>
          </table:table-cell>
          <table:table-cell office:value-type="float" office:value="9658204" calcext:value-type="float">
            <text:p>9658204</text:p>
          </table:table-cell>
          <table:table-cell table:formula="of:=[.F214]&gt;[.B2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6-s227708629c8467548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8467548" calcext:value-type="float">
            <text:p>8467548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22608" calcext:value-type="float">
            <text:p>22608</text:p>
          </table:table-cell>
          <table:table-cell office:value-type="float" office:value="8467548" calcext:value-type="float">
            <text:p>8467548</text:p>
          </table:table-cell>
          <table:table-cell table:formula="of:=[.F215]&gt;[.B2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2-s528806317c8398362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4" calcext:value-type="float">
            <text:p>11944</text:p>
          </table:table-cell>
          <table:table-cell office:value-type="float" office:value="8398362" calcext:value-type="float">
            <text:p>8398362</text:p>
          </table:table-cell>
          <table:table-cell office:value-type="float" office:value="0.65667" calcext:value-type="float">
            <text:p>0.65667</text:p>
          </table:table-cell>
          <table:table-cell office:value-type="float" office:value="0.67" calcext:value-type="float">
            <text:p>0.67</text:p>
          </table:table-cell>
          <table:table-cell office:value-type="float" office:value="22468" calcext:value-type="float">
            <text:p>22468</text:p>
          </table:table-cell>
          <table:table-cell office:value-type="float" office:value="8398362" calcext:value-type="float">
            <text:p>8398362</text:p>
          </table:table-cell>
          <table:table-cell table:formula="of:=[.F216]&gt;[.B2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7-s177710744c7849345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7849345" calcext:value-type="float">
            <text:p>7849345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23712" calcext:value-type="float">
            <text:p>23712</text:p>
          </table:table-cell>
          <table:table-cell office:value-type="float" office:value="7849345" calcext:value-type="float">
            <text:p>7849345</text:p>
          </table:table-cell>
          <table:table-cell table:formula="of:=[.F217]&gt;[.B2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9-s126456688c779008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7790082" calcext:value-type="float">
            <text:p>7790082</text:p>
          </table:table-cell>
          <table:table-cell office:value-type="float" office:value="0.66333" calcext:value-type="float">
            <text:p>0.66333</text:p>
          </table:table-cell>
          <table:table-cell office:value-type="float" office:value="0.67" calcext:value-type="float">
            <text:p>0.67</text:p>
          </table:table-cell>
          <table:table-cell office:value-type="float" office:value="22512" calcext:value-type="float">
            <text:p>22512</text:p>
          </table:table-cell>
          <table:table-cell office:value-type="float" office:value="7790082" calcext:value-type="float">
            <text:p>7790082</text:p>
          </table:table-cell>
          <table:table-cell table:formula="of:=[.F218]&gt;[.B2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3-s780179313c8190313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4" calcext:value-type="float">
            <text:p>11924</text:p>
          </table:table-cell>
          <table:table-cell office:value-type="float" office:value="8190313" calcext:value-type="float">
            <text:p>8190313</text:p>
          </table:table-cell>
          <table:table-cell office:value-type="float" office:value="0.66333" calcext:value-type="float">
            <text:p>0.66333</text:p>
          </table:table-cell>
          <table:table-cell office:value-type="float" office:value="0.68" calcext:value-type="float">
            <text:p>0.68</text:p>
          </table:table-cell>
          <table:table-cell office:value-type="float" office:value="23128" calcext:value-type="float">
            <text:p>23128</text:p>
          </table:table-cell>
          <table:table-cell office:value-type="float" office:value="8190313" calcext:value-type="float">
            <text:p>8190313</text:p>
          </table:table-cell>
          <table:table-cell table:formula="of:=[.F219]&gt;[.B2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4-s721215008c7445609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8" calcext:value-type="float">
            <text:p>11988</text:p>
          </table:table-cell>
          <table:table-cell office:value-type="float" office:value="7445609" calcext:value-type="float">
            <text:p>7445609</text:p>
          </table:table-cell>
          <table:table-cell office:value-type="float" office:value="0.68667" calcext:value-type="float">
            <text:p>0.68667</text:p>
          </table:table-cell>
          <table:table-cell office:value-type="float" office:value="0.7" calcext:value-type="float">
            <text:p>0.7</text:p>
          </table:table-cell>
          <table:table-cell office:value-type="float" office:value="22916" calcext:value-type="float">
            <text:p>22916</text:p>
          </table:table-cell>
          <table:table-cell office:value-type="float" office:value="7445609" calcext:value-type="float">
            <text:p>7445609</text:p>
          </table:table-cell>
          <table:table-cell table:formula="of:=[.F220]&gt;[.B2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50000-5-s110877071c545930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5459305" calcext:value-type="float">
            <text:p>5459305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22516" calcext:value-type="float">
            <text:p>22516</text:p>
          </table:table-cell>
          <table:table-cell office:value-type="float" office:value="5459305" calcext:value-type="float">
            <text:p>5459305</text:p>
          </table:table-cell>
          <table:table-cell table:formula="of:=[.F221]&gt;[.B2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6-s227708629c9541389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92" calcext:value-type="float">
            <text:p>20492</text:p>
          </table:table-cell>
          <table:table-cell office:value-type="float" office:value="9541389" calcext:value-type="float">
            <text:p>9541389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 office:value-type="float" office:value="42452" calcext:value-type="float">
            <text:p>42452</text:p>
          </table:table-cell>
          <table:table-cell office:value-type="float" office:value="9541389" calcext:value-type="float">
            <text:p>9541389</text:p>
          </table:table-cell>
          <table:table-cell table:formula="of:=[.F222]&gt;[.B2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7-s177710744c516926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169265" calcext:value-type="float">
            <text:p>5169265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2704" calcext:value-type="float">
            <text:p>42704</text:p>
          </table:table-cell>
          <table:table-cell office:value-type="float" office:value="5169265" calcext:value-type="float">
            <text:p>5169265</text:p>
          </table:table-cell>
          <table:table-cell table:formula="of:=[.F223]&gt;[.B2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5-s110877071c7877976.ukp</text:p>
          </table:table-cell>
          <table:table-cell office:value-type="float" office:value="0.03667" calcext:value-type="float">
            <text:p>0.03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52" calcext:value-type="float">
            <text:p>20452</text:p>
          </table:table-cell>
          <table:table-cell office:value-type="float" office:value="7877976" calcext:value-type="float">
            <text:p>7877976</text:p>
          </table:table-cell>
          <table:table-cell office:value-type="float" office:value="0.73" calcext:value-type="float">
            <text:p>0.73</text:p>
          </table:table-cell>
          <table:table-cell office:value-type="float" office:value="0.75" calcext:value-type="float">
            <text:p>0.75</text:p>
          </table:table-cell>
          <table:table-cell office:value-type="float" office:value="41560" calcext:value-type="float">
            <text:p>41560</text:p>
          </table:table-cell>
          <table:table-cell office:value-type="float" office:value="7877976" calcext:value-type="float">
            <text:p>7877976</text:p>
          </table:table-cell>
          <table:table-cell table:formula="of:=[.F224]&gt;[.B2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1-s843367405c9941261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48" calcext:value-type="float">
            <text:p>20448</text:p>
          </table:table-cell>
          <table:table-cell office:value-type="float" office:value="9941261" calcext:value-type="float">
            <text:p>9941261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6" calcext:value-type="float">
            <text:p>0.76</text:p>
          </table:table-cell>
          <table:table-cell office:value-type="float" office:value="40856" calcext:value-type="float">
            <text:p>40856</text:p>
          </table:table-cell>
          <table:table-cell office:value-type="float" office:value="9941261" calcext:value-type="float">
            <text:p>9941261</text:p>
          </table:table-cell>
          <table:table-cell table:formula="of:=[.F225]&gt;[.B2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8-s991580855c637699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376994" calcext:value-type="float">
            <text:p>6376994</text:p>
          </table:table-cell>
          <table:table-cell office:value-type="float" office:value="0.73667" calcext:value-type="float">
            <text:p>0.73667</text:p>
          </table:table-cell>
          <table:table-cell office:value-type="float" office:value="0.77" calcext:value-type="float">
            <text:p>0.77</text:p>
          </table:table-cell>
          <table:table-cell office:value-type="float" office:value="41964" calcext:value-type="float">
            <text:p>41964</text:p>
          </table:table-cell>
          <table:table-cell office:value-type="float" office:value="6376994" calcext:value-type="float">
            <text:p>6376994</text:p>
          </table:table-cell>
          <table:table-cell table:formula="of:=[.F226]&gt;[.B2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2-s528806317c6827352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6827352" calcext:value-type="float">
            <text:p>6827352</text:p>
          </table:table-cell>
          <table:table-cell office:value-type="float" office:value="0.74" calcext:value-type="float">
            <text:p>0.74</text:p>
          </table:table-cell>
          <table:table-cell office:value-type="float" office:value="0.76" calcext:value-type="float">
            <text:p>0.76</text:p>
          </table:table-cell>
          <table:table-cell office:value-type="float" office:value="40680" calcext:value-type="float">
            <text:p>40680</text:p>
          </table:table-cell>
          <table:table-cell office:value-type="float" office:value="6827352" calcext:value-type="float">
            <text:p>6827352</text:p>
          </table:table-cell>
          <table:table-cell table:formula="of:=[.F227]&gt;[.B2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9-s126456688c5106568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80" calcext:value-type="float">
            <text:p>20480</text:p>
          </table:table-cell>
          <table:table-cell office:value-type="float" office:value="5106568" calcext:value-type="float">
            <text:p>5106568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77" calcext:value-type="float">
            <text:p>0.77</text:p>
          </table:table-cell>
          <table:table-cell office:value-type="float" office:value="39440" calcext:value-type="float">
            <text:p>39440</text:p>
          </table:table-cell>
          <table:table-cell office:value-type="float" office:value="5106568" calcext:value-type="float">
            <text:p>5106568</text:p>
          </table:table-cell>
          <table:table-cell table:formula="of:=[.F228]&gt;[.B2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3-s780179313c7411770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7411770" calcext:value-type="float">
            <text:p>7411770</text:p>
          </table:table-cell>
          <table:table-cell office:value-type="float" office:value="0.75333" calcext:value-type="float">
            <text:p>0.75333</text:p>
          </table:table-cell>
          <table:table-cell office:value-type="float" office:value="0.78" calcext:value-type="float">
            <text:p>0.78</text:p>
          </table:table-cell>
          <table:table-cell office:value-type="float" office:value="40492" calcext:value-type="float">
            <text:p>40492</text:p>
          </table:table-cell>
          <table:table-cell office:value-type="float" office:value="7411770" calcext:value-type="float">
            <text:p>7411770</text:p>
          </table:table-cell>
          <table:table-cell table:formula="of:=[.F229]&gt;[.B2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0-s827183242c9661788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9661788" calcext:value-type="float">
            <text:p>9661788</text:p>
          </table:table-cell>
          <table:table-cell office:value-type="float" office:value="0.75667" calcext:value-type="float">
            <text:p>0.75667</text:p>
          </table:table-cell>
          <table:table-cell office:value-type="float" office:value="0.79" calcext:value-type="float">
            <text:p>0.79</text:p>
          </table:table-cell>
          <table:table-cell office:value-type="float" office:value="39392" calcext:value-type="float">
            <text:p>39392</text:p>
          </table:table-cell>
          <table:table-cell office:value-type="float" office:value="9661788" calcext:value-type="float">
            <text:p>9661788</text:p>
          </table:table-cell>
          <table:table-cell table:formula="of:=[.F230]&gt;[.B2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1000000n100000-4-s721215008c8591530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8591530" calcext:value-type="float">
            <text:p>8591530</text:p>
          </table:table-cell>
          <table:table-cell office:value-type="float" office:value="0.76333" calcext:value-type="float">
            <text:p>0.76333</text:p>
          </table:table-cell>
          <table:table-cell office:value-type="float" office:value="0.79" calcext:value-type="float">
            <text:p>0.79</text:p>
          </table:table-cell>
          <table:table-cell office:value-type="float" office:value="39468" calcext:value-type="float">
            <text:p>39468</text:p>
          </table:table-cell>
          <table:table-cell office:value-type="float" office:value="8591530" calcext:value-type="float">
            <text:p>8591530</text:p>
          </table:table-cell>
          <table:table-cell table:formula="of:=[.F231]&gt;[.B2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0-s827183242c8628995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28" calcext:value-type="float">
            <text:p>20428</text:p>
          </table:table-cell>
          <table:table-cell office:value-type="float" office:value="8628995" calcext:value-type="float">
            <text:p>8628995</text:p>
          </table:table-cell>
          <table:table-cell office:value-type="float" office:value="1.73667" calcext:value-type="float">
            <text:p>1.73667</text:p>
          </table:table-cell>
          <table:table-cell office:value-type="float" office:value="1.76" calcext:value-type="float">
            <text:p>1.76</text:p>
          </table:table-cell>
          <table:table-cell office:value-type="float" office:value="34088" calcext:value-type="float">
            <text:p>34088</text:p>
          </table:table-cell>
          <table:table-cell office:value-type="float" office:value="8628995" calcext:value-type="float">
            <text:p>8628995</text:p>
          </table:table-cell>
          <table:table-cell table:formula="of:=[.F232]&gt;[.B2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1-s843367405c830053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532" calcext:value-type="float">
            <text:p>20532</text:p>
          </table:table-cell>
          <table:table-cell office:value-type="float" office:value="8300531" calcext:value-type="float">
            <text:p>8300531</text:p>
          </table:table-cell>
          <table:table-cell office:value-type="float" office:value="1.75" calcext:value-type="float">
            <text:p>1.75</text:p>
          </table:table-cell>
          <table:table-cell office:value-type="float" office:value="1.78" calcext:value-type="float">
            <text:p>1.78</text:p>
          </table:table-cell>
          <table:table-cell office:value-type="float" office:value="33836" calcext:value-type="float">
            <text:p>33836</text:p>
          </table:table-cell>
          <table:table-cell office:value-type="float" office:value="8300531" calcext:value-type="float">
            <text:p>8300531</text:p>
          </table:table-cell>
          <table:table-cell table:formula="of:=[.F233]&gt;[.B2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8-s991580855c7924401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924401" calcext:value-type="float">
            <text:p>7924401</text:p>
          </table:table-cell>
          <table:table-cell office:value-type="float" office:value="1.9" calcext:value-type="float">
            <text:p>1.9</text:p>
          </table:table-cell>
          <table:table-cell office:value-type="float" office:value="1.93" calcext:value-type="float">
            <text:p>1.93</text:p>
          </table:table-cell>
          <table:table-cell office:value-type="float" office:value="34116" calcext:value-type="float">
            <text:p>34116</text:p>
          </table:table-cell>
          <table:table-cell office:value-type="float" office:value="7924401" calcext:value-type="float">
            <text:p>7924401</text:p>
          </table:table-cell>
          <table:table-cell table:formula="of:=[.F234]&gt;[.B2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6-s227708629c9001498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0" calcext:value-type="float">
            <text:p>20460</text:p>
          </table:table-cell>
          <table:table-cell office:value-type="float" office:value="9001498" calcext:value-type="float">
            <text:p>9001498</text:p>
          </table:table-cell>
          <table:table-cell office:value-type="float" office:value="1.91667" calcext:value-type="float">
            <text:p>1.91667</text:p>
          </table:table-cell>
          <table:table-cell office:value-type="float" office:value="1.94" calcext:value-type="float">
            <text:p>1.94</text:p>
          </table:table-cell>
          <table:table-cell office:value-type="float" office:value="34172" calcext:value-type="float">
            <text:p>34172</text:p>
          </table:table-cell>
          <table:table-cell office:value-type="float" office:value="9001498" calcext:value-type="float">
            <text:p>9001498</text:p>
          </table:table-cell>
          <table:table-cell table:formula="of:=[.F235]&gt;[.B2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7-s177710744c6881787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96" calcext:value-type="float">
            <text:p>20496</text:p>
          </table:table-cell>
          <table:table-cell office:value-type="float" office:value="6881787" calcext:value-type="float">
            <text:p>6881787</text:p>
          </table:table-cell>
          <table:table-cell office:value-type="float" office:value="1.95667" calcext:value-type="float">
            <text:p>1.95667</text:p>
          </table:table-cell>
          <table:table-cell office:value-type="float" office:value="1.98" calcext:value-type="float">
            <text:p>1.98</text:p>
          </table:table-cell>
          <table:table-cell office:value-type="float" office:value="30532" calcext:value-type="float">
            <text:p>30532</text:p>
          </table:table-cell>
          <table:table-cell office:value-type="float" office:value="6881787" calcext:value-type="float">
            <text:p>6881787</text:p>
          </table:table-cell>
          <table:table-cell table:formula="of:=[.F236]&gt;[.B2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4-s721215008c5527496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5527496" calcext:value-type="float">
            <text:p>5527496</text:p>
          </table:table-cell>
          <table:table-cell office:value-type="float" office:value="2.02333" calcext:value-type="float">
            <text:p>2.02333</text:p>
          </table:table-cell>
          <table:table-cell office:value-type="float" office:value="2.05" calcext:value-type="float">
            <text:p>2.05</text:p>
          </table:table-cell>
          <table:table-cell office:value-type="float" office:value="30552" calcext:value-type="float">
            <text:p>30552</text:p>
          </table:table-cell>
          <table:table-cell office:value-type="float" office:value="5527496" calcext:value-type="float">
            <text:p>5527496</text:p>
          </table:table-cell>
          <table:table-cell table:formula="of:=[.F237]&gt;[.B2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3-s780179313c7579982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20472" calcext:value-type="float">
            <text:p>20472</text:p>
          </table:table-cell>
          <table:table-cell office:value-type="float" office:value="7579982" calcext:value-type="float">
            <text:p>7579982</text:p>
          </table:table-cell>
          <table:table-cell office:value-type="float" office:value="2.03" calcext:value-type="float">
            <text:p>2.03</text:p>
          </table:table-cell>
          <table:table-cell office:value-type="float" office:value="2.06" calcext:value-type="float">
            <text:p>2.06</text:p>
          </table:table-cell>
          <table:table-cell office:value-type="float" office:value="30620" calcext:value-type="float">
            <text:p>30620</text:p>
          </table:table-cell>
          <table:table-cell office:value-type="float" office:value="7579982" calcext:value-type="float">
            <text:p>7579982</text:p>
          </table:table-cell>
          <table:table-cell table:formula="of:=[.F238]&gt;[.B2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2-s528806317c8449003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72" calcext:value-type="float">
            <text:p>20472</text:p>
          </table:table-cell>
          <table:table-cell office:value-type="float" office:value="8449003" calcext:value-type="float">
            <text:p>8449003</text:p>
          </table:table-cell>
          <table:table-cell office:value-type="float" office:value="2.04" calcext:value-type="float">
            <text:p>2.04</text:p>
          </table:table-cell>
          <table:table-cell office:value-type="float" office:value="2.06" calcext:value-type="float">
            <text:p>2.06</text:p>
          </table:table-cell>
          <table:table-cell office:value-type="float" office:value="33464" calcext:value-type="float">
            <text:p>33464</text:p>
          </table:table-cell>
          <table:table-cell office:value-type="float" office:value="8449003" calcext:value-type="float">
            <text:p>8449003</text:p>
          </table:table-cell>
          <table:table-cell table:formula="of:=[.F239]&gt;[.B2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9-s126456688c7780875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7780875" calcext:value-type="float">
            <text:p>7780875</text:p>
          </table:table-cell>
          <table:table-cell office:value-type="float" office:value="2.12" calcext:value-type="float">
            <text:p>2.12</text:p>
          </table:table-cell>
          <table:table-cell office:value-type="float" office:value="2.15" calcext:value-type="float">
            <text:p>2.15</text:p>
          </table:table-cell>
          <table:table-cell office:value-type="float" office:value="34116" calcext:value-type="float">
            <text:p>34116</text:p>
          </table:table-cell>
          <table:table-cell office:value-type="float" office:value="7780875" calcext:value-type="float">
            <text:p>7780875</text:p>
          </table:table-cell>
          <table:table-cell table:formula="of:=[.F240]&gt;[.B2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wmax500000n100000-5-s110877071c7324523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6" calcext:value-type="float">
            <text:p>0.06</text:p>
          </table:table-cell>
          <table:table-cell office:value-type="float" office:value="20464" calcext:value-type="float">
            <text:p>20464</text:p>
          </table:table-cell>
          <table:table-cell office:value-type="float" office:value="7324523" calcext:value-type="float">
            <text:p>7324523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2.16" calcext:value-type="float">
            <text:p>2.16</text:p>
          </table:table-cell>
          <table:table-cell office:value-type="float" office:value="32952" calcext:value-type="float">
            <text:p>32952</text:p>
          </table:table-cell>
          <table:table-cell office:value-type="float" office:value="7324523" calcext:value-type="float">
            <text:p>7324523</text:p>
          </table:table-cell>
          <table:table-cell table:formula="of:=[.F241]&gt;[.B2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9-s126456688c9298006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7848" calcext:value-type="float">
            <text:p>7848</text:p>
          </table:table-cell>
          <table:table-cell office:value-type="float" office:value="9298006" calcext:value-type="float">
            <text:p>9298006</text:p>
          </table:table-cell>
          <table:table-cell office:value-type="float" office:value="2.36333" calcext:value-type="float">
            <text:p>2.36333</text:p>
          </table:table-cell>
          <table:table-cell office:value-type="float" office:value="2.37" calcext:value-type="float">
            <text:p>2.37</text:p>
          </table:table-cell>
          <table:table-cell office:value-type="float" office:value="29080" calcext:value-type="float">
            <text:p>29080</text:p>
          </table:table-cell>
          <table:table-cell office:value-type="float" office:value="9298006" calcext:value-type="float">
            <text:p>9298006</text:p>
          </table:table-cell>
          <table:table-cell table:formula="of:=[.F242]&gt;[.B2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1-s843367405c7990166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6972" calcext:value-type="float">
            <text:p>6972</text:p>
          </table:table-cell>
          <table:table-cell office:value-type="float" office:value="7990166" calcext:value-type="float">
            <text:p>7990166</text:p>
          </table:table-cell>
          <table:table-cell office:value-type="float" office:value="2.38" calcext:value-type="float">
            <text:p>2.38</text:p>
          </table:table-cell>
          <table:table-cell office:value-type="float" office:value="2.39" calcext:value-type="float">
            <text:p>2.39</text:p>
          </table:table-cell>
          <table:table-cell office:value-type="float" office:value="29200" calcext:value-type="float">
            <text:p>29200</text:p>
          </table:table-cell>
          <table:table-cell office:value-type="float" office:value="7990166" calcext:value-type="float">
            <text:p>7990166</text:p>
          </table:table-cell>
          <table:table-cell table:formula="of:=[.F243]&gt;[.B2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2-s528806317c9584409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7852" calcext:value-type="float">
            <text:p>7852</text:p>
          </table:table-cell>
          <table:table-cell office:value-type="float" office:value="9584409" calcext:value-type="float">
            <text:p>958440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29100" calcext:value-type="float">
            <text:p>29100</text:p>
          </table:table-cell>
          <table:table-cell office:value-type="float" office:value="9584409" calcext:value-type="float">
            <text:p>9584409</text:p>
          </table:table-cell>
          <table:table-cell table:formula="of:=[.F244]&gt;[.B2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5-s110877071c8407768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8340" calcext:value-type="float">
            <text:p>8340</text:p>
          </table:table-cell>
          <table:table-cell office:value-type="float" office:value="8407768" calcext:value-type="float">
            <text:p>8407768</text:p>
          </table:table-cell>
          <table:table-cell office:value-type="float" office:value="2.40667" calcext:value-type="float">
            <text:p>2.40667</text:p>
          </table:table-cell>
          <table:table-cell office:value-type="float" office:value="2.41" calcext:value-type="float">
            <text:p>2.41</text:p>
          </table:table-cell>
          <table:table-cell office:value-type="float" office:value="28924" calcext:value-type="float">
            <text:p>28924</text:p>
          </table:table-cell>
          <table:table-cell office:value-type="float" office:value="8407768" calcext:value-type="float">
            <text:p>8407768</text:p>
          </table:table-cell>
          <table:table-cell table:formula="of:=[.F245]&gt;[.B2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8-s991580855c5050915.ukp</text:p>
          </table:table-cell>
          <table:table-cell office:value-type="float" office:value="0.41667" calcext:value-type="float">
            <text:p>0.41667</text:p>
          </table:table-cell>
          <table:table-cell office:value-type="float" office:value="0.42" calcext:value-type="float">
            <text:p>0.42</text:p>
          </table:table-cell>
          <table:table-cell office:value-type="float" office:value="9744" calcext:value-type="float">
            <text:p>9744</text:p>
          </table:table-cell>
          <table:table-cell office:value-type="float" office:value="5050915" calcext:value-type="float">
            <text:p>5050915</text:p>
          </table:table-cell>
          <table:table-cell office:value-type="float" office:value="2.42333" calcext:value-type="float">
            <text:p>2.42333</text:p>
          </table:table-cell>
          <table:table-cell office:value-type="float" office:value="2.43" calcext:value-type="float">
            <text:p>2.43</text:p>
          </table:table-cell>
          <table:table-cell office:value-type="float" office:value="29088" calcext:value-type="float">
            <text:p>29088</text:p>
          </table:table-cell>
          <table:table-cell office:value-type="float" office:value="5050915" calcext:value-type="float">
            <text:p>5050915</text:p>
          </table:table-cell>
          <table:table-cell table:formula="of:=[.F246]&gt;[.B2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7-s177710744c8778552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312" calcext:value-type="float">
            <text:p>8312</text:p>
          </table:table-cell>
          <table:table-cell office:value-type="float" office:value="8778552" calcext:value-type="float">
            <text:p>8778552</text:p>
          </table:table-cell>
          <table:table-cell office:value-type="float" office:value="2.42667" calcext:value-type="float">
            <text:p>2.42667</text:p>
          </table:table-cell>
          <table:table-cell office:value-type="float" office:value="2.43" calcext:value-type="float">
            <text:p>2.43</text:p>
          </table:table-cell>
          <table:table-cell office:value-type="float" office:value="29292" calcext:value-type="float">
            <text:p>29292</text:p>
          </table:table-cell>
          <table:table-cell office:value-type="float" office:value="8778552" calcext:value-type="float">
            <text:p>8778552</text:p>
          </table:table-cell>
          <table:table-cell table:formula="of:=[.F247]&gt;[.B2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0-s827183242c6721457.ukp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10452" calcext:value-type="float">
            <text:p>10452</text:p>
          </table:table-cell>
          <table:table-cell office:value-type="float" office:value="6721457" calcext:value-type="float">
            <text:p>6721457</text:p>
          </table:table-cell>
          <table:table-cell table:number-columns-repeated="2" office:value-type="float" office:value="2.45" calcext:value-type="float">
            <text:p>2.45</text:p>
          </table:table-cell>
          <table:table-cell office:value-type="float" office:value="29204" calcext:value-type="float">
            <text:p>29204</text:p>
          </table:table-cell>
          <table:table-cell office:value-type="float" office:value="6721457" calcext:value-type="float">
            <text:p>6721457</text:p>
          </table:table-cell>
          <table:table-cell table:formula="of:=[.F248]&gt;[.B2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3-s780179313c7306233.ukp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39" calcext:value-type="float">
            <text:p>0.39</text:p>
          </table:table-cell>
          <table:table-cell office:value-type="float" office:value="9328" calcext:value-type="float">
            <text:p>9328</text:p>
          </table:table-cell>
          <table:table-cell office:value-type="float" office:value="7306233" calcext:value-type="float">
            <text:p>7306233</text:p>
          </table:table-cell>
          <table:table-cell office:value-type="float" office:value="2.46" calcext:value-type="float">
            <text:p>2.46</text:p>
          </table:table-cell>
          <table:table-cell office:value-type="float" office:value="2.47" calcext:value-type="float">
            <text:p>2.47</text:p>
          </table:table-cell>
          <table:table-cell office:value-type="float" office:value="29064" calcext:value-type="float">
            <text:p>29064</text:p>
          </table:table-cell>
          <table:table-cell office:value-type="float" office:value="7306233" calcext:value-type="float">
            <text:p>7306233</text:p>
          </table:table-cell>
          <table:table-cell table:formula="of:=[.F249]&gt;[.B2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6-s227708629c9447477.ukp</text:p>
          </table:table-cell>
          <table:table-cell office:value-type="float" office:value="0.46333" calcext:value-type="float">
            <text:p>0.46333</text:p>
          </table:table-cell>
          <table:table-cell office:value-type="float" office:value="0.47" calcext:value-type="float">
            <text:p>0.47</text:p>
          </table:table-cell>
          <table:table-cell office:value-type="float" office:value="9180" calcext:value-type="float">
            <text:p>9180</text:p>
          </table:table-cell>
          <table:table-cell office:value-type="float" office:value="9447477" calcext:value-type="float">
            <text:p>9447477</text:p>
          </table:table-cell>
          <table:table-cell office:value-type="float" office:value="2.46333" calcext:value-type="float">
            <text:p>2.46333</text:p>
          </table:table-cell>
          <table:table-cell office:value-type="float" office:value="2.46" calcext:value-type="float">
            <text:p>2.46</text:p>
          </table:table-cell>
          <table:table-cell office:value-type="float" office:value="29236" calcext:value-type="float">
            <text:p>29236</text:p>
          </table:table-cell>
          <table:table-cell office:value-type="float" office:value="9447477" calcext:value-type="float">
            <text:p>9447477</text:p>
          </table:table-cell>
          <table:table-cell table:formula="of:=[.F250]&gt;[.B2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-4-s721215008c8409387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7572" calcext:value-type="float">
            <text:p>7572</text:p>
          </table:table-cell>
          <table:table-cell office:value-type="float" office:value="8409387" calcext:value-type="float">
            <text:p>8409387</text:p>
          </table:table-cell>
          <table:table-cell office:value-type="float" office:value="2.55667" calcext:value-type="float">
            <text:p>2.55667</text:p>
          </table:table-cell>
          <table:table-cell office:value-type="float" office:value="2.56" calcext:value-type="float">
            <text:p>2.56</text:p>
          </table:table-cell>
          <table:table-cell office:value-type="float" office:value="29292" calcext:value-type="float">
            <text:p>29292</text:p>
          </table:table-cell>
          <table:table-cell office:value-type="float" office:value="8409387" calcext:value-type="float">
            <text:p>8409387</text:p>
          </table:table-cell>
          <table:table-cell table:formula="of:=[.F251]&gt;[.B2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2-s528806317c9789819.ukp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10388" calcext:value-type="float">
            <text:p>10388</text:p>
          </table:table-cell>
          <table:table-cell office:value-type="float" office:value="9789819" calcext:value-type="float">
            <text:p>9789819</text:p>
          </table:table-cell>
          <table:table-cell office:value-type="float" office:value="2.77333" calcext:value-type="float">
            <text:p>2.77333</text:p>
          </table:table-cell>
          <table:table-cell office:value-type="float" office:value="2.78" calcext:value-type="float">
            <text:p>2.78</text:p>
          </table:table-cell>
          <table:table-cell office:value-type="float" office:value="17860" calcext:value-type="float">
            <text:p>17860</text:p>
          </table:table-cell>
          <table:table-cell office:value-type="float" office:value="9789819" calcext:value-type="float">
            <text:p>9789819</text:p>
          </table:table-cell>
          <table:table-cell table:formula="of:=[.F252]&gt;[.B2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8-s991580855c8640008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644" calcext:value-type="float">
            <text:p>8644</text:p>
          </table:table-cell>
          <table:table-cell office:value-type="float" office:value="8640008" calcext:value-type="float">
            <text:p>8640008</text:p>
          </table:table-cell>
          <table:table-cell office:value-type="float" office:value="2.87333" calcext:value-type="float">
            <text:p>2.87333</text:p>
          </table:table-cell>
          <table:table-cell office:value-type="float" office:value="2.88" calcext:value-type="float">
            <text:p>2.88</text:p>
          </table:table-cell>
          <table:table-cell office:value-type="float" office:value="16860" calcext:value-type="float">
            <text:p>16860</text:p>
          </table:table-cell>
          <table:table-cell office:value-type="float" office:value="8640008" calcext:value-type="float">
            <text:p>8640008</text:p>
          </table:table-cell>
          <table:table-cell table:formula="of:=[.F253]&gt;[.B2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4-s721215008c5185436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9044" calcext:value-type="float">
            <text:p>9044</text:p>
          </table:table-cell>
          <table:table-cell office:value-type="float" office:value="5185436" calcext:value-type="float">
            <text:p>5185436</text:p>
          </table:table-cell>
          <table:table-cell office:value-type="float" office:value="2.92" calcext:value-type="float">
            <text:p>2.92</text:p>
          </table:table-cell>
          <table:table-cell office:value-type="float" office:value="2.94" calcext:value-type="float">
            <text:p>2.94</text:p>
          </table:table-cell>
          <table:table-cell office:value-type="float" office:value="32128" calcext:value-type="float">
            <text:p>32128</text:p>
          </table:table-cell>
          <table:table-cell office:value-type="float" office:value="5185436" calcext:value-type="float">
            <text:p>5185436</text:p>
          </table:table-cell>
          <table:table-cell table:formula="of:=[.F254]&gt;[.B2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6-s227708629c9080551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1" calcext:value-type="float">
            <text:p>0.01</text:p>
          </table:table-cell>
          <table:table-cell office:value-type="float" office:value="8164" calcext:value-type="float">
            <text:p>8164</text:p>
          </table:table-cell>
          <table:table-cell office:value-type="float" office:value="9080551" calcext:value-type="float">
            <text:p>9080551</text:p>
          </table:table-cell>
          <table:table-cell office:value-type="float" office:value="2.92667" calcext:value-type="float">
            <text:p>2.92667</text:p>
          </table:table-cell>
          <table:table-cell office:value-type="float" office:value="2.93" calcext:value-type="float">
            <text:p>2.93</text:p>
          </table:table-cell>
          <table:table-cell office:value-type="float" office:value="17572" calcext:value-type="float">
            <text:p>17572</text:p>
          </table:table-cell>
          <table:table-cell office:value-type="float" office:value="9080551" calcext:value-type="float">
            <text:p>9080551</text:p>
          </table:table-cell>
          <table:table-cell table:formula="of:=[.F255]&gt;[.B2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9-s126456688c884607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1" calcext:value-type="float">
            <text:p>0.01</text:p>
          </table:table-cell>
          <table:table-cell office:value-type="float" office:value="7076" calcext:value-type="float">
            <text:p>7076</text:p>
          </table:table-cell>
          <table:table-cell office:value-type="float" office:value="8846072" calcext:value-type="float">
            <text:p>8846072</text:p>
          </table:table-cell>
          <table:table-cell table:number-columns-repeated="2" office:value-type="float" office:value="2.94" calcext:value-type="float">
            <text:p>2.94</text:p>
          </table:table-cell>
          <table:table-cell office:value-type="float" office:value="17212" calcext:value-type="float">
            <text:p>17212</text:p>
          </table:table-cell>
          <table:table-cell office:value-type="float" office:value="8846072" calcext:value-type="float">
            <text:p>8846072</text:p>
          </table:table-cell>
          <table:table-cell table:formula="of:=[.F256]&gt;[.B2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2-s528806317c5257943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844" calcext:value-type="float">
            <text:p>8844</text:p>
          </table:table-cell>
          <table:table-cell office:value-type="float" office:value="5257943" calcext:value-type="float">
            <text:p>5257943</text:p>
          </table:table-cell>
          <table:table-cell office:value-type="float" office:value="2.95667" calcext:value-type="float">
            <text:p>2.95667</text:p>
          </table:table-cell>
          <table:table-cell office:value-type="float" office:value="2.96" calcext:value-type="float">
            <text:p>2.96</text:p>
          </table:table-cell>
          <table:table-cell office:value-type="float" office:value="32440" calcext:value-type="float">
            <text:p>32440</text:p>
          </table:table-cell>
          <table:table-cell office:value-type="float" office:value="5257943" calcext:value-type="float">
            <text:p>5257943</text:p>
          </table:table-cell>
          <table:table-cell table:formula="of:=[.F257]&gt;[.B2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1-s843367405c9276533.ukp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11488" calcext:value-type="float">
            <text:p>11488</text:p>
          </table:table-cell>
          <table:table-cell office:value-type="float" office:value="9276533" calcext:value-type="float">
            <text:p>9276533</text:p>
          </table:table-cell>
          <table:table-cell office:value-type="float" office:value="2.96" calcext:value-type="float">
            <text:p>2.96</text:p>
          </table:table-cell>
          <table:table-cell office:value-type="float" office:value="2.97" calcext:value-type="float">
            <text:p>2.97</text:p>
          </table:table-cell>
          <table:table-cell office:value-type="float" office:value="30408" calcext:value-type="float">
            <text:p>30408</text:p>
          </table:table-cell>
          <table:table-cell office:value-type="float" office:value="9276533" calcext:value-type="float">
            <text:p>9276533</text:p>
          </table:table-cell>
          <table:table-cell table:formula="of:=[.F258]&gt;[.B2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3-s780179313c6463990.ukp</text:p>
          </table:table-cell>
          <table:table-cell office:value-type="float" office:value="0.35333" calcext:value-type="float">
            <text:p>0.35333</text:p>
          </table:table-cell>
          <table:table-cell office:value-type="float" office:value="0.35" calcext:value-type="float">
            <text:p>0.35</text:p>
          </table:table-cell>
          <table:table-cell office:value-type="float" office:value="9220" calcext:value-type="float">
            <text:p>9220</text:p>
          </table:table-cell>
          <table:table-cell office:value-type="float" office:value="6463990" calcext:value-type="float">
            <text:p>6463990</text:p>
          </table:table-cell>
          <table:table-cell office:value-type="float" office:value="2.96667" calcext:value-type="float">
            <text:p>2.96667</text:p>
          </table:table-cell>
          <table:table-cell office:value-type="float" office:value="2.96" calcext:value-type="float">
            <text:p>2.96</text:p>
          </table:table-cell>
          <table:table-cell office:value-type="float" office:value="17300" calcext:value-type="float">
            <text:p>17300</text:p>
          </table:table-cell>
          <table:table-cell office:value-type="float" office:value="6463990" calcext:value-type="float">
            <text:p>6463990</text:p>
          </table:table-cell>
          <table:table-cell table:formula="of:=[.F259]&gt;[.B2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7-s177710744c6811444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56" calcext:value-type="float">
            <text:p>8656</text:p>
          </table:table-cell>
          <table:table-cell office:value-type="float" office:value="6811444" calcext:value-type="float">
            <text:p>6811444</text:p>
          </table:table-cell>
          <table:table-cell office:value-type="float" office:value="2.97333" calcext:value-type="float">
            <text:p>2.97333</text:p>
          </table:table-cell>
          <table:table-cell office:value-type="float" office:value="2.97" calcext:value-type="float">
            <text:p>2.97</text:p>
          </table:table-cell>
          <table:table-cell office:value-type="float" office:value="17312" calcext:value-type="float">
            <text:p>17312</text:p>
          </table:table-cell>
          <table:table-cell office:value-type="float" office:value="6811444" calcext:value-type="float">
            <text:p>6811444</text:p>
          </table:table-cell>
          <table:table-cell table:formula="of:=[.F260]&gt;[.B2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5-s110877071c6496143.ukp</text:p>
          </table:table-cell>
          <table:table-cell office:value-type="float" office:value="1.20667" calcext:value-type="float">
            <text:p>1.20667</text:p>
          </table:table-cell>
          <table:table-cell office:value-type="float" office:value="1.21" calcext:value-type="float">
            <text:p>1.21</text:p>
          </table:table-cell>
          <table:table-cell office:value-type="float" office:value="11336" calcext:value-type="float">
            <text:p>11336</text:p>
          </table:table-cell>
          <table:table-cell office:value-type="float" office:value="6496143" calcext:value-type="float">
            <text:p>6496143</text:p>
          </table:table-cell>
          <table:table-cell table:number-columns-repeated="2" office:value-type="float" office:value="2.98" calcext:value-type="float">
            <text:p>2.98</text:p>
          </table:table-cell>
          <table:table-cell office:value-type="float" office:value="17252" calcext:value-type="float">
            <text:p>17252</text:p>
          </table:table-cell>
          <table:table-cell office:value-type="float" office:value="6496143" calcext:value-type="float">
            <text:p>6496143</text:p>
          </table:table-cell>
          <table:table-cell table:formula="of:=[.F261]&gt;[.B2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8-s991580855c8677790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8677790" calcext:value-type="float">
            <text:p>8677790</text:p>
          </table:table-cell>
          <table:table-cell office:value-type="float" office:value="2.98667" calcext:value-type="float">
            <text:p>2.98667</text:p>
          </table:table-cell>
          <table:table-cell office:value-type="float" office:value="2.99" calcext:value-type="float">
            <text:p>2.99</text:p>
          </table:table-cell>
          <table:table-cell office:value-type="float" office:value="30528" calcext:value-type="float">
            <text:p>30528</text:p>
          </table:table-cell>
          <table:table-cell office:value-type="float" office:value="8677790" calcext:value-type="float">
            <text:p>8677790</text:p>
          </table:table-cell>
          <table:table-cell table:formula="of:=[.F262]&gt;[.B2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9-s126456688c5062577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644" calcext:value-type="float">
            <text:p>8644</text:p>
          </table:table-cell>
          <table:table-cell office:value-type="float" office:value="5062577" calcext:value-type="float">
            <text:p>5062577</text:p>
          </table:table-cell>
          <table:table-cell office:value-type="float" office:value="3.01333" calcext:value-type="float">
            <text:p>3.01333</text:p>
          </table:table-cell>
          <table:table-cell office:value-type="float" office:value="3.02" calcext:value-type="float">
            <text:p>3.02</text:p>
          </table:table-cell>
          <table:table-cell office:value-type="float" office:value="30572" calcext:value-type="float">
            <text:p>30572</text:p>
          </table:table-cell>
          <table:table-cell office:value-type="float" office:value="5062577" calcext:value-type="float">
            <text:p>5062577</text:p>
          </table:table-cell>
          <table:table-cell table:formula="of:=[.F263]&gt;[.B2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1-s843367405c6636621.ukp</text:p>
          </table:table-cell>
          <table:table-cell office:value-type="float" office:value="0.99333" calcext:value-type="float">
            <text:p>0.99333</text:p>
          </table:table-cell>
          <table:table-cell office:value-type="float" office:value="1" calcext:value-type="float">
            <text:p>1</text:p>
          </table:table-cell>
          <table:table-cell office:value-type="float" office:value="10288" calcext:value-type="float">
            <text:p>10288</text:p>
          </table:table-cell>
          <table:table-cell office:value-type="float" office:value="6636621" calcext:value-type="float">
            <text:p>6636621</text:p>
          </table:table-cell>
          <table:table-cell office:value-type="float" office:value="3.02667" calcext:value-type="float">
            <text:p>3.02667</text:p>
          </table:table-cell>
          <table:table-cell office:value-type="float" office:value="3.03" calcext:value-type="float">
            <text:p>3.03</text:p>
          </table:table-cell>
          <table:table-cell office:value-type="float" office:value="17096" calcext:value-type="float">
            <text:p>17096</text:p>
          </table:table-cell>
          <table:table-cell office:value-type="float" office:value="6636621" calcext:value-type="float">
            <text:p>6636621</text:p>
          </table:table-cell>
          <table:table-cell table:formula="of:=[.F264]&gt;[.B2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0-s827183242c544846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6812" calcext:value-type="float">
            <text:p>6812</text:p>
          </table:table-cell>
          <table:table-cell office:value-type="float" office:value="5448462" calcext:value-type="float">
            <text:p>5448462</text:p>
          </table:table-cell>
          <table:table-cell office:value-type="float" office:value="3.03667" calcext:value-type="float">
            <text:p>3.03667</text:p>
          </table:table-cell>
          <table:table-cell office:value-type="float" office:value="3.04" calcext:value-type="float">
            <text:p>3.04</text:p>
          </table:table-cell>
          <table:table-cell office:value-type="float" office:value="17152" calcext:value-type="float">
            <text:p>17152</text:p>
          </table:table-cell>
          <table:table-cell office:value-type="float" office:value="5448462" calcext:value-type="float">
            <text:p>5448462</text:p>
          </table:table-cell>
          <table:table-cell table:formula="of:=[.F265]&gt;[.B2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0-s827183242c7587102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704" calcext:value-type="float">
            <text:p>8704</text:p>
          </table:table-cell>
          <table:table-cell office:value-type="float" office:value="7587102" calcext:value-type="float">
            <text:p>7587102</text:p>
          </table:table-cell>
          <table:table-cell office:value-type="float" office:value="3.03667" calcext:value-type="float">
            <text:p>3.03667</text:p>
          </table:table-cell>
          <table:table-cell office:value-type="float" office:value="3.04" calcext:value-type="float">
            <text:p>3.04</text:p>
          </table:table-cell>
          <table:table-cell office:value-type="float" office:value="31956" calcext:value-type="float">
            <text:p>31956</text:p>
          </table:table-cell>
          <table:table-cell office:value-type="float" office:value="7587102" calcext:value-type="float">
            <text:p>7587102</text:p>
          </table:table-cell>
          <table:table-cell table:formula="of:=[.F266]&gt;[.B2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5-s110877071c9521211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96" calcext:value-type="float">
            <text:p>7796</text:p>
          </table:table-cell>
          <table:table-cell office:value-type="float" office:value="9521211" calcext:value-type="float">
            <text:p>9521211</text:p>
          </table:table-cell>
          <table:table-cell table:number-columns-repeated="2" office:value-type="float" office:value="3.05" calcext:value-type="float">
            <text:p>3.05</text:p>
          </table:table-cell>
          <table:table-cell office:value-type="float" office:value="30144" calcext:value-type="float">
            <text:p>30144</text:p>
          </table:table-cell>
          <table:table-cell office:value-type="float" office:value="9521211" calcext:value-type="float">
            <text:p>9521211</text:p>
          </table:table-cell>
          <table:table-cell table:formula="of:=[.F267]&gt;[.B2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3-s780179313c6203981.ukp</text:p>
          </table:table-cell>
          <table:table-cell office:value-type="float" office:value="1.27667" calcext:value-type="float">
            <text:p>1.27667</text:p>
          </table:table-cell>
          <table:table-cell office:value-type="float" office:value="1.28" calcext:value-type="float">
            <text:p>1.28</text:p>
          </table:table-cell>
          <table:table-cell office:value-type="float" office:value="13380" calcext:value-type="float">
            <text:p>13380</text:p>
          </table:table-cell>
          <table:table-cell office:value-type="float" office:value="6203981" calcext:value-type="float">
            <text:p>6203981</text:p>
          </table:table-cell>
          <table:table-cell table:number-columns-repeated="2" office:value-type="float" office:value="3.07" calcext:value-type="float">
            <text:p>3.07</text:p>
          </table:table-cell>
          <table:table-cell office:value-type="float" office:value="30176" calcext:value-type="float">
            <text:p>30176</text:p>
          </table:table-cell>
          <table:table-cell office:value-type="float" office:value="6203981" calcext:value-type="float">
            <text:p>6203981</text:p>
          </table:table-cell>
          <table:table-cell table:formula="of:=[.F268]&gt;[.B2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7-s177710744c8534173.ukp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73" calcext:value-type="float">
            <text:p>0.73</text:p>
          </table:table-cell>
          <table:table-cell office:value-type="float" office:value="12372" calcext:value-type="float">
            <text:p>12372</text:p>
          </table:table-cell>
          <table:table-cell office:value-type="float" office:value="8534173" calcext:value-type="float">
            <text:p>8534173</text:p>
          </table:table-cell>
          <table:table-cell office:value-type="float" office:value="3.10333" calcext:value-type="float">
            <text:p>3.10333</text:p>
          </table:table-cell>
          <table:table-cell office:value-type="float" office:value="3.11" calcext:value-type="float">
            <text:p>3.11</text:p>
          </table:table-cell>
          <table:table-cell office:value-type="float" office:value="30332" calcext:value-type="float">
            <text:p>30332</text:p>
          </table:table-cell>
          <table:table-cell office:value-type="float" office:value="8534173" calcext:value-type="float">
            <text:p>8534173</text:p>
          </table:table-cell>
          <table:table-cell table:formula="of:=[.F269]&gt;[.B2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20000-6-s227708629c9014326.ukp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0.32" calcext:value-type="float">
            <text:p>0.32</text:p>
          </table:table-cell>
          <table:table-cell office:value-type="float" office:value="10688" calcext:value-type="float">
            <text:p>10688</text:p>
          </table:table-cell>
          <table:table-cell office:value-type="float" office:value="9014326" calcext:value-type="float">
            <text:p>9014326</text:p>
          </table:table-cell>
          <table:table-cell office:value-type="float" office:value="3.14667" calcext:value-type="float">
            <text:p>3.14667</text:p>
          </table:table-cell>
          <table:table-cell office:value-type="float" office:value="3.15" calcext:value-type="float">
            <text:p>3.15</text:p>
          </table:table-cell>
          <table:table-cell office:value-type="float" office:value="30640" calcext:value-type="float">
            <text:p>30640</text:p>
          </table:table-cell>
          <table:table-cell office:value-type="float" office:value="9014326" calcext:value-type="float">
            <text:p>9014326</text:p>
          </table:table-cell>
          <table:table-cell table:formula="of:=[.F270]&gt;[.B2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-4-s721215008c9658269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7048" calcext:value-type="float">
            <text:p>7048</text:p>
          </table:table-cell>
          <table:table-cell office:value-type="float" office:value="9658269" calcext:value-type="float">
            <text:p>9658269</text:p>
          </table:table-cell>
          <table:table-cell office:value-type="float" office:value="3.36667" calcext:value-type="float">
            <text:p>3.36667</text:p>
          </table:table-cell>
          <table:table-cell office:value-type="float" office:value="3.38" calcext:value-type="float">
            <text:p>3.38</text:p>
          </table:table-cell>
          <table:table-cell office:value-type="float" office:value="17804" calcext:value-type="float">
            <text:p>17804</text:p>
          </table:table-cell>
          <table:table-cell office:value-type="float" office:value="9658269" calcext:value-type="float">
            <text:p>9658269</text:p>
          </table:table-cell>
          <table:table-cell table:formula="of:=[.F271]&gt;[.B2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7-s177710744c8106583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8106583" calcext:value-type="float">
            <text:p>8106583</text:p>
          </table:table-cell>
          <table:table-cell office:value-type="float" office:value="4.74667" calcext:value-type="float">
            <text:p>4.74667</text:p>
          </table:table-cell>
          <table:table-cell office:value-type="float" office:value="4.75" calcext:value-type="float">
            <text:p>4.75</text:p>
          </table:table-cell>
          <table:table-cell office:value-type="float" office:value="19588" calcext:value-type="float">
            <text:p>19588</text:p>
          </table:table-cell>
          <table:table-cell office:value-type="float" office:value="8106583" calcext:value-type="float">
            <text:p>8106583</text:p>
          </table:table-cell>
          <table:table-cell table:formula="of:=[.F272]&gt;[.B2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0-s827183242c9608074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52" calcext:value-type="float">
            <text:p>7752</text:p>
          </table:table-cell>
          <table:table-cell office:value-type="float" office:value="9608074" calcext:value-type="float">
            <text:p>9608074</text:p>
          </table:table-cell>
          <table:table-cell office:value-type="float" office:value="4.75333" calcext:value-type="float">
            <text:p>4.75333</text:p>
          </table:table-cell>
          <table:table-cell office:value-type="float" office:value="4.76" calcext:value-type="float">
            <text:p>4.76</text:p>
          </table:table-cell>
          <table:table-cell office:value-type="float" office:value="18672" calcext:value-type="float">
            <text:p>18672</text:p>
          </table:table-cell>
          <table:table-cell office:value-type="float" office:value="9608074" calcext:value-type="float">
            <text:p>9608074</text:p>
          </table:table-cell>
          <table:table-cell table:formula="of:=[.F273]&gt;[.B2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3-s780179313c964660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556" calcext:value-type="float">
            <text:p>8556</text:p>
          </table:table-cell>
          <table:table-cell office:value-type="float" office:value="9646607" calcext:value-type="float">
            <text:p>9646607</text:p>
          </table:table-cell>
          <table:table-cell office:value-type="float" office:value="4.77333" calcext:value-type="float">
            <text:p>4.77333</text:p>
          </table:table-cell>
          <table:table-cell office:value-type="float" office:value="4.77" calcext:value-type="float">
            <text:p>4.77</text:p>
          </table:table-cell>
          <table:table-cell office:value-type="float" office:value="19300" calcext:value-type="float">
            <text:p>19300</text:p>
          </table:table-cell>
          <table:table-cell office:value-type="float" office:value="9646607" calcext:value-type="float">
            <text:p>9646607</text:p>
          </table:table-cell>
          <table:table-cell table:formula="of:=[.F274]&gt;[.B2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5-s110877071c5054794.ukp</text:p>
          </table:table-cell>
          <table:table-cell table:number-columns-repeated="2" office:value-type="float" office:value="0.62" calcext:value-type="float">
            <text:p>0.62</text:p>
          </table:table-cell>
          <table:table-cell office:value-type="float" office:value="11424" calcext:value-type="float">
            <text:p>11424</text:p>
          </table:table-cell>
          <table:table-cell office:value-type="float" office:value="5054794" calcext:value-type="float">
            <text:p>5054794</text:p>
          </table:table-cell>
          <table:table-cell office:value-type="float" office:value="4.78333" calcext:value-type="float">
            <text:p>4.78333</text:p>
          </table:table-cell>
          <table:table-cell office:value-type="float" office:value="4.79" calcext:value-type="float">
            <text:p>4.79</text:p>
          </table:table-cell>
          <table:table-cell office:value-type="float" office:value="19728" calcext:value-type="float">
            <text:p>19728</text:p>
          </table:table-cell>
          <table:table-cell office:value-type="float" office:value="5054794" calcext:value-type="float">
            <text:p>5054794</text:p>
          </table:table-cell>
          <table:table-cell table:formula="of:=[.F275]&gt;[.B2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9-s126456688c8722171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52" calcext:value-type="float">
            <text:p>8352</text:p>
          </table:table-cell>
          <table:table-cell office:value-type="float" office:value="8722171" calcext:value-type="float">
            <text:p>8722171</text:p>
          </table:table-cell>
          <table:table-cell office:value-type="float" office:value="4.80667" calcext:value-type="float">
            <text:p>4.80667</text:p>
          </table:table-cell>
          <table:table-cell office:value-type="float" office:value="4.81" calcext:value-type="float">
            <text:p>4.81</text:p>
          </table:table-cell>
          <table:table-cell office:value-type="float" office:value="19204" calcext:value-type="float">
            <text:p>19204</text:p>
          </table:table-cell>
          <table:table-cell office:value-type="float" office:value="8722171" calcext:value-type="float">
            <text:p>8722171</text:p>
          </table:table-cell>
          <table:table-cell table:formula="of:=[.F276]&gt;[.B2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2-s528806317c5356067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836" calcext:value-type="float">
            <text:p>7836</text:p>
          </table:table-cell>
          <table:table-cell office:value-type="float" office:value="5356067" calcext:value-type="float">
            <text:p>5356067</text:p>
          </table:table-cell>
          <table:table-cell office:value-type="float" office:value="4.84333" calcext:value-type="float">
            <text:p>4.84333</text:p>
          </table:table-cell>
          <table:table-cell office:value-type="float" office:value="4.84" calcext:value-type="float">
            <text:p>4.84</text:p>
          </table:table-cell>
          <table:table-cell office:value-type="float" office:value="18216" calcext:value-type="float">
            <text:p>18216</text:p>
          </table:table-cell>
          <table:table-cell office:value-type="float" office:value="5356067" calcext:value-type="float">
            <text:p>5356067</text:p>
          </table:table-cell>
          <table:table-cell table:formula="of:=[.F277]&gt;[.B2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8-s991580855c6449790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924" calcext:value-type="float">
            <text:p>8924</text:p>
          </table:table-cell>
          <table:table-cell office:value-type="float" office:value="6449790" calcext:value-type="float">
            <text:p>6449790</text:p>
          </table:table-cell>
          <table:table-cell office:value-type="float" office:value="4.87667" calcext:value-type="float">
            <text:p>4.87667</text:p>
          </table:table-cell>
          <table:table-cell office:value-type="float" office:value="4.88" calcext:value-type="float">
            <text:p>4.88</text:p>
          </table:table-cell>
          <table:table-cell office:value-type="float" office:value="20228" calcext:value-type="float">
            <text:p>20228</text:p>
          </table:table-cell>
          <table:table-cell office:value-type="float" office:value="6449790" calcext:value-type="float">
            <text:p>6449790</text:p>
          </table:table-cell>
          <table:table-cell table:formula="of:=[.F278]&gt;[.B2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6-s227708629c9580585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724" calcext:value-type="float">
            <text:p>7724</text:p>
          </table:table-cell>
          <table:table-cell office:value-type="float" office:value="9580585" calcext:value-type="float">
            <text:p>9580585</text:p>
          </table:table-cell>
          <table:table-cell office:value-type="float" office:value="4.94667" calcext:value-type="float">
            <text:p>4.94667</text:p>
          </table:table-cell>
          <table:table-cell office:value-type="float" office:value="4.95" calcext:value-type="float">
            <text:p>4.95</text:p>
          </table:table-cell>
          <table:table-cell office:value-type="float" office:value="19132" calcext:value-type="float">
            <text:p>19132</text:p>
          </table:table-cell>
          <table:table-cell office:value-type="float" office:value="9580585" calcext:value-type="float">
            <text:p>9580585</text:p>
          </table:table-cell>
          <table:table-cell table:formula="of:=[.F279]&gt;[.B2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1-s843367405c8352496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508" calcext:value-type="float">
            <text:p>8508</text:p>
          </table:table-cell>
          <table:table-cell office:value-type="float" office:value="8352496" calcext:value-type="float">
            <text:p>83524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292" calcext:value-type="float">
            <text:p>19292</text:p>
          </table:table-cell>
          <table:table-cell office:value-type="float" office:value="8352496" calcext:value-type="float">
            <text:p>8352496</text:p>
          </table:table-cell>
          <table:table-cell table:formula="of:=[.F280]&gt;[.B2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20000-4-s721215008c7122103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76" calcext:value-type="float">
            <text:p>8276</text:p>
          </table:table-cell>
          <table:table-cell office:value-type="float" office:value="7122103" calcext:value-type="float">
            <text:p>7122103</text:p>
          </table:table-cell>
          <table:table-cell office:value-type="float" office:value="5.39667" calcext:value-type="float">
            <text:p>5.39667</text:p>
          </table:table-cell>
          <table:table-cell office:value-type="float" office:value="5.39" calcext:value-type="float">
            <text:p>5.39</text:p>
          </table:table-cell>
          <table:table-cell office:value-type="float" office:value="19072" calcext:value-type="float">
            <text:p>19072</text:p>
          </table:table-cell>
          <table:table-cell office:value-type="float" office:value="7122103" calcext:value-type="float">
            <text:p>7122103</text:p>
          </table:table-cell>
          <table:table-cell table:formula="of:=[.F281]&gt;[.B2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5-s110877071c8048833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8048833" calcext:value-type="float">
            <text:p>8048833</text:p>
          </table:table-cell>
          <table:table-cell office:value-type="float" office:value="5.79" calcext:value-type="float">
            <text:p>5.79</text:p>
          </table:table-cell>
          <table:table-cell office:value-type="float" office:value="5.8" calcext:value-type="float">
            <text:p>5.8</text:p>
          </table:table-cell>
          <table:table-cell office:value-type="float" office:value="34244" calcext:value-type="float">
            <text:p>34244</text:p>
          </table:table-cell>
          <table:table-cell office:value-type="float" office:value="8048833" calcext:value-type="float">
            <text:p>8048833</text:p>
          </table:table-cell>
          <table:table-cell table:formula="of:=[.F282]&gt;[.B2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9-s126456688c9703050.ukp</text:p>
          </table:table-cell>
          <table:table-cell office:value-type="float" office:value="0.85" calcext:value-type="float">
            <text:p>0.85</text:p>
          </table:table-cell>
          <table:table-cell office:value-type="float" office:value="0.86" calcext:value-type="float">
            <text:p>0.86</text:p>
          </table:table-cell>
          <table:table-cell office:value-type="float" office:value="17680" calcext:value-type="float">
            <text:p>17680</text:p>
          </table:table-cell>
          <table:table-cell office:value-type="float" office:value="9703050" calcext:value-type="float">
            <text:p>9703050</text:p>
          </table:table-cell>
          <table:table-cell office:value-type="float" office:value="5.79" calcext:value-type="float">
            <text:p>5.79</text:p>
          </table:table-cell>
          <table:table-cell office:value-type="float" office:value="5.8" calcext:value-type="float">
            <text:p>5.8</text:p>
          </table:table-cell>
          <table:table-cell office:value-type="float" office:value="33820" calcext:value-type="float">
            <text:p>33820</text:p>
          </table:table-cell>
          <table:table-cell office:value-type="float" office:value="9703050" calcext:value-type="float">
            <text:p>9703050</text:p>
          </table:table-cell>
          <table:table-cell table:formula="of:=[.F283]&gt;[.B2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2-s528806317c6107266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107266" calcext:value-type="float">
            <text:p>6107266</text:p>
          </table:table-cell>
          <table:table-cell office:value-type="float" office:value="5.85333" calcext:value-type="float">
            <text:p>5.85333</text:p>
          </table:table-cell>
          <table:table-cell office:value-type="float" office:value="5.86" calcext:value-type="float">
            <text:p>5.86</text:p>
          </table:table-cell>
          <table:table-cell office:value-type="float" office:value="34872" calcext:value-type="float">
            <text:p>34872</text:p>
          </table:table-cell>
          <table:table-cell office:value-type="float" office:value="6107266" calcext:value-type="float">
            <text:p>6107266</text:p>
          </table:table-cell>
          <table:table-cell table:formula="of:=[.F284]&gt;[.B2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4-s721215008c5098265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04" calcext:value-type="float">
            <text:p>11904</text:p>
          </table:table-cell>
          <table:table-cell office:value-type="float" office:value="5098265" calcext:value-type="float">
            <text:p>5098265</text:p>
          </table:table-cell>
          <table:table-cell office:value-type="float" office:value="5.99667" calcext:value-type="float">
            <text:p>5.99667</text:p>
          </table:table-cell>
          <table:table-cell office:value-type="float" office:value="6.02" calcext:value-type="float">
            <text:p>6.02</text:p>
          </table:table-cell>
          <table:table-cell office:value-type="float" office:value="32868" calcext:value-type="float">
            <text:p>32868</text:p>
          </table:table-cell>
          <table:table-cell office:value-type="float" office:value="5098265" calcext:value-type="float">
            <text:p>5098265</text:p>
          </table:table-cell>
          <table:table-cell table:formula="of:=[.F285]&gt;[.B2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8-s991580855c688637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4" calcext:value-type="float">
            <text:p>12004</text:p>
          </table:table-cell>
          <table:table-cell office:value-type="float" office:value="6886377" calcext:value-type="float">
            <text:p>6886377</text:p>
          </table:table-cell>
          <table:table-cell office:value-type="float" office:value="6.09667" calcext:value-type="float">
            <text:p>6.09667</text:p>
          </table:table-cell>
          <table:table-cell office:value-type="float" office:value="6.1" calcext:value-type="float">
            <text:p>6.1</text:p>
          </table:table-cell>
          <table:table-cell office:value-type="float" office:value="33084" calcext:value-type="float">
            <text:p>33084</text:p>
          </table:table-cell>
          <table:table-cell office:value-type="float" office:value="6886377" calcext:value-type="float">
            <text:p>6886377</text:p>
          </table:table-cell>
          <table:table-cell table:formula="of:=[.F286]&gt;[.B2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1-s843367405c6203902.ukp</text:p>
          </table:table-cell>
          <table:table-cell office:value-type="float" office:value="0.97" calcext:value-type="float">
            <text:p>0.97</text:p>
          </table:table-cell>
          <table:table-cell office:value-type="float" office:value="0.98" calcext:value-type="float">
            <text:p>0.98</text:p>
          </table:table-cell>
          <table:table-cell office:value-type="float" office:value="18200" calcext:value-type="float">
            <text:p>18200</text:p>
          </table:table-cell>
          <table:table-cell office:value-type="float" office:value="6203902" calcext:value-type="float">
            <text:p>6203902</text:p>
          </table:table-cell>
          <table:table-cell office:value-type="float" office:value="6.22667" calcext:value-type="float">
            <text:p>6.22667</text:p>
          </table:table-cell>
          <table:table-cell office:value-type="float" office:value="6.25" calcext:value-type="float">
            <text:p>6.25</text:p>
          </table:table-cell>
          <table:table-cell office:value-type="float" office:value="34384" calcext:value-type="float">
            <text:p>34384</text:p>
          </table:table-cell>
          <table:table-cell office:value-type="float" office:value="6203902" calcext:value-type="float">
            <text:p>6203902</text:p>
          </table:table-cell>
          <table:table-cell table:formula="of:=[.F287]&gt;[.B2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3-s780179313c8602993.ukp</text:p>
          </table:table-cell>
          <table:table-cell office:value-type="float" office:value="0.71667" calcext:value-type="float">
            <text:p>0.71667</text:p>
          </table:table-cell>
          <table:table-cell office:value-type="float" office:value="0.72" calcext:value-type="float">
            <text:p>0.72</text:p>
          </table:table-cell>
          <table:table-cell office:value-type="float" office:value="17356" calcext:value-type="float">
            <text:p>17356</text:p>
          </table:table-cell>
          <table:table-cell office:value-type="float" office:value="8602993" calcext:value-type="float">
            <text:p>8602993</text:p>
          </table:table-cell>
          <table:table-cell office:value-type="float" office:value="6.24667" calcext:value-type="float">
            <text:p>6.24667</text:p>
          </table:table-cell>
          <table:table-cell office:value-type="float" office:value="6.27" calcext:value-type="float">
            <text:p>6.27</text:p>
          </table:table-cell>
          <table:table-cell office:value-type="float" office:value="34416" calcext:value-type="float">
            <text:p>34416</text:p>
          </table:table-cell>
          <table:table-cell office:value-type="float" office:value="8602993" calcext:value-type="float">
            <text:p>8602993</text:p>
          </table:table-cell>
          <table:table-cell table:formula="of:=[.F288]&gt;[.B2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6-s227708629c8635351.ukp</text:p>
          </table:table-cell>
          <table:table-cell office:value-type="float" office:value="3.38667" calcext:value-type="float">
            <text:p>3.38667</text:p>
          </table:table-cell>
          <table:table-cell office:value-type="float" office:value="3.4" calcext:value-type="float">
            <text:p>3.4</text:p>
          </table:table-cell>
          <table:table-cell office:value-type="float" office:value="21212" calcext:value-type="float">
            <text:p>21212</text:p>
          </table:table-cell>
          <table:table-cell office:value-type="float" office:value="8635351" calcext:value-type="float">
            <text:p>8635351</text:p>
          </table:table-cell>
          <table:table-cell office:value-type="float" office:value="6.28667" calcext:value-type="float">
            <text:p>6.28667</text:p>
          </table:table-cell>
          <table:table-cell office:value-type="float" office:value="6.29" calcext:value-type="float">
            <text:p>6.29</text:p>
          </table:table-cell>
          <table:table-cell office:value-type="float" office:value="35696" calcext:value-type="float">
            <text:p>35696</text:p>
          </table:table-cell>
          <table:table-cell office:value-type="float" office:value="8635351" calcext:value-type="float">
            <text:p>8635351</text:p>
          </table:table-cell>
          <table:table-cell table:formula="of:=[.F289]&gt;[.B2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7-s177710744c8533799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8533799" calcext:value-type="float">
            <text:p>8533799</text:p>
          </table:table-cell>
          <table:table-cell office:value-type="float" office:value="6.58333" calcext:value-type="float">
            <text:p>6.58333</text:p>
          </table:table-cell>
          <table:table-cell office:value-type="float" office:value="6.6" calcext:value-type="float">
            <text:p>6.6</text:p>
          </table:table-cell>
          <table:table-cell office:value-type="float" office:value="36148" calcext:value-type="float">
            <text:p>36148</text:p>
          </table:table-cell>
          <table:table-cell office:value-type="float" office:value="8533799" calcext:value-type="float">
            <text:p>8533799</text:p>
          </table:table-cell>
          <table:table-cell table:formula="of:=[.F290]&gt;[.B2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50000-0-s827183242c9635014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0" calcext:value-type="float">
            <text:p>11960</text:p>
          </table:table-cell>
          <table:table-cell office:value-type="float" office:value="9635014" calcext:value-type="float">
            <text:p>9635014</text:p>
          </table:table-cell>
          <table:table-cell office:value-type="float" office:value="6.66" calcext:value-type="float">
            <text:p>6.66</text:p>
          </table:table-cell>
          <table:table-cell office:value-type="float" office:value="6.68" calcext:value-type="float">
            <text:p>6.68</text:p>
          </table:table-cell>
          <table:table-cell office:value-type="float" office:value="34932" calcext:value-type="float">
            <text:p>34932</text:p>
          </table:table-cell>
          <table:table-cell office:value-type="float" office:value="9635014" calcext:value-type="float">
            <text:p>9635014</text:p>
          </table:table-cell>
          <table:table-cell table:formula="of:=[.F291]&gt;[.B2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7-s177710744c9999614.ukp</text:p>
          </table:table-cell>
          <table:table-cell table:number-columns-repeated="2" office:value-type="float" office:value="2.57" calcext:value-type="float">
            <text:p>2.57</text:p>
          </table:table-cell>
          <table:table-cell office:value-type="float" office:value="13596" calcext:value-type="float">
            <text:p>13596</text:p>
          </table:table-cell>
          <table:table-cell office:value-type="float" office:value="9999614" calcext:value-type="float">
            <text:p>9999614</text:p>
          </table:table-cell>
          <table:table-cell office:value-type="float" office:value="6.91667" calcext:value-type="float">
            <text:p>6.91667</text:p>
          </table:table-cell>
          <table:table-cell office:value-type="float" office:value="6.92" calcext:value-type="float">
            <text:p>6.92</text:p>
          </table:table-cell>
          <table:table-cell office:value-type="float" office:value="27796" calcext:value-type="float">
            <text:p>27796</text:p>
          </table:table-cell>
          <table:table-cell office:value-type="float" office:value="9999614" calcext:value-type="float">
            <text:p>9999614</text:p>
          </table:table-cell>
          <table:table-cell table:formula="of:=[.F292]&gt;[.B2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9-s126456688c8117372.ukp</text:p>
          </table:table-cell>
          <table:table-cell office:value-type="float" office:value="0.23667" calcext:value-type="float">
            <text:p>0.23667</text:p>
          </table:table-cell>
          <table:table-cell office:value-type="float" office:value="0.24" calcext:value-type="float">
            <text:p>0.24</text:p>
          </table:table-cell>
          <table:table-cell office:value-type="float" office:value="9220" calcext:value-type="float">
            <text:p>9220</text:p>
          </table:table-cell>
          <table:table-cell office:value-type="float" office:value="8117372" calcext:value-type="float">
            <text:p>8117372</text:p>
          </table:table-cell>
          <table:table-cell table:number-columns-repeated="2" office:value-type="float" office:value="7.08" calcext:value-type="float">
            <text:p>7.08</text:p>
          </table:table-cell>
          <table:table-cell office:value-type="float" office:value="29300" calcext:value-type="float">
            <text:p>29300</text:p>
          </table:table-cell>
          <table:table-cell office:value-type="float" office:value="8117372" calcext:value-type="float">
            <text:p>8117372</text:p>
          </table:table-cell>
          <table:table-cell table:formula="of:=[.F293]&gt;[.B2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6-s227708629c9211375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168" calcext:value-type="float">
            <text:p>8168</text:p>
          </table:table-cell>
          <table:table-cell office:value-type="float" office:value="9211375" calcext:value-type="float">
            <text:p>9211375</text:p>
          </table:table-cell>
          <table:table-cell office:value-type="float" office:value="7.08666" calcext:value-type="float">
            <text:p>7.08666</text:p>
          </table:table-cell>
          <table:table-cell office:value-type="float" office:value="7.09" calcext:value-type="float">
            <text:p>7.09</text:p>
          </table:table-cell>
          <table:table-cell office:value-type="float" office:value="29144" calcext:value-type="float">
            <text:p>29144</text:p>
          </table:table-cell>
          <table:table-cell office:value-type="float" office:value="9211375" calcext:value-type="float">
            <text:p>9211375</text:p>
          </table:table-cell>
          <table:table-cell table:formula="of:=[.F294]&gt;[.B2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3-s780179313c8629250.ukp</text:p>
          </table:table-cell>
          <table:table-cell office:value-type="float" office:value="0.40667" calcext:value-type="float">
            <text:p>0.40667</text:p>
          </table:table-cell>
          <table:table-cell office:value-type="float" office:value="0.4" calcext:value-type="float">
            <text:p>0.4</text:p>
          </table:table-cell>
          <table:table-cell office:value-type="float" office:value="9284" calcext:value-type="float">
            <text:p>9284</text:p>
          </table:table-cell>
          <table:table-cell office:value-type="float" office:value="8629250" calcext:value-type="float">
            <text:p>8629250</text:p>
          </table:table-cell>
          <table:table-cell office:value-type="float" office:value="7.12" calcext:value-type="float">
            <text:p>7.12</text:p>
          </table:table-cell>
          <table:table-cell office:value-type="float" office:value="7.13" calcext:value-type="float">
            <text:p>7.13</text:p>
          </table:table-cell>
          <table:table-cell office:value-type="float" office:value="29252" calcext:value-type="float">
            <text:p>29252</text:p>
          </table:table-cell>
          <table:table-cell office:value-type="float" office:value="8629250" calcext:value-type="float">
            <text:p>8629250</text:p>
          </table:table-cell>
          <table:table-cell table:formula="of:=[.F295]&gt;[.B2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8-s991580855c8487765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264" calcext:value-type="float">
            <text:p>8264</text:p>
          </table:table-cell>
          <table:table-cell office:value-type="float" office:value="8487765" calcext:value-type="float">
            <text:p>8487765</text:p>
          </table:table-cell>
          <table:table-cell table:number-columns-repeated="2" office:value-type="float" office:value="7.13" calcext:value-type="float">
            <text:p>7.13</text:p>
          </table:table-cell>
          <table:table-cell office:value-type="float" office:value="28512" calcext:value-type="float">
            <text:p>28512</text:p>
          </table:table-cell>
          <table:table-cell office:value-type="float" office:value="8487765" calcext:value-type="float">
            <text:p>8487765</text:p>
          </table:table-cell>
          <table:table-cell table:formula="of:=[.F296]&gt;[.B2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4-s721215008c7136910.ukp</text:p>
          </table:table-cell>
          <table:table-cell table:number-columns-repeated="2" office:value-type="float" office:value="0.67" calcext:value-type="float">
            <text:p>0.67</text:p>
          </table:table-cell>
          <table:table-cell office:value-type="float" office:value="9196" calcext:value-type="float">
            <text:p>9196</text:p>
          </table:table-cell>
          <table:table-cell office:value-type="float" office:value="7136910" calcext:value-type="float">
            <text:p>7136910</text:p>
          </table:table-cell>
          <table:table-cell office:value-type="float" office:value="7.14666" calcext:value-type="float">
            <text:p>7.14666</text:p>
          </table:table-cell>
          <table:table-cell office:value-type="float" office:value="7.15" calcext:value-type="float">
            <text:p>7.15</text:p>
          </table:table-cell>
          <table:table-cell office:value-type="float" office:value="29404" calcext:value-type="float">
            <text:p>29404</text:p>
          </table:table-cell>
          <table:table-cell office:value-type="float" office:value="7136910" calcext:value-type="float">
            <text:p>7136910</text:p>
          </table:table-cell>
          <table:table-cell table:formula="of:=[.F297]&gt;[.B2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2-s528806317c9869067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9869067" calcext:value-type="float">
            <text:p>9869067</text:p>
          </table:table-cell>
          <table:table-cell office:value-type="float" office:value="7.17333" calcext:value-type="float">
            <text:p>7.17333</text:p>
          </table:table-cell>
          <table:table-cell office:value-type="float" office:value="7.17" calcext:value-type="float">
            <text:p>7.17</text:p>
          </table:table-cell>
          <table:table-cell office:value-type="float" office:value="28568" calcext:value-type="float">
            <text:p>28568</text:p>
          </table:table-cell>
          <table:table-cell office:value-type="float" office:value="9869067" calcext:value-type="float">
            <text:p>9869067</text:p>
          </table:table-cell>
          <table:table-cell table:formula="of:=[.F298]&gt;[.B2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0-s827183242c8590109.ukp</text:p>
          </table:table-cell>
          <table:table-cell table:number-columns-repeated="2" office:value-type="float" office:value="1.92" calcext:value-type="float">
            <text:p>1.92</text:p>
          </table:table-cell>
          <table:table-cell office:value-type="float" office:value="13172" calcext:value-type="float">
            <text:p>13172</text:p>
          </table:table-cell>
          <table:table-cell office:value-type="float" office:value="8590109" calcext:value-type="float">
            <text:p>8590109</text:p>
          </table:table-cell>
          <table:table-cell office:value-type="float" office:value="7.28" calcext:value-type="float">
            <text:p>7.28</text:p>
          </table:table-cell>
          <table:table-cell office:value-type="float" office:value="7.29" calcext:value-type="float">
            <text:p>7.29</text:p>
          </table:table-cell>
          <table:table-cell office:value-type="float" office:value="29300" calcext:value-type="float">
            <text:p>29300</text:p>
          </table:table-cell>
          <table:table-cell office:value-type="float" office:value="8590109" calcext:value-type="float">
            <text:p>8590109</text:p>
          </table:table-cell>
          <table:table-cell table:formula="of:=[.F299]&gt;[.B2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1-s843367405c9823590.ukp</text:p>
          </table:table-cell>
          <table:table-cell office:value-type="float" office:value="0.36333" calcext:value-type="float">
            <text:p>0.36333</text:p>
          </table:table-cell>
          <table:table-cell office:value-type="float" office:value="0.36" calcext:value-type="float">
            <text:p>0.36</text:p>
          </table:table-cell>
          <table:table-cell office:value-type="float" office:value="9248" calcext:value-type="float">
            <text:p>9248</text:p>
          </table:table-cell>
          <table:table-cell office:value-type="float" office:value="9823590" calcext:value-type="float">
            <text:p>9823590</text:p>
          </table:table-cell>
          <table:table-cell table:number-columns-repeated="2" office:value-type="float" office:value="7.35" calcext:value-type="float">
            <text:p>7.35</text:p>
          </table:table-cell>
          <table:table-cell office:value-type="float" office:value="29340" calcext:value-type="float">
            <text:p>29340</text:p>
          </table:table-cell>
          <table:table-cell office:value-type="float" office:value="9823590" calcext:value-type="float">
            <text:p>9823590</text:p>
          </table:table-cell>
          <table:table-cell table:formula="of:=[.F300]&gt;[.B3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-5-s110877071c6459412.ukp</text:p>
          </table:table-cell>
          <table:table-cell office:value-type="float" office:value="1.50333" calcext:value-type="float">
            <text:p>1.50333</text:p>
          </table:table-cell>
          <table:table-cell office:value-type="float" office:value="1.51" calcext:value-type="float">
            <text:p>1.51</text:p>
          </table:table-cell>
          <table:table-cell office:value-type="float" office:value="11264" calcext:value-type="float">
            <text:p>11264</text:p>
          </table:table-cell>
          <table:table-cell office:value-type="float" office:value="6459412" calcext:value-type="float">
            <text:p>6459412</text:p>
          </table:table-cell>
          <table:table-cell office:value-type="float" office:value="7.61333" calcext:value-type="float">
            <text:p>7.61333</text:p>
          </table:table-cell>
          <table:table-cell office:value-type="float" office:value="7.63" calcext:value-type="float">
            <text:p>7.63</text:p>
          </table:table-cell>
          <table:table-cell office:value-type="float" office:value="29280" calcext:value-type="float">
            <text:p>29280</text:p>
          </table:table-cell>
          <table:table-cell office:value-type="float" office:value="6459412" calcext:value-type="float">
            <text:p>6459412</text:p>
          </table:table-cell>
          <table:table-cell table:formula="of:=[.F301]&gt;[.B30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7-s177710744c5691642.ukp</text:p>
          </table:table-cell>
          <table:table-cell office:value-type="float" office:value="5.17333" calcext:value-type="float">
            <text:p>5.17333</text:p>
          </table:table-cell>
          <table:table-cell office:value-type="float" office:value="5.18" calcext:value-type="float">
            <text:p>5.18</text:p>
          </table:table-cell>
          <table:table-cell office:value-type="float" office:value="17460" calcext:value-type="float">
            <text:p>17460</text:p>
          </table:table-cell>
          <table:table-cell office:value-type="float" office:value="5691642" calcext:value-type="float">
            <text:p>5691642</text:p>
          </table:table-cell>
          <table:table-cell office:value-type="float" office:value="8.39667" calcext:value-type="float">
            <text:p>8.39667</text:p>
          </table:table-cell>
          <table:table-cell office:value-type="float" office:value="8.4" calcext:value-type="float">
            <text:p>8.4</text:p>
          </table:table-cell>
          <table:table-cell office:value-type="float" office:value="29420" calcext:value-type="float">
            <text:p>29420</text:p>
          </table:table-cell>
          <table:table-cell office:value-type="float" office:value="5691642" calcext:value-type="float">
            <text:p>5691642</text:p>
          </table:table-cell>
          <table:table-cell table:formula="of:=[.F302]&gt;[.B30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9-s126456688c931911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8464" calcext:value-type="float">
            <text:p>8464</text:p>
          </table:table-cell>
          <table:table-cell office:value-type="float" office:value="9319115" calcext:value-type="float">
            <text:p>9319115</text:p>
          </table:table-cell>
          <table:table-cell office:value-type="float" office:value="8.57" calcext:value-type="float">
            <text:p>8.57</text:p>
          </table:table-cell>
          <table:table-cell office:value-type="float" office:value="8.58" calcext:value-type="float">
            <text:p>8.58</text:p>
          </table:table-cell>
          <table:table-cell office:value-type="float" office:value="30404" calcext:value-type="float">
            <text:p>30404</text:p>
          </table:table-cell>
          <table:table-cell office:value-type="float" office:value="9319115" calcext:value-type="float">
            <text:p>9319115</text:p>
          </table:table-cell>
          <table:table-cell table:formula="of:=[.F303]&gt;[.B30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0-s827183242c5977860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8200" calcext:value-type="float">
            <text:p>8200</text:p>
          </table:table-cell>
          <table:table-cell office:value-type="float" office:value="5977860" calcext:value-type="float">
            <text:p>5977860</text:p>
          </table:table-cell>
          <table:table-cell office:value-type="float" office:value="8.58333" calcext:value-type="float">
            <text:p>8.58333</text:p>
          </table:table-cell>
          <table:table-cell office:value-type="float" office:value="8.58" calcext:value-type="float">
            <text:p>8.58</text:p>
          </table:table-cell>
          <table:table-cell office:value-type="float" office:value="29460" calcext:value-type="float">
            <text:p>29460</text:p>
          </table:table-cell>
          <table:table-cell office:value-type="float" office:value="5977860" calcext:value-type="float">
            <text:p>5977860</text:p>
          </table:table-cell>
          <table:table-cell table:formula="of:=[.F304]&gt;[.B30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6-s227708629c5564950.ukp</text:p>
          </table:table-cell>
          <table:table-cell office:value-type="float" office:value="3.27667" calcext:value-type="float">
            <text:p>3.27667</text:p>
          </table:table-cell>
          <table:table-cell office:value-type="float" office:value="3.28" calcext:value-type="float">
            <text:p>3.28</text:p>
          </table:table-cell>
          <table:table-cell office:value-type="float" office:value="15452" calcext:value-type="float">
            <text:p>15452</text:p>
          </table:table-cell>
          <table:table-cell office:value-type="float" office:value="5564950" calcext:value-type="float">
            <text:p>5564950</text:p>
          </table:table-cell>
          <table:table-cell table:number-columns-repeated="2" office:value-type="float" office:value="8.64" calcext:value-type="float">
            <text:p>8.64</text:p>
          </table:table-cell>
          <table:table-cell office:value-type="float" office:value="29372" calcext:value-type="float">
            <text:p>29372</text:p>
          </table:table-cell>
          <table:table-cell office:value-type="float" office:value="5564950" calcext:value-type="float">
            <text:p>5564950</text:p>
          </table:table-cell>
          <table:table-cell table:formula="of:=[.F305]&gt;[.B30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3-s780179313c9830532.ukp</text:p>
          </table:table-cell>
          <table:table-cell office:value-type="float" office:value="1.89333" calcext:value-type="float">
            <text:p>1.89333</text:p>
          </table:table-cell>
          <table:table-cell office:value-type="float" office:value="1.9" calcext:value-type="float">
            <text:p>1.9</text:p>
          </table:table-cell>
          <table:table-cell office:value-type="float" office:value="12356" calcext:value-type="float">
            <text:p>12356</text:p>
          </table:table-cell>
          <table:table-cell office:value-type="float" office:value="9830532" calcext:value-type="float">
            <text:p>9830532</text:p>
          </table:table-cell>
          <table:table-cell office:value-type="float" office:value="8.65333" calcext:value-type="float">
            <text:p>8.65333</text:p>
          </table:table-cell>
          <table:table-cell office:value-type="float" office:value="8.66" calcext:value-type="float">
            <text:p>8.66</text:p>
          </table:table-cell>
          <table:table-cell office:value-type="float" office:value="29392" calcext:value-type="float">
            <text:p>29392</text:p>
          </table:table-cell>
          <table:table-cell office:value-type="float" office:value="9830532" calcext:value-type="float">
            <text:p>9830532</text:p>
          </table:table-cell>
          <table:table-cell table:formula="of:=[.F306]&gt;[.B30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5-s110877071c7223736.ukp</text:p>
          </table:table-cell>
          <table:table-cell office:value-type="float" office:value="1.72667" calcext:value-type="float">
            <text:p>1.72667</text:p>
          </table:table-cell>
          <table:table-cell office:value-type="float" office:value="1.73" calcext:value-type="float">
            <text:p>1.73</text:p>
          </table:table-cell>
          <table:table-cell office:value-type="float" office:value="12360" calcext:value-type="float">
            <text:p>12360</text:p>
          </table:table-cell>
          <table:table-cell office:value-type="float" office:value="7223736" calcext:value-type="float">
            <text:p>7223736</text:p>
          </table:table-cell>
          <table:table-cell office:value-type="float" office:value="8.68333" calcext:value-type="float">
            <text:p>8.68333</text:p>
          </table:table-cell>
          <table:table-cell office:value-type="float" office:value="8.68" calcext:value-type="float">
            <text:p>8.68</text:p>
          </table:table-cell>
          <table:table-cell office:value-type="float" office:value="31716" calcext:value-type="float">
            <text:p>31716</text:p>
          </table:table-cell>
          <table:table-cell office:value-type="float" office:value="7223736" calcext:value-type="float">
            <text:p>7223736</text:p>
          </table:table-cell>
          <table:table-cell table:formula="of:=[.F307]&gt;[.B30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4-s721215008c9947444.ukp</text:p>
          </table:table-cell>
          <table:table-cell office:value-type="float" office:value="3.19667" calcext:value-type="float">
            <text:p>3.19667</text:p>
          </table:table-cell>
          <table:table-cell office:value-type="float" office:value="3.21" calcext:value-type="float">
            <text:p>3.21</text:p>
          </table:table-cell>
          <table:table-cell office:value-type="float" office:value="14520" calcext:value-type="float">
            <text:p>14520</text:p>
          </table:table-cell>
          <table:table-cell office:value-type="float" office:value="9947444" calcext:value-type="float">
            <text:p>9947444</text:p>
          </table:table-cell>
          <table:table-cell office:value-type="float" office:value="8.76333" calcext:value-type="float">
            <text:p>8.76333</text:p>
          </table:table-cell>
          <table:table-cell office:value-type="float" office:value="8.76" calcext:value-type="float">
            <text:p>8.76</text:p>
          </table:table-cell>
          <table:table-cell office:value-type="float" office:value="31572" calcext:value-type="float">
            <text:p>31572</text:p>
          </table:table-cell>
          <table:table-cell office:value-type="float" office:value="9947444" calcext:value-type="float">
            <text:p>9947444</text:p>
          </table:table-cell>
          <table:table-cell table:formula="of:=[.F308]&gt;[.B30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1-s843367405c8281874.ukp</text:p>
          </table:table-cell>
          <table:table-cell table:number-columns-repeated="2" office:value-type="float" office:value="4.83" calcext:value-type="float">
            <text:p>4.83</text:p>
          </table:table-cell>
          <table:table-cell office:value-type="float" office:value="15884" calcext:value-type="float">
            <text:p>15884</text:p>
          </table:table-cell>
          <table:table-cell office:value-type="float" office:value="8281874" calcext:value-type="float">
            <text:p>8281874</text:p>
          </table:table-cell>
          <table:table-cell office:value-type="float" office:value="8.8" calcext:value-type="float">
            <text:p>8.8</text:p>
          </table:table-cell>
          <table:table-cell office:value-type="float" office:value="8.83" calcext:value-type="float">
            <text:p>8.83</text:p>
          </table:table-cell>
          <table:table-cell office:value-type="float" office:value="28112" calcext:value-type="float">
            <text:p>28112</text:p>
          </table:table-cell>
          <table:table-cell office:value-type="float" office:value="8281874" calcext:value-type="float">
            <text:p>8281874</text:p>
          </table:table-cell>
          <table:table-cell table:formula="of:=[.F309]&gt;[.B30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2-s528806317c5753656.ukp</text:p>
          </table:table-cell>
          <table:table-cell table:number-columns-repeated="2" office:value-type="float" office:value="2.86" calcext:value-type="float">
            <text:p>2.86</text:p>
          </table:table-cell>
          <table:table-cell office:value-type="float" office:value="14628" calcext:value-type="float">
            <text:p>14628</text:p>
          </table:table-cell>
          <table:table-cell office:value-type="float" office:value="5753656" calcext:value-type="float">
            <text:p>5753656</text:p>
          </table:table-cell>
          <table:table-cell office:value-type="float" office:value="9.06333" calcext:value-type="float">
            <text:p>9.06333</text:p>
          </table:table-cell>
          <table:table-cell office:value-type="float" office:value="9.07" calcext:value-type="float">
            <text:p>9.07</text:p>
          </table:table-cell>
          <table:table-cell office:value-type="float" office:value="31588" calcext:value-type="float">
            <text:p>31588</text:p>
          </table:table-cell>
          <table:table-cell office:value-type="float" office:value="5753656" calcext:value-type="float">
            <text:p>5753656</text:p>
          </table:table-cell>
          <table:table-cell table:formula="of:=[.F310]&gt;[.B31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20000-8-s991580855c8563122.ukp</text:p>
          </table:table-cell>
          <table:table-cell office:value-type="float" office:value="4.31667" calcext:value-type="float">
            <text:p>4.31667</text:p>
          </table:table-cell>
          <table:table-cell office:value-type="float" office:value="4.32" calcext:value-type="float">
            <text:p>4.32</text:p>
          </table:table-cell>
          <table:table-cell office:value-type="float" office:value="15996" calcext:value-type="float">
            <text:p>15996</text:p>
          </table:table-cell>
          <table:table-cell office:value-type="float" office:value="8563122" calcext:value-type="float">
            <text:p>8563122</text:p>
          </table:table-cell>
          <table:table-cell office:value-type="float" office:value="9.06667" calcext:value-type="float">
            <text:p>9.06667</text:p>
          </table:table-cell>
          <table:table-cell office:value-type="float" office:value="9.09" calcext:value-type="float">
            <text:p>9.09</text:p>
          </table:table-cell>
          <table:table-cell office:value-type="float" office:value="29592" calcext:value-type="float">
            <text:p>29592</text:p>
          </table:table-cell>
          <table:table-cell office:value-type="float" office:value="8563122" calcext:value-type="float">
            <text:p>8563122</text:p>
          </table:table-cell>
          <table:table-cell table:formula="of:=[.F311]&gt;[.B31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1-s843367405c9396463.ukp</text:p>
          </table:table-cell>
          <table:table-cell table:number-columns-repeated="2" office:value-type="float" office:value="5.84" calcext:value-type="float">
            <text:p>5.84</text:p>
          </table:table-cell>
          <table:table-cell office:value-type="float" office:value="16880" calcext:value-type="float">
            <text:p>16880</text:p>
          </table:table-cell>
          <table:table-cell office:value-type="float" office:value="9396463" calcext:value-type="float">
            <text:p>9396463</text:p>
          </table:table-cell>
          <table:table-cell office:value-type="float" office:value="9.86666" calcext:value-type="float">
            <text:p>9.86666</text:p>
          </table:table-cell>
          <table:table-cell office:value-type="float" office:value="9.87" calcext:value-type="float">
            <text:p>9.87</text:p>
          </table:table-cell>
          <table:table-cell office:value-type="float" office:value="20696" calcext:value-type="float">
            <text:p>20696</text:p>
          </table:table-cell>
          <table:table-cell office:value-type="float" office:value="9396463" calcext:value-type="float">
            <text:p>9396463</text:p>
          </table:table-cell>
          <table:table-cell table:formula="of:=[.F312]&gt;[.B31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4-s721215008c7695402.ukp</text:p>
          </table:table-cell>
          <table:table-cell office:value-type="float" office:value="0.00333" calcext:value-type="float">
            <text:p>0.00333</text:p>
          </table:table-cell>
          <table:table-cell office:value-type="float" office:value="0" calcext:value-type="float">
            <text:p>0</text:p>
          </table:table-cell>
          <table:table-cell office:value-type="float" office:value="6352" calcext:value-type="float">
            <text:p>6352</text:p>
          </table:table-cell>
          <table:table-cell office:value-type="float" office:value="7695402" calcext:value-type="float">
            <text:p>7695402</text:p>
          </table:table-cell>
          <table:table-cell table:number-columns-repeated="2" office:value-type="float" office:value="10.17" calcext:value-type="float">
            <text:p>10.17</text:p>
          </table:table-cell>
          <table:table-cell office:value-type="float" office:value="20240" calcext:value-type="float">
            <text:p>20240</text:p>
          </table:table-cell>
          <table:table-cell office:value-type="float" office:value="7695402" calcext:value-type="float">
            <text:p>7695402</text:p>
          </table:table-cell>
          <table:table-cell table:formula="of:=[.F313]&gt;[.B31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6-s227708629c616678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608" calcext:value-type="float">
            <text:p>8608</text:p>
          </table:table-cell>
          <table:table-cell office:value-type="float" office:value="6166782" calcext:value-type="float">
            <text:p>6166782</text:p>
          </table:table-cell>
          <table:table-cell office:value-type="float" office:value="10.22333" calcext:value-type="float">
            <text:p>10.22333</text:p>
          </table:table-cell>
          <table:table-cell office:value-type="float" office:value="10.23" calcext:value-type="float">
            <text:p>10.23</text:p>
          </table:table-cell>
          <table:table-cell office:value-type="float" office:value="22840" calcext:value-type="float">
            <text:p>22840</text:p>
          </table:table-cell>
          <table:table-cell office:value-type="float" office:value="6166782" calcext:value-type="float">
            <text:p>6166782</text:p>
          </table:table-cell>
          <table:table-cell table:formula="of:=[.F314]&gt;[.B31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5-s110877071c5607406.ukp</text:p>
          </table:table-cell>
          <table:table-cell table:number-columns-repeated="2" office:value-type="float" office:value="0.79" calcext:value-type="float">
            <text:p>0.79</text:p>
          </table:table-cell>
          <table:table-cell office:value-type="float" office:value="9876" calcext:value-type="float">
            <text:p>9876</text:p>
          </table:table-cell>
          <table:table-cell office:value-type="float" office:value="5607406" calcext:value-type="float">
            <text:p>5607406</text:p>
          </table:table-cell>
          <table:table-cell office:value-type="float" office:value="10.4" calcext:value-type="float">
            <text:p>10.4</text:p>
          </table:table-cell>
          <table:table-cell office:value-type="float" office:value="10.41" calcext:value-type="float">
            <text:p>10.41</text:p>
          </table:table-cell>
          <table:table-cell office:value-type="float" office:value="21244" calcext:value-type="float">
            <text:p>21244</text:p>
          </table:table-cell>
          <table:table-cell office:value-type="float" office:value="5607406" calcext:value-type="float">
            <text:p>5607406</text:p>
          </table:table-cell>
          <table:table-cell table:formula="of:=[.F315]&gt;[.B31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8-s991580855c6827358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2" calcext:value-type="float">
            <text:p>0.02</text:p>
          </table:table-cell>
          <table:table-cell office:value-type="float" office:value="8472" calcext:value-type="float">
            <text:p>8472</text:p>
          </table:table-cell>
          <table:table-cell office:value-type="float" office:value="6827358" calcext:value-type="float">
            <text:p>6827358</text:p>
          </table:table-cell>
          <table:table-cell table:number-columns-repeated="2" office:value-type="float" office:value="10.48" calcext:value-type="float">
            <text:p>10.48</text:p>
          </table:table-cell>
          <table:table-cell office:value-type="float" office:value="21196" calcext:value-type="float">
            <text:p>21196</text:p>
          </table:table-cell>
          <table:table-cell office:value-type="float" office:value="6827358" calcext:value-type="float">
            <text:p>6827358</text:p>
          </table:table-cell>
          <table:table-cell table:formula="of:=[.F316]&gt;[.B31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0-s827183242c6386298.ukp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5.22" calcext:value-type="float">
            <text:p>5.22</text:p>
          </table:table-cell>
          <table:table-cell office:value-type="float" office:value="15488" calcext:value-type="float">
            <text:p>15488</text:p>
          </table:table-cell>
          <table:table-cell office:value-type="float" office:value="6386298" calcext:value-type="float">
            <text:p>6386298</text:p>
          </table:table-cell>
          <table:table-cell office:value-type="float" office:value="10.56333" calcext:value-type="float">
            <text:p>10.56333</text:p>
          </table:table-cell>
          <table:table-cell office:value-type="float" office:value="10.56" calcext:value-type="float">
            <text:p>10.56</text:p>
          </table:table-cell>
          <table:table-cell office:value-type="float" office:value="21264" calcext:value-type="float">
            <text:p>21264</text:p>
          </table:table-cell>
          <table:table-cell office:value-type="float" office:value="6386298" calcext:value-type="float">
            <text:p>6386298</text:p>
          </table:table-cell>
          <table:table-cell table:formula="of:=[.F317]&gt;[.B31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9-s126456688c7699000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8152" calcext:value-type="float">
            <text:p>8152</text:p>
          </table:table-cell>
          <table:table-cell office:value-type="float" office:value="7699000" calcext:value-type="float">
            <text:p>7699000</text:p>
          </table:table-cell>
          <table:table-cell office:value-type="float" office:value="10.6" calcext:value-type="float">
            <text:p>10.6</text:p>
          </table:table-cell>
          <table:table-cell office:value-type="float" office:value="10.62" calcext:value-type="float">
            <text:p>10.62</text:p>
          </table:table-cell>
          <table:table-cell office:value-type="float" office:value="20864" calcext:value-type="float">
            <text:p>20864</text:p>
          </table:table-cell>
          <table:table-cell office:value-type="float" office:value="7699000" calcext:value-type="float">
            <text:p>7699000</text:p>
          </table:table-cell>
          <table:table-cell table:formula="of:=[.F318]&gt;[.B31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7-s177710744c7866734.ukp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.02" calcext:value-type="float">
            <text:p>0.02</text:p>
          </table:table-cell>
          <table:table-cell office:value-type="float" office:value="8744" calcext:value-type="float">
            <text:p>8744</text:p>
          </table:table-cell>
          <table:table-cell office:value-type="float" office:value="7866734" calcext:value-type="float">
            <text:p>7866734</text:p>
          </table:table-cell>
          <table:table-cell office:value-type="float" office:value="10.73" calcext:value-type="float">
            <text:p>10.73</text:p>
          </table:table-cell>
          <table:table-cell office:value-type="float" office:value="10.74" calcext:value-type="float">
            <text:p>10.74</text:p>
          </table:table-cell>
          <table:table-cell office:value-type="float" office:value="21200" calcext:value-type="float">
            <text:p>21200</text:p>
          </table:table-cell>
          <table:table-cell office:value-type="float" office:value="7866734" calcext:value-type="float">
            <text:p>7866734</text:p>
          </table:table-cell>
          <table:table-cell table:formula="of:=[.F319]&gt;[.B31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2-s528806317c6664243.ukp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7396" calcext:value-type="float">
            <text:p>7396</text:p>
          </table:table-cell>
          <table:table-cell office:value-type="float" office:value="6664243" calcext:value-type="float">
            <text:p>6664243</text:p>
          </table:table-cell>
          <table:table-cell office:value-type="float" office:value="10.94333" calcext:value-type="float">
            <text:p>10.94333</text:p>
          </table:table-cell>
          <table:table-cell office:value-type="float" office:value="10.95" calcext:value-type="float">
            <text:p>10.95</text:p>
          </table:table-cell>
          <table:table-cell office:value-type="float" office:value="20176" calcext:value-type="float">
            <text:p>20176</text:p>
          </table:table-cell>
          <table:table-cell office:value-type="float" office:value="6664243" calcext:value-type="float">
            <text:p>6664243</text:p>
          </table:table-cell>
          <table:table-cell table:formula="of:=[.F320]&gt;[.B32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-3-s780179313c8698706.ukp</text:p>
          </table:table-cell>
          <table:table-cell office:value-type="float" office:value="5.98667" calcext:value-type="float">
            <text:p>5.98667</text:p>
          </table:table-cell>
          <table:table-cell office:value-type="float" office:value="5.98" calcext:value-type="float">
            <text:p>5.98</text:p>
          </table:table-cell>
          <table:table-cell office:value-type="float" office:value="16604" calcext:value-type="float">
            <text:p>16604</text:p>
          </table:table-cell>
          <table:table-cell office:value-type="float" office:value="8698706" calcext:value-type="float">
            <text:p>8698706</text:p>
          </table:table-cell>
          <table:table-cell office:value-type="float" office:value="11.12666" calcext:value-type="float">
            <text:p>11.12666</text:p>
          </table:table-cell>
          <table:table-cell office:value-type="float" office:value="11.13" calcext:value-type="float">
            <text:p>11.13</text:p>
          </table:table-cell>
          <table:table-cell office:value-type="float" office:value="21220" calcext:value-type="float">
            <text:p>21220</text:p>
          </table:table-cell>
          <table:table-cell office:value-type="float" office:value="8698706" calcext:value-type="float">
            <text:p>8698706</text:p>
          </table:table-cell>
          <table:table-cell table:formula="of:=[.F321]&gt;[.B32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3-s780179313c6000935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000935" calcext:value-type="float">
            <text:p>6000935</text:p>
          </table:table-cell>
          <table:table-cell office:value-type="float" office:value="16.95333" calcext:value-type="float">
            <text:p>16.95333</text:p>
          </table:table-cell>
          <table:table-cell office:value-type="float" office:value="16.99" calcext:value-type="float">
            <text:p>16.99</text:p>
          </table:table-cell>
          <table:table-cell office:value-type="float" office:value="41348" calcext:value-type="float">
            <text:p>41348</text:p>
          </table:table-cell>
          <table:table-cell office:value-type="float" office:value="6000935" calcext:value-type="float">
            <text:p>6000935</text:p>
          </table:table-cell>
          <table:table-cell table:formula="of:=[.F322]&gt;[.B32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6-s227708629c5293440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552" calcext:value-type="float">
            <text:p>20552</text:p>
          </table:table-cell>
          <table:table-cell office:value-type="float" office:value="5293440" calcext:value-type="float">
            <text:p>5293440</text:p>
          </table:table-cell>
          <table:table-cell office:value-type="float" office:value="17.59666" calcext:value-type="float">
            <text:p>17.59666</text:p>
          </table:table-cell>
          <table:table-cell office:value-type="float" office:value="17.63" calcext:value-type="float">
            <text:p>17.63</text:p>
          </table:table-cell>
          <table:table-cell office:value-type="float" office:value="39384" calcext:value-type="float">
            <text:p>39384</text:p>
          </table:table-cell>
          <table:table-cell office:value-type="float" office:value="5293440" calcext:value-type="float">
            <text:p>5293440</text:p>
          </table:table-cell>
          <table:table-cell table:formula="of:=[.F323]&gt;[.B32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7-s177710744c9140478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96" calcext:value-type="float">
            <text:p>20496</text:p>
          </table:table-cell>
          <table:table-cell office:value-type="float" office:value="9140478" calcext:value-type="float">
            <text:p>9140478</text:p>
          </table:table-cell>
          <table:table-cell office:value-type="float" office:value="17.90333" calcext:value-type="float">
            <text:p>17.90333</text:p>
          </table:table-cell>
          <table:table-cell office:value-type="float" office:value="17.94" calcext:value-type="float">
            <text:p>17.94</text:p>
          </table:table-cell>
          <table:table-cell office:value-type="float" office:value="40692" calcext:value-type="float">
            <text:p>40692</text:p>
          </table:table-cell>
          <table:table-cell office:value-type="float" office:value="9140478" calcext:value-type="float">
            <text:p>9140478</text:p>
          </table:table-cell>
          <table:table-cell table:formula="of:=[.F324]&gt;[.B32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0-s827183242c8208267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48" calcext:value-type="float">
            <text:p>11948</text:p>
          </table:table-cell>
          <table:table-cell office:value-type="float" office:value="8208267" calcext:value-type="float">
            <text:p>8208267</text:p>
          </table:table-cell>
          <table:table-cell office:value-type="float" office:value="18.31" calcext:value-type="float">
            <text:p>18.31</text:p>
          </table:table-cell>
          <table:table-cell office:value-type="float" office:value="18.33" calcext:value-type="float">
            <text:p>18.33</text:p>
          </table:table-cell>
          <table:table-cell office:value-type="float" office:value="26484" calcext:value-type="float">
            <text:p>26484</text:p>
          </table:table-cell>
          <table:table-cell office:value-type="float" office:value="8208267" calcext:value-type="float">
            <text:p>8208267</text:p>
          </table:table-cell>
          <table:table-cell table:formula="of:=[.F325]&gt;[.B32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8-s991580855c7221334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64" calcext:value-type="float">
            <text:p>20464</text:p>
          </table:table-cell>
          <table:table-cell office:value-type="float" office:value="7221334" calcext:value-type="float">
            <text:p>7221334</text:p>
          </table:table-cell>
          <table:table-cell office:value-type="float" office:value="18.61333" calcext:value-type="float">
            <text:p>18.61333</text:p>
          </table:table-cell>
          <table:table-cell office:value-type="float" office:value="18.64" calcext:value-type="float">
            <text:p>18.64</text:p>
          </table:table-cell>
          <table:table-cell office:value-type="float" office:value="41448" calcext:value-type="float">
            <text:p>41448</text:p>
          </table:table-cell>
          <table:table-cell office:value-type="float" office:value="7221334" calcext:value-type="float">
            <text:p>7221334</text:p>
          </table:table-cell>
          <table:table-cell table:formula="of:=[.F326]&gt;[.B32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1-s843367405c8035184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035184" calcext:value-type="float">
            <text:p>8035184</text:p>
          </table:table-cell>
          <table:table-cell office:value-type="float" office:value="19.59" calcext:value-type="float">
            <text:p>19.59</text:p>
          </table:table-cell>
          <table:table-cell office:value-type="float" office:value="19.61" calcext:value-type="float">
            <text:p>19.61</text:p>
          </table:table-cell>
          <table:table-cell office:value-type="float" office:value="41348" calcext:value-type="float">
            <text:p>41348</text:p>
          </table:table-cell>
          <table:table-cell office:value-type="float" office:value="8035184" calcext:value-type="float">
            <text:p>8035184</text:p>
          </table:table-cell>
          <table:table-cell table:formula="of:=[.F327]&gt;[.B32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0-s827183242c9151889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52" calcext:value-type="float">
            <text:p>20452</text:p>
          </table:table-cell>
          <table:table-cell office:value-type="float" office:value="9151889" calcext:value-type="float">
            <text:p>9151889</text:p>
          </table:table-cell>
          <table:table-cell office:value-type="float" office:value="19.88667" calcext:value-type="float">
            <text:p>19.88667</text:p>
          </table:table-cell>
          <table:table-cell office:value-type="float" office:value="19.91" calcext:value-type="float">
            <text:p>19.91</text:p>
          </table:table-cell>
          <table:table-cell office:value-type="float" office:value="48652" calcext:value-type="float">
            <text:p>48652</text:p>
          </table:table-cell>
          <table:table-cell office:value-type="float" office:value="9151889" calcext:value-type="float">
            <text:p>9151889</text:p>
          </table:table-cell>
          <table:table-cell table:formula="of:=[.F328]&gt;[.B32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4-s721215008c9260285.ukp</text:p>
          </table:table-cell>
          <table:table-cell office:value-type="float" office:value="5.70333" calcext:value-type="float">
            <text:p>5.70333</text:p>
          </table:table-cell>
          <table:table-cell office:value-type="float" office:value="5.71" calcext:value-type="float">
            <text:p>5.71</text:p>
          </table:table-cell>
          <table:table-cell office:value-type="float" office:value="22380" calcext:value-type="float">
            <text:p>22380</text:p>
          </table:table-cell>
          <table:table-cell office:value-type="float" office:value="9260285" calcext:value-type="float">
            <text:p>9260285</text:p>
          </table:table-cell>
          <table:table-cell office:value-type="float" office:value="20.03" calcext:value-type="float">
            <text:p>20.03</text:p>
          </table:table-cell>
          <table:table-cell office:value-type="float" office:value="20.02" calcext:value-type="float">
            <text:p>20.02</text:p>
          </table:table-cell>
          <table:table-cell office:value-type="float" office:value="25108" calcext:value-type="float">
            <text:p>25108</text:p>
          </table:table-cell>
          <table:table-cell office:value-type="float" office:value="9260285" calcext:value-type="float">
            <text:p>9260285</text:p>
          </table:table-cell>
          <table:table-cell table:formula="of:=[.F329]&gt;[.B32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2-s528806317c8085387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1768" calcext:value-type="float">
            <text:p>21768</text:p>
          </table:table-cell>
          <table:table-cell office:value-type="float" office:value="8085387" calcext:value-type="float">
            <text:p>8085387</text:p>
          </table:table-cell>
          <table:table-cell office:value-type="float" office:value="20.24" calcext:value-type="float">
            <text:p>20.24</text:p>
          </table:table-cell>
          <table:table-cell office:value-type="float" office:value="20.27" calcext:value-type="float">
            <text:p>20.27</text:p>
          </table:table-cell>
          <table:table-cell office:value-type="float" office:value="48680" calcext:value-type="float">
            <text:p>48680</text:p>
          </table:table-cell>
          <table:table-cell office:value-type="float" office:value="8085387" calcext:value-type="float">
            <text:p>8085387</text:p>
          </table:table-cell>
          <table:table-cell table:formula="of:=[.F330]&gt;[.B33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9-s126456688c9200490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1880" calcext:value-type="float">
            <text:p>21880</text:p>
          </table:table-cell>
          <table:table-cell office:value-type="float" office:value="9200490" calcext:value-type="float">
            <text:p>9200490</text:p>
          </table:table-cell>
          <table:table-cell office:value-type="float" office:value="20.48333" calcext:value-type="float">
            <text:p>20.48333</text:p>
          </table:table-cell>
          <table:table-cell office:value-type="float" office:value="20.51" calcext:value-type="float">
            <text:p>20.51</text:p>
          </table:table-cell>
          <table:table-cell office:value-type="float" office:value="44452" calcext:value-type="float">
            <text:p>44452</text:p>
          </table:table-cell>
          <table:table-cell office:value-type="float" office:value="9200490" calcext:value-type="float">
            <text:p>9200490</text:p>
          </table:table-cell>
          <table:table-cell table:formula="of:=[.F331]&gt;[.B33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5-s110877071c6689288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464" calcext:value-type="float">
            <text:p>20464</text:p>
          </table:table-cell>
          <table:table-cell office:value-type="float" office:value="6689288" calcext:value-type="float">
            <text:p>6689288</text:p>
          </table:table-cell>
          <table:table-cell office:value-type="float" office:value="20.93" calcext:value-type="float">
            <text:p>20.93</text:p>
          </table:table-cell>
          <table:table-cell office:value-type="float" office:value="20.99" calcext:value-type="float">
            <text:p>20.99</text:p>
          </table:table-cell>
          <table:table-cell office:value-type="float" office:value="48724" calcext:value-type="float">
            <text:p>48724</text:p>
          </table:table-cell>
          <table:table-cell office:value-type="float" office:value="6689288" calcext:value-type="float">
            <text:p>6689288</text:p>
          </table:table-cell>
          <table:table-cell table:formula="of:=[.F332]&gt;[.B33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1-s843367405c6535045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8664" calcext:value-type="float">
            <text:p>8664</text:p>
          </table:table-cell>
          <table:table-cell office:value-type="float" office:value="6535045" calcext:value-type="float">
            <text:p>6535045</text:p>
          </table:table-cell>
          <table:table-cell office:value-type="float" office:value="21.12333" calcext:value-type="float">
            <text:p>21.12333</text:p>
          </table:table-cell>
          <table:table-cell office:value-type="float" office:value="21.12" calcext:value-type="float">
            <text:p>21.12</text:p>
          </table:table-cell>
          <table:table-cell office:value-type="float" office:value="26280" calcext:value-type="float">
            <text:p>26280</text:p>
          </table:table-cell>
          <table:table-cell office:value-type="float" office:value="6535045" calcext:value-type="float">
            <text:p>6535045</text:p>
          </table:table-cell>
          <table:table-cell table:formula="of:=[.F333]&gt;[.B33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9-s126456688c7779740.ukp</text:p>
          </table:table-cell>
          <table:table-cell office:value-type="float" office:value="17.24333" calcext:value-type="float">
            <text:p>17.24333</text:p>
          </table:table-cell>
          <table:table-cell office:value-type="float" office:value="17.25" calcext:value-type="float">
            <text:p>17.25</text:p>
          </table:table-cell>
          <table:table-cell office:value-type="float" office:value="26960" calcext:value-type="float">
            <text:p>26960</text:p>
          </table:table-cell>
          <table:table-cell office:value-type="float" office:value="7779740" calcext:value-type="float">
            <text:p>7779740</text:p>
          </table:table-cell>
          <table:table-cell table:number-columns-repeated="2" office:value-type="float" office:value="21.4" calcext:value-type="float">
            <text:p>21.4</text:p>
          </table:table-cell>
          <table:table-cell office:value-type="float" office:value="35012" calcext:value-type="float">
            <text:p>35012</text:p>
          </table:table-cell>
          <table:table-cell office:value-type="float" office:value="7779740" calcext:value-type="float">
            <text:p>7779740</text:p>
          </table:table-cell>
          <table:table-cell table:formula="of:=[.F334]&gt;[.B33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6-s227708629c5604087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68" calcext:value-type="float">
            <text:p>11968</text:p>
          </table:table-cell>
          <table:table-cell office:value-type="float" office:value="5604087" calcext:value-type="float">
            <text:p>5604087</text:p>
          </table:table-cell>
          <table:table-cell table:number-columns-repeated="2" office:value-type="float" office:value="21.59" calcext:value-type="float">
            <text:p>21.59</text:p>
          </table:table-cell>
          <table:table-cell office:value-type="float" office:value="25820" calcext:value-type="float">
            <text:p>25820</text:p>
          </table:table-cell>
          <table:table-cell office:value-type="float" office:value="5604087" calcext:value-type="float">
            <text:p>5604087</text:p>
          </table:table-cell>
          <table:table-cell table:formula="of:=[.F335]&gt;[.B33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8-s991580855c6901358.ukp</text:p>
          </table:table-cell>
          <table:table-cell office:value-type="float" office:value="2.82333" calcext:value-type="float">
            <text:p>2.82333</text:p>
          </table:table-cell>
          <table:table-cell office:value-type="float" office:value="2.83" calcext:value-type="float">
            <text:p>2.83</text:p>
          </table:table-cell>
          <table:table-cell office:value-type="float" office:value="14300" calcext:value-type="float">
            <text:p>14300</text:p>
          </table:table-cell>
          <table:table-cell office:value-type="float" office:value="6901358" calcext:value-type="float">
            <text:p>6901358</text:p>
          </table:table-cell>
          <table:table-cell office:value-type="float" office:value="21.72333" calcext:value-type="float">
            <text:p>21.72333</text:p>
          </table:table-cell>
          <table:table-cell office:value-type="float" office:value="21.71" calcext:value-type="float">
            <text:p>21.71</text:p>
          </table:table-cell>
          <table:table-cell office:value-type="float" office:value="26348" calcext:value-type="float">
            <text:p>26348</text:p>
          </table:table-cell>
          <table:table-cell office:value-type="float" office:value="6901358" calcext:value-type="float">
            <text:p>6901358</text:p>
          </table:table-cell>
          <table:table-cell table:formula="of:=[.F336]&gt;[.B33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9-s126456688c8041112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64" calcext:value-type="float">
            <text:p>11964</text:p>
          </table:table-cell>
          <table:table-cell office:value-type="float" office:value="8041112" calcext:value-type="float">
            <text:p>8041112</text:p>
          </table:table-cell>
          <table:table-cell office:value-type="float" office:value="21.77333" calcext:value-type="float">
            <text:p>21.77333</text:p>
          </table:table-cell>
          <table:table-cell office:value-type="float" office:value="21.78" calcext:value-type="float">
            <text:p>21.78</text:p>
          </table:table-cell>
          <table:table-cell office:value-type="float" office:value="26704" calcext:value-type="float">
            <text:p>26704</text:p>
          </table:table-cell>
          <table:table-cell office:value-type="float" office:value="8041112" calcext:value-type="float">
            <text:p>8041112</text:p>
          </table:table-cell>
          <table:table-cell table:formula="of:=[.F337]&gt;[.B33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1000000n100000-4-s721215008c6687096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40" calcext:value-type="float">
            <text:p>20440</text:p>
          </table:table-cell>
          <table:table-cell office:value-type="float" office:value="6687096" calcext:value-type="float">
            <text:p>6687096</text:p>
          </table:table-cell>
          <table:table-cell office:value-type="float" office:value="21.81333" calcext:value-type="float">
            <text:p>21.81333</text:p>
          </table:table-cell>
          <table:table-cell office:value-type="float" office:value="21.84" calcext:value-type="float">
            <text:p>21.84</text:p>
          </table:table-cell>
          <table:table-cell office:value-type="float" office:value="38784" calcext:value-type="float">
            <text:p>38784</text:p>
          </table:table-cell>
          <table:table-cell office:value-type="float" office:value="6687096" calcext:value-type="float">
            <text:p>6687096</text:p>
          </table:table-cell>
          <table:table-cell table:formula="of:=[.F338]&gt;[.B33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9-s126456688c9711964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2" calcext:value-type="float">
            <text:p>0.02</text:p>
          </table:table-cell>
          <table:table-cell office:value-type="float" office:value="9288" calcext:value-type="float">
            <text:p>9288</text:p>
          </table:table-cell>
          <table:table-cell office:value-type="float" office:value="9711964" calcext:value-type="float">
            <text:p>9711964</text:p>
          </table:table-cell>
          <table:table-cell office:value-type="float" office:value="22.04666" calcext:value-type="float">
            <text:p>22.04666</text:p>
          </table:table-cell>
          <table:table-cell office:value-type="float" office:value="22.05" calcext:value-type="float">
            <text:p>22.05</text:p>
          </table:table-cell>
          <table:table-cell office:value-type="float" office:value="23812" calcext:value-type="float">
            <text:p>23812</text:p>
          </table:table-cell>
          <table:table-cell office:value-type="float" office:value="9711964" calcext:value-type="float">
            <text:p>9711964</text:p>
          </table:table-cell>
          <table:table-cell table:formula="of:=[.F339]&gt;[.B33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0-s827183242c7127247.ukp</text:p>
          </table:table-cell>
          <table:table-cell office:value-type="float" office:value="6.96333" calcext:value-type="float">
            <text:p>6.96333</text:p>
          </table:table-cell>
          <table:table-cell office:value-type="float" office:value="6.96" calcext:value-type="float">
            <text:p>6.96</text:p>
          </table:table-cell>
          <table:table-cell office:value-type="float" office:value="15980" calcext:value-type="float">
            <text:p>15980</text:p>
          </table:table-cell>
          <table:table-cell office:value-type="float" office:value="7127247" calcext:value-type="float">
            <text:p>7127247</text:p>
          </table:table-cell>
          <table:table-cell office:value-type="float" office:value="22.05" calcext:value-type="float">
            <text:p>22.05</text:p>
          </table:table-cell>
          <table:table-cell office:value-type="float" office:value="22.04" calcext:value-type="float">
            <text:p>22.04</text:p>
          </table:table-cell>
          <table:table-cell office:value-type="float" office:value="26356" calcext:value-type="float">
            <text:p>26356</text:p>
          </table:table-cell>
          <table:table-cell office:value-type="float" office:value="7127247" calcext:value-type="float">
            <text:p>7127247</text:p>
          </table:table-cell>
          <table:table-cell table:formula="of:=[.F340]&gt;[.B34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5-s110877071c8730975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784" calcext:value-type="float">
            <text:p>12784</text:p>
          </table:table-cell>
          <table:table-cell office:value-type="float" office:value="8730975" calcext:value-type="float">
            <text:p>8730975</text:p>
          </table:table-cell>
          <table:table-cell office:value-type="float" office:value="22.10666" calcext:value-type="float">
            <text:p>22.10666</text:p>
          </table:table-cell>
          <table:table-cell office:value-type="float" office:value="22.1" calcext:value-type="float">
            <text:p>22.1</text:p>
          </table:table-cell>
          <table:table-cell office:value-type="float" office:value="25312" calcext:value-type="float">
            <text:p>25312</text:p>
          </table:table-cell>
          <table:table-cell office:value-type="float" office:value="8730975" calcext:value-type="float">
            <text:p>8730975</text:p>
          </table:table-cell>
          <table:table-cell table:formula="of:=[.F341]&gt;[.B34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5-s110877071c6724224.ukp</text:p>
          </table:table-cell>
          <table:table-cell office:value-type="float" office:value="6.7" calcext:value-type="float">
            <text:p>6.7</text:p>
          </table:table-cell>
          <table:table-cell office:value-type="float" office:value="6.69" calcext:value-type="float">
            <text:p>6.69</text:p>
          </table:table-cell>
          <table:table-cell office:value-type="float" office:value="16100" calcext:value-type="float">
            <text:p>16100</text:p>
          </table:table-cell>
          <table:table-cell office:value-type="float" office:value="6724224" calcext:value-type="float">
            <text:p>6724224</text:p>
          </table:table-cell>
          <table:table-cell office:value-type="float" office:value="22.19666" calcext:value-type="float">
            <text:p>22.19666</text:p>
          </table:table-cell>
          <table:table-cell office:value-type="float" office:value="22.2" calcext:value-type="float">
            <text:p>22.2</text:p>
          </table:table-cell>
          <table:table-cell office:value-type="float" office:value="26264" calcext:value-type="float">
            <text:p>26264</text:p>
          </table:table-cell>
          <table:table-cell office:value-type="float" office:value="6724224" calcext:value-type="float">
            <text:p>6724224</text:p>
          </table:table-cell>
          <table:table-cell table:formula="of:=[.F342]&gt;[.B34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7-s177710744c8212590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20" calcext:value-type="float">
            <text:p>11920</text:p>
          </table:table-cell>
          <table:table-cell office:value-type="float" office:value="8212590" calcext:value-type="float">
            <text:p>8212590</text:p>
          </table:table-cell>
          <table:table-cell office:value-type="float" office:value="22.36667" calcext:value-type="float">
            <text:p>22.36667</text:p>
          </table:table-cell>
          <table:table-cell office:value-type="float" office:value="22.37" calcext:value-type="float">
            <text:p>22.37</text:p>
          </table:table-cell>
          <table:table-cell office:value-type="float" office:value="25892" calcext:value-type="float">
            <text:p>25892</text:p>
          </table:table-cell>
          <table:table-cell office:value-type="float" office:value="8212590" calcext:value-type="float">
            <text:p>8212590</text:p>
          </table:table-cell>
          <table:table-cell table:formula="of:=[.F343]&gt;[.B34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4-s721215008c8974925.ukp</text:p>
          </table:table-cell>
          <table:table-cell table:number-columns-repeated="2" office:value-type="float" office:value="12.95" calcext:value-type="float">
            <text:p>12.95</text:p>
          </table:table-cell>
          <table:table-cell office:value-type="float" office:value="19496" calcext:value-type="float">
            <text:p>19496</text:p>
          </table:table-cell>
          <table:table-cell office:value-type="float" office:value="8974925" calcext:value-type="float">
            <text:p>8974925</text:p>
          </table:table-cell>
          <table:table-cell table:number-columns-repeated="2" office:value-type="float" office:value="22.59" calcext:value-type="float">
            <text:p>22.59</text:p>
          </table:table-cell>
          <table:table-cell office:value-type="float" office:value="24212" calcext:value-type="float">
            <text:p>24212</text:p>
          </table:table-cell>
          <table:table-cell office:value-type="float" office:value="8974925" calcext:value-type="float">
            <text:p>8974925</text:p>
          </table:table-cell>
          <table:table-cell table:formula="of:=[.F344]&gt;[.B34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2-s528806317c8294420.ukp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8294420" calcext:value-type="float">
            <text:p>8294420</text:p>
          </table:table-cell>
          <table:table-cell table:number-columns-repeated="2" office:value-type="float" office:value="22.61" calcext:value-type="float">
            <text:p>22.61</text:p>
          </table:table-cell>
          <table:table-cell office:value-type="float" office:value="26684" calcext:value-type="float">
            <text:p>26684</text:p>
          </table:table-cell>
          <table:table-cell office:value-type="float" office:value="8294420" calcext:value-type="float">
            <text:p>8294420</text:p>
          </table:table-cell>
          <table:table-cell table:formula="of:=[.F345]&gt;[.B34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7-s177710744c6507449.ukp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8348" calcext:value-type="float">
            <text:p>8348</text:p>
          </table:table-cell>
          <table:table-cell office:value-type="float" office:value="6507449" calcext:value-type="float">
            <text:p>6507449</text:p>
          </table:table-cell>
          <table:table-cell office:value-type="float" office:value="22.89" calcext:value-type="float">
            <text:p>22.89</text:p>
          </table:table-cell>
          <table:table-cell office:value-type="float" office:value="22.88" calcext:value-type="float">
            <text:p>22.88</text:p>
          </table:table-cell>
          <table:table-cell office:value-type="float" office:value="26320" calcext:value-type="float">
            <text:p>26320</text:p>
          </table:table-cell>
          <table:table-cell office:value-type="float" office:value="6507449" calcext:value-type="float">
            <text:p>6507449</text:p>
          </table:table-cell>
          <table:table-cell table:formula="of:=[.F346]&gt;[.B34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3-s780179313c9601161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00" calcext:value-type="float">
            <text:p>12000</text:p>
          </table:table-cell>
          <table:table-cell office:value-type="float" office:value="9601161" calcext:value-type="float">
            <text:p>9601161</text:p>
          </table:table-cell>
          <table:table-cell office:value-type="float" office:value="22.91666" calcext:value-type="float">
            <text:p>22.91666</text:p>
          </table:table-cell>
          <table:table-cell office:value-type="float" office:value="22.92" calcext:value-type="float">
            <text:p>22.92</text:p>
          </table:table-cell>
          <table:table-cell office:value-type="float" office:value="26684" calcext:value-type="float">
            <text:p>26684</text:p>
          </table:table-cell>
          <table:table-cell office:value-type="float" office:value="9601161" calcext:value-type="float">
            <text:p>9601161</text:p>
          </table:table-cell>
          <table:table-cell table:formula="of:=[.F347]&gt;[.B34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1-s843367405c8017460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2044" calcext:value-type="float">
            <text:p>12044</text:p>
          </table:table-cell>
          <table:table-cell office:value-type="float" office:value="8017460" calcext:value-type="float">
            <text:p>8017460</text:p>
          </table:table-cell>
          <table:table-cell office:value-type="float" office:value="22.92666" calcext:value-type="float">
            <text:p>22.92666</text:p>
          </table:table-cell>
          <table:table-cell office:value-type="float" office:value="22.93" calcext:value-type="float">
            <text:p>22.93</text:p>
          </table:table-cell>
          <table:table-cell office:value-type="float" office:value="25164" calcext:value-type="float">
            <text:p>25164</text:p>
          </table:table-cell>
          <table:table-cell office:value-type="float" office:value="8017460" calcext:value-type="float">
            <text:p>8017460</text:p>
          </table:table-cell>
          <table:table-cell table:formula="of:=[.F348]&gt;[.B34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3-s780179313c7801078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1900" calcext:value-type="float">
            <text:p>11900</text:p>
          </table:table-cell>
          <table:table-cell office:value-type="float" office:value="7801078" calcext:value-type="float">
            <text:p>7801078</text:p>
          </table:table-cell>
          <table:table-cell office:value-type="float" office:value="22.93333" calcext:value-type="float">
            <text:p>22.93333</text:p>
          </table:table-cell>
          <table:table-cell office:value-type="float" office:value="22.94" calcext:value-type="float">
            <text:p>22.94</text:p>
          </table:table-cell>
          <table:table-cell office:value-type="float" office:value="35880" calcext:value-type="float">
            <text:p>35880</text:p>
          </table:table-cell>
          <table:table-cell office:value-type="float" office:value="7801078" calcext:value-type="float">
            <text:p>7801078</text:p>
          </table:table-cell>
          <table:table-cell table:formula="of:=[.F349]&gt;[.B34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0-s827183242c8631812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12744" calcext:value-type="float">
            <text:p>12744</text:p>
          </table:table-cell>
          <table:table-cell office:value-type="float" office:value="8631812" calcext:value-type="float">
            <text:p>8631812</text:p>
          </table:table-cell>
          <table:table-cell office:value-type="float" office:value="22.97333" calcext:value-type="float">
            <text:p>22.97333</text:p>
          </table:table-cell>
          <table:table-cell office:value-type="float" office:value="22.98" calcext:value-type="float">
            <text:p>22.98</text:p>
          </table:table-cell>
          <table:table-cell office:value-type="float" office:value="39472" calcext:value-type="float">
            <text:p>39472</text:p>
          </table:table-cell>
          <table:table-cell office:value-type="float" office:value="8631812" calcext:value-type="float">
            <text:p>8631812</text:p>
          </table:table-cell>
          <table:table-cell table:formula="of:=[.F350]&gt;[.B35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6-s227708629c6095921.ukp</text:p>
          </table:table-cell>
          <table:table-cell office:value-type="float" office:value="0.02333" calcext:value-type="float">
            <text:p>0.02333</text:p>
          </table:table-cell>
          <table:table-cell office:value-type="float" office:value="0.03" calcext:value-type="float">
            <text:p>0.03</text:p>
          </table:table-cell>
          <table:table-cell office:value-type="float" office:value="11996" calcext:value-type="float">
            <text:p>11996</text:p>
          </table:table-cell>
          <table:table-cell office:value-type="float" office:value="6095921" calcext:value-type="float">
            <text:p>6095921</text:p>
          </table:table-cell>
          <table:table-cell office:value-type="float" office:value="23.21" calcext:value-type="float">
            <text:p>23.21</text:p>
          </table:table-cell>
          <table:table-cell office:value-type="float" office:value="23.22" calcext:value-type="float">
            <text:p>23.22</text:p>
          </table:table-cell>
          <table:table-cell office:value-type="float" office:value="34804" calcext:value-type="float">
            <text:p>34804</text:p>
          </table:table-cell>
          <table:table-cell office:value-type="float" office:value="6095921" calcext:value-type="float">
            <text:p>6095921</text:p>
          </table:table-cell>
          <table:table-cell table:formula="of:=[.F351]&gt;[.B35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6-s227708629c5589947.ukp</text:p>
          </table:table-cell>
          <table:table-cell office:value-type="float" office:value="14.93666" calcext:value-type="float">
            <text:p>14.93666</text:p>
          </table:table-cell>
          <table:table-cell office:value-type="float" office:value="14.94" calcext:value-type="float">
            <text:p>14.94</text:p>
          </table:table-cell>
          <table:table-cell office:value-type="float" office:value="19288" calcext:value-type="float">
            <text:p>19288</text:p>
          </table:table-cell>
          <table:table-cell office:value-type="float" office:value="5589947" calcext:value-type="float">
            <text:p>5589947</text:p>
          </table:table-cell>
          <table:table-cell office:value-type="float" office:value="23.22666" calcext:value-type="float">
            <text:p>23.22666</text:p>
          </table:table-cell>
          <table:table-cell office:value-type="float" office:value="23.23" calcext:value-type="float">
            <text:p>23.23</text:p>
          </table:table-cell>
          <table:table-cell office:value-type="float" office:value="26272" calcext:value-type="float">
            <text:p>26272</text:p>
          </table:table-cell>
          <table:table-cell office:value-type="float" office:value="5589947" calcext:value-type="float">
            <text:p>5589947</text:p>
          </table:table-cell>
          <table:table-cell table:formula="of:=[.F352]&gt;[.B35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2-s528806317c9883612.ukp</text:p>
          </table:table-cell>
          <table:table-cell office:value-type="float" office:value="14.53667" calcext:value-type="float">
            <text:p>14.53667</text:p>
          </table:table-cell>
          <table:table-cell office:value-type="float" office:value="14.55" calcext:value-type="float">
            <text:p>14.55</text:p>
          </table:table-cell>
          <table:table-cell office:value-type="float" office:value="19300" calcext:value-type="float">
            <text:p>19300</text:p>
          </table:table-cell>
          <table:table-cell office:value-type="float" office:value="9883612" calcext:value-type="float">
            <text:p>9883612</text:p>
          </table:table-cell>
          <table:table-cell table:number-columns-repeated="2" office:value-type="float" office:value="23.28" calcext:value-type="float">
            <text:p>23.28</text:p>
          </table:table-cell>
          <table:table-cell office:value-type="float" office:value="26412" calcext:value-type="float">
            <text:p>26412</text:p>
          </table:table-cell>
          <table:table-cell office:value-type="float" office:value="9883612" calcext:value-type="float">
            <text:p>9883612</text:p>
          </table:table-cell>
          <table:table-cell table:formula="of:=[.F353]&gt;[.B35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7-s177710744c5775002.ukp</text:p>
          </table:table-cell>
          <table:table-cell office:value-type="float" office:value="18.27666" calcext:value-type="float">
            <text:p>18.27666</text:p>
          </table:table-cell>
          <table:table-cell office:value-type="float" office:value="18.29" calcext:value-type="float">
            <text:p>18.29</text:p>
          </table:table-cell>
          <table:table-cell office:value-type="float" office:value="25508" calcext:value-type="float">
            <text:p>25508</text:p>
          </table:table-cell>
          <table:table-cell office:value-type="float" office:value="5775002" calcext:value-type="float">
            <text:p>5775002</text:p>
          </table:table-cell>
          <table:table-cell office:value-type="float" office:value="23.70667" calcext:value-type="float">
            <text:p>23.70667</text:p>
          </table:table-cell>
          <table:table-cell office:value-type="float" office:value="23.71" calcext:value-type="float">
            <text:p>23.71</text:p>
          </table:table-cell>
          <table:table-cell office:value-type="float" office:value="35368" calcext:value-type="float">
            <text:p>35368</text:p>
          </table:table-cell>
          <table:table-cell office:value-type="float" office:value="5775002" calcext:value-type="float">
            <text:p>5775002</text:p>
          </table:table-cell>
          <table:table-cell table:formula="of:=[.F354]&gt;[.B35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50000-8-s991580855c936367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76" calcext:value-type="float">
            <text:p>11976</text:p>
          </table:table-cell>
          <table:table-cell office:value-type="float" office:value="9363674" calcext:value-type="float">
            <text:p>9363674</text:p>
          </table:table-cell>
          <table:table-cell office:value-type="float" office:value="23.90667" calcext:value-type="float">
            <text:p>23.90667</text:p>
          </table:table-cell>
          <table:table-cell office:value-type="float" office:value="23.93" calcext:value-type="float">
            <text:p>23.93</text:p>
          </table:table-cell>
          <table:table-cell office:value-type="float" office:value="26520" calcext:value-type="float">
            <text:p>26520</text:p>
          </table:table-cell>
          <table:table-cell office:value-type="float" office:value="9363674" calcext:value-type="float">
            <text:p>9363674</text:p>
          </table:table-cell>
          <table:table-cell table:formula="of:=[.F355]&gt;[.B35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2-s528806317c6020154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4" calcext:value-type="float">
            <text:p>0.04</text:p>
          </table:table-cell>
          <table:table-cell office:value-type="float" office:value="12024" calcext:value-type="float">
            <text:p>12024</text:p>
          </table:table-cell>
          <table:table-cell office:value-type="float" office:value="6020154" calcext:value-type="float">
            <text:p>6020154</text:p>
          </table:table-cell>
          <table:table-cell office:value-type="float" office:value="24.42666" calcext:value-type="float">
            <text:p>24.42666</text:p>
          </table:table-cell>
          <table:table-cell office:value-type="float" office:value="24.43" calcext:value-type="float">
            <text:p>24.43</text:p>
          </table:table-cell>
          <table:table-cell office:value-type="float" office:value="35372" calcext:value-type="float">
            <text:p>35372</text:p>
          </table:table-cell>
          <table:table-cell office:value-type="float" office:value="6020154" calcext:value-type="float">
            <text:p>6020154</text:p>
          </table:table-cell>
          <table:table-cell table:formula="of:=[.F356]&gt;[.B35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20000-3-s780179313c8289057.ukp</text:p>
          </table:table-cell>
          <table:table-cell office:value-type="float" office:value="0.00667" calcext:value-type="float">
            <text:p>0.00667</text:p>
          </table:table-cell>
          <table:table-cell office:value-type="float" office:value="0.01" calcext:value-type="float">
            <text:p>0.01</text:p>
          </table:table-cell>
          <table:table-cell office:value-type="float" office:value="7680" calcext:value-type="float">
            <text:p>7680</text:p>
          </table:table-cell>
          <table:table-cell office:value-type="float" office:value="8289057" calcext:value-type="float">
            <text:p>8289057</text:p>
          </table:table-cell>
          <table:table-cell office:value-type="float" office:value="24.62" calcext:value-type="float">
            <text:p>24.62</text:p>
          </table:table-cell>
          <table:table-cell office:value-type="float" office:value="24.61" calcext:value-type="float">
            <text:p>24.61</text:p>
          </table:table-cell>
          <table:table-cell office:value-type="float" office:value="24296" calcext:value-type="float">
            <text:p>24296</text:p>
          </table:table-cell>
          <table:table-cell office:value-type="float" office:value="8289057" calcext:value-type="float">
            <text:p>8289057</text:p>
          </table:table-cell>
          <table:table-cell table:formula="of:=[.F357]&gt;[.B35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4-s721215008c9739684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60" calcext:value-type="float">
            <text:p>11960</text:p>
          </table:table-cell>
          <table:table-cell office:value-type="float" office:value="9739684" calcext:value-type="float">
            <text:p>9739684</text:p>
          </table:table-cell>
          <table:table-cell office:value-type="float" office:value="25.06" calcext:value-type="float">
            <text:p>25.06</text:p>
          </table:table-cell>
          <table:table-cell office:value-type="float" office:value="25.07" calcext:value-type="float">
            <text:p>25.07</text:p>
          </table:table-cell>
          <table:table-cell office:value-type="float" office:value="37572" calcext:value-type="float">
            <text:p>37572</text:p>
          </table:table-cell>
          <table:table-cell office:value-type="float" office:value="9739684" calcext:value-type="float">
            <text:p>9739684</text:p>
          </table:table-cell>
          <table:table-cell table:formula="of:=[.F358]&gt;[.B35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5-s110877071c8754198.ukp</text:p>
          </table:table-cell>
          <table:table-cell office:value-type="float" office:value="13.59" calcext:value-type="float">
            <text:p>13.59</text:p>
          </table:table-cell>
          <table:table-cell office:value-type="float" office:value="13.62" calcext:value-type="float">
            <text:p>13.62</text:p>
          </table:table-cell>
          <table:table-cell office:value-type="float" office:value="24668" calcext:value-type="float">
            <text:p>24668</text:p>
          </table:table-cell>
          <table:table-cell office:value-type="float" office:value="8754198" calcext:value-type="float">
            <text:p>8754198</text:p>
          </table:table-cell>
          <table:table-cell office:value-type="float" office:value="26.05333" calcext:value-type="float">
            <text:p>26.05333</text:p>
          </table:table-cell>
          <table:table-cell office:value-type="float" office:value="26.06" calcext:value-type="float">
            <text:p>26.06</text:p>
          </table:table-cell>
          <table:table-cell office:value-type="float" office:value="37860" calcext:value-type="float">
            <text:p>37860</text:p>
          </table:table-cell>
          <table:table-cell office:value-type="float" office:value="8754198" calcext:value-type="float">
            <text:p>8754198</text:p>
          </table:table-cell>
          <table:table-cell table:formula="of:=[.F359]&gt;[.B35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1-s843367405c6537152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5" calcext:value-type="float">
            <text:p>0.05</text:p>
          </table:table-cell>
          <table:table-cell office:value-type="float" office:value="12640" calcext:value-type="float">
            <text:p>12640</text:p>
          </table:table-cell>
          <table:table-cell office:value-type="float" office:value="6537152" calcext:value-type="float">
            <text:p>6537152</text:p>
          </table:table-cell>
          <table:table-cell office:value-type="float" office:value="26.97666" calcext:value-type="float">
            <text:p>26.97666</text:p>
          </table:table-cell>
          <table:table-cell office:value-type="float" office:value="26.97" calcext:value-type="float">
            <text:p>26.97</text:p>
          </table:table-cell>
          <table:table-cell office:value-type="float" office:value="35900" calcext:value-type="float">
            <text:p>35900</text:p>
          </table:table-cell>
          <table:table-cell office:value-type="float" office:value="6537152" calcext:value-type="float">
            <text:p>6537152</text:p>
          </table:table-cell>
          <table:table-cell table:formula="of:=[.F360]&gt;[.B36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50000-8-s991580855c7632172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728" calcext:value-type="float">
            <text:p>12728</text:p>
          </table:table-cell>
          <table:table-cell office:value-type="float" office:value="7632172" calcext:value-type="float">
            <text:p>7632172</text:p>
          </table:table-cell>
          <table:table-cell office:value-type="float" office:value="27.26333" calcext:value-type="float">
            <text:p>27.26333</text:p>
          </table:table-cell>
          <table:table-cell office:value-type="float" office:value="27.27" calcext:value-type="float">
            <text:p>27.27</text:p>
          </table:table-cell>
          <table:table-cell office:value-type="float" office:value="37364" calcext:value-type="float">
            <text:p>37364</text:p>
          </table:table-cell>
          <table:table-cell office:value-type="float" office:value="7632172" calcext:value-type="float">
            <text:p>7632172</text:p>
          </table:table-cell>
          <table:table-cell table:formula="of:=[.F361]&gt;[.B36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7-s177710744c8735124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8735124" calcext:value-type="float">
            <text:p>8735124</text:p>
          </table:table-cell>
          <table:table-cell office:value-type="float" office:value="106.71666" calcext:value-type="float">
            <text:p>106.71666</text:p>
          </table:table-cell>
          <table:table-cell office:value-type="float" office:value="106.71" calcext:value-type="float">
            <text:p>106.71</text:p>
          </table:table-cell>
          <table:table-cell office:value-type="float" office:value="42296" calcext:value-type="float">
            <text:p>42296</text:p>
          </table:table-cell>
          <table:table-cell office:value-type="float" office:value="8735124" calcext:value-type="float">
            <text:p>8735124</text:p>
          </table:table-cell>
          <table:table-cell table:formula="of:=[.F362]&gt;[.B36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3-s780179313c7805226.ukp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21076" calcext:value-type="float">
            <text:p>21076</text:p>
          </table:table-cell>
          <table:table-cell office:value-type="float" office:value="7805226" calcext:value-type="float">
            <text:p>7805226</text:p>
          </table:table-cell>
          <table:table-cell office:value-type="float" office:value="110.59999" calcext:value-type="float">
            <text:p>110.59999</text:p>
          </table:table-cell>
          <table:table-cell office:value-type="float" office:value="110.58" calcext:value-type="float">
            <text:p>110.58</text:p>
          </table:table-cell>
          <table:table-cell office:value-type="float" office:value="46688" calcext:value-type="float">
            <text:p>46688</text:p>
          </table:table-cell>
          <table:table-cell office:value-type="float" office:value="7805226" calcext:value-type="float">
            <text:p>7805226</text:p>
          </table:table-cell>
          <table:table-cell table:formula="of:=[.F363]&gt;[.B36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7-s177710744c9575550.ukp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21212" calcext:value-type="float">
            <text:p>21212</text:p>
          </table:table-cell>
          <table:table-cell office:value-type="float" office:value="9575550" calcext:value-type="float">
            <text:p>9575550</text:p>
          </table:table-cell>
          <table:table-cell office:value-type="float" office:value="110.62999" calcext:value-type="float">
            <text:p>110.62999</text:p>
          </table:table-cell>
          <table:table-cell office:value-type="float" office:value="110.62" calcext:value-type="float">
            <text:p>110.62</text:p>
          </table:table-cell>
          <table:table-cell office:value-type="float" office:value="46896" calcext:value-type="float">
            <text:p>46896</text:p>
          </table:table-cell>
          <table:table-cell office:value-type="float" office:value="9575550" calcext:value-type="float">
            <text:p>9575550</text:p>
          </table:table-cell>
          <table:table-cell table:formula="of:=[.F364]&gt;[.B36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9-s126456688c5484996.ukp</text:p>
          </table:table-cell>
          <table:table-cell office:value-type="float" office:value="0.10333" calcext:value-type="float">
            <text:p>0.10333</text:p>
          </table:table-cell>
          <table:table-cell office:value-type="float" office:value="0.14" calcext:value-type="float">
            <text:p>0.14</text:p>
          </table:table-cell>
          <table:table-cell office:value-type="float" office:value="20832" calcext:value-type="float">
            <text:p>20832</text:p>
          </table:table-cell>
          <table:table-cell office:value-type="float" office:value="5484996" calcext:value-type="float">
            <text:p>5484996</text:p>
          </table:table-cell>
          <table:table-cell office:value-type="float" office:value="110.66332" calcext:value-type="float">
            <text:p>110.66332</text:p>
          </table:table-cell>
          <table:table-cell office:value-type="float" office:value="110.64" calcext:value-type="float">
            <text:p>110.64</text:p>
          </table:table-cell>
          <table:table-cell office:value-type="float" office:value="46820" calcext:value-type="float">
            <text:p>46820</text:p>
          </table:table-cell>
          <table:table-cell office:value-type="float" office:value="5484996" calcext:value-type="float">
            <text:p>5484996</text:p>
          </table:table-cell>
          <table:table-cell table:formula="of:=[.F365]&gt;[.B36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9-s126456688c6144577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384" calcext:value-type="float">
            <text:p>20384</text:p>
          </table:table-cell>
          <table:table-cell office:value-type="float" office:value="6144577" calcext:value-type="float">
            <text:p>6144577</text:p>
          </table:table-cell>
          <table:table-cell office:value-type="float" office:value="111.09999" calcext:value-type="float">
            <text:p>111.09999</text:p>
          </table:table-cell>
          <table:table-cell office:value-type="float" office:value="111.07" calcext:value-type="float">
            <text:p>111.07</text:p>
          </table:table-cell>
          <table:table-cell office:value-type="float" office:value="42264" calcext:value-type="float">
            <text:p>42264</text:p>
          </table:table-cell>
          <table:table-cell office:value-type="float" office:value="6144577" calcext:value-type="float">
            <text:p>6144577</text:p>
          </table:table-cell>
          <table:table-cell table:formula="of:=[.F366]&gt;[.B36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4-s721215008c5743225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0484" calcext:value-type="float">
            <text:p>20484</text:p>
          </table:table-cell>
          <table:table-cell office:value-type="float" office:value="5743225" calcext:value-type="float">
            <text:p>5743225</text:p>
          </table:table-cell>
          <table:table-cell office:value-type="float" office:value="112.14999" calcext:value-type="float">
            <text:p>112.14999</text:p>
          </table:table-cell>
          <table:table-cell office:value-type="float" office:value="112.15" calcext:value-type="float">
            <text:p>112.15</text:p>
          </table:table-cell>
          <table:table-cell office:value-type="float" office:value="46720" calcext:value-type="float">
            <text:p>46720</text:p>
          </table:table-cell>
          <table:table-cell office:value-type="float" office:value="5743225" calcext:value-type="float">
            <text:p>5743225</text:p>
          </table:table-cell>
          <table:table-cell table:formula="of:=[.F367]&gt;[.B36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5-s110877071c9041585.ukp</text:p>
          </table:table-cell>
          <table:table-cell office:value-type="float" office:value="80.04999" calcext:value-type="float">
            <text:p>80.04999</text:p>
          </table:table-cell>
          <table:table-cell office:value-type="float" office:value="80.06" calcext:value-type="float">
            <text:p>80.06</text:p>
          </table:table-cell>
          <table:table-cell office:value-type="float" office:value="38432" calcext:value-type="float">
            <text:p>38432</text:p>
          </table:table-cell>
          <table:table-cell office:value-type="float" office:value="9041585" calcext:value-type="float">
            <text:p>9041585</text:p>
          </table:table-cell>
          <table:table-cell office:value-type="float" office:value="112.77332" calcext:value-type="float">
            <text:p>112.77332</text:p>
          </table:table-cell>
          <table:table-cell office:value-type="float" office:value="112.8" calcext:value-type="float">
            <text:p>112.8</text:p>
          </table:table-cell>
          <table:table-cell office:value-type="float" office:value="46744" calcext:value-type="float">
            <text:p>46744</text:p>
          </table:table-cell>
          <table:table-cell office:value-type="float" office:value="9041585" calcext:value-type="float">
            <text:p>9041585</text:p>
          </table:table-cell>
          <table:table-cell table:formula="of:=[.F368]&gt;[.B36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0-s827183242c7023986.ukp</text:p>
          </table:table-cell>
          <table:table-cell office:value-type="float" office:value="43.63333" calcext:value-type="float">
            <text:p>43.63333</text:p>
          </table:table-cell>
          <table:table-cell office:value-type="float" office:value="43.65" calcext:value-type="float">
            <text:p>43.65</text:p>
          </table:table-cell>
          <table:table-cell office:value-type="float" office:value="37004" calcext:value-type="float">
            <text:p>37004</text:p>
          </table:table-cell>
          <table:table-cell office:value-type="float" office:value="7023986" calcext:value-type="float">
            <text:p>7023986</text:p>
          </table:table-cell>
          <table:table-cell office:value-type="float" office:value="113.25332" calcext:value-type="float">
            <text:p>113.253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49668" calcext:value-type="float">
            <text:p>49668</text:p>
          </table:table-cell>
          <table:table-cell office:value-type="float" office:value="7023986" calcext:value-type="float">
            <text:p>7023986</text:p>
          </table:table-cell>
          <table:table-cell table:formula="of:=[.F369]&gt;[.B36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8-s991580855c5891284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5891284" calcext:value-type="float">
            <text:p>5891284</text:p>
          </table:table-cell>
          <table:table-cell office:value-type="float" office:value="114.63999" calcext:value-type="float">
            <text:p>114.63999</text:p>
          </table:table-cell>
          <table:table-cell office:value-type="float" office:value="114.64" calcext:value-type="float">
            <text:p>114.64</text:p>
          </table:table-cell>
          <table:table-cell office:value-type="float" office:value="46836" calcext:value-type="float">
            <text:p>46836</text:p>
          </table:table-cell>
          <table:table-cell office:value-type="float" office:value="5891284" calcext:value-type="float">
            <text:p>5891284</text:p>
          </table:table-cell>
          <table:table-cell table:formula="of:=[.F370]&gt;[.B37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6-s227708629c8504831.ukp</text:p>
          </table:table-cell>
          <table:table-cell office:value-type="float" office:value="0.04" calcext:value-type="float">
            <text:p>0.04</text:p>
          </table:table-cell>
          <table:table-cell office:value-type="float" office:value="0.07" calcext:value-type="float">
            <text:p>0.07</text:p>
          </table:table-cell>
          <table:table-cell office:value-type="float" office:value="20456" calcext:value-type="float">
            <text:p>20456</text:p>
          </table:table-cell>
          <table:table-cell office:value-type="float" office:value="8504831" calcext:value-type="float">
            <text:p>8504831</text:p>
          </table:table-cell>
          <table:table-cell office:value-type="float" office:value="115.68666" calcext:value-type="float">
            <text:p>115.68666</text:p>
          </table:table-cell>
          <table:table-cell office:value-type="float" office:value="115.66" calcext:value-type="float">
            <text:p>115.66</text:p>
          </table:table-cell>
          <table:table-cell office:value-type="float" office:value="46832" calcext:value-type="float">
            <text:p>46832</text:p>
          </table:table-cell>
          <table:table-cell office:value-type="float" office:value="8504831" calcext:value-type="float">
            <text:p>8504831</text:p>
          </table:table-cell>
          <table:table-cell table:formula="of:=[.F371]&gt;[.B37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8-s991580855c5019366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8" calcext:value-type="float">
            <text:p>0.08</text:p>
          </table:table-cell>
          <table:table-cell office:value-type="float" office:value="20544" calcext:value-type="float">
            <text:p>20544</text:p>
          </table:table-cell>
          <table:table-cell office:value-type="float" office:value="5019366" calcext:value-type="float">
            <text:p>5019366</text:p>
          </table:table-cell>
          <table:table-cell office:value-type="float" office:value="117.85999" calcext:value-type="float">
            <text:p>117.85999</text:p>
          </table:table-cell>
          <table:table-cell office:value-type="float" office:value="117.83" calcext:value-type="float">
            <text:p>117.83</text:p>
          </table:table-cell>
          <table:table-cell office:value-type="float" office:value="42164" calcext:value-type="float">
            <text:p>42164</text:p>
          </table:table-cell>
          <table:table-cell office:value-type="float" office:value="5019366" calcext:value-type="float">
            <text:p>5019366</text:p>
          </table:table-cell>
          <table:table-cell table:formula="of:=[.F372]&gt;[.B37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1-s843367405c6552822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436" calcext:value-type="float">
            <text:p>20436</text:p>
          </table:table-cell>
          <table:table-cell office:value-type="float" office:value="6552822" calcext:value-type="float">
            <text:p>6552822</text:p>
          </table:table-cell>
          <table:table-cell office:value-type="float" office:value="118.21999" calcext:value-type="float">
            <text:p>118.21999</text:p>
          </table:table-cell>
          <table:table-cell office:value-type="float" office:value="118.18" calcext:value-type="float">
            <text:p>118.18</text:p>
          </table:table-cell>
          <table:table-cell office:value-type="float" office:value="41452" calcext:value-type="float">
            <text:p>41452</text:p>
          </table:table-cell>
          <table:table-cell office:value-type="float" office:value="6552822" calcext:value-type="float">
            <text:p>6552822</text:p>
          </table:table-cell>
          <table:table-cell table:formula="of:=[.F373]&gt;[.B37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3-s780179313c7299273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536" calcext:value-type="float">
            <text:p>20536</text:p>
          </table:table-cell>
          <table:table-cell office:value-type="float" office:value="7299273" calcext:value-type="float">
            <text:p>7299273</text:p>
          </table:table-cell>
          <table:table-cell office:value-type="float" office:value="118.99999" calcext:value-type="float">
            <text:p>118.99999</text:p>
          </table:table-cell>
          <table:table-cell office:value-type="float" office:value="118.97" calcext:value-type="float">
            <text:p>118.97</text:p>
          </table:table-cell>
          <table:table-cell office:value-type="float" office:value="41456" calcext:value-type="float">
            <text:p>41456</text:p>
          </table:table-cell>
          <table:table-cell office:value-type="float" office:value="7299273" calcext:value-type="float">
            <text:p>7299273</text:p>
          </table:table-cell>
          <table:table-cell table:formula="of:=[.F374]&gt;[.B37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4-s721215008c7749816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60" calcext:value-type="float">
            <text:p>20460</text:p>
          </table:table-cell>
          <table:table-cell office:value-type="float" office:value="7749816" calcext:value-type="float">
            <text:p>7749816</text:p>
          </table:table-cell>
          <table:table-cell office:value-type="float" office:value="119.12665" calcext:value-type="float">
            <text:p>119.12665</text:p>
          </table:table-cell>
          <table:table-cell office:value-type="float" office:value="119.09" calcext:value-type="float">
            <text:p>119.09</text:p>
          </table:table-cell>
          <table:table-cell office:value-type="float" office:value="41548" calcext:value-type="float">
            <text:p>41548</text:p>
          </table:table-cell>
          <table:table-cell office:value-type="float" office:value="7749816" calcext:value-type="float">
            <text:p>7749816</text:p>
          </table:table-cell>
          <table:table-cell table:formula="of:=[.F375]&gt;[.B37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2-s528806317c9676334.ukp</text:p>
          </table:table-cell>
          <table:table-cell office:value-type="float" office:value="118.55332" calcext:value-type="float">
            <text:p>118.55332</text:p>
          </table:table-cell>
          <table:table-cell office:value-type="float" office:value="118.53" calcext:value-type="float">
            <text:p>118.53</text:p>
          </table:table-cell>
          <table:table-cell office:value-type="float" office:value="38616" calcext:value-type="float">
            <text:p>38616</text:p>
          </table:table-cell>
          <table:table-cell office:value-type="float" office:value="9676334" calcext:value-type="float">
            <text:p>9676334</text:p>
          </table:table-cell>
          <table:table-cell office:value-type="float" office:value="119.42665" calcext:value-type="float">
            <text:p>119.42665</text:p>
          </table:table-cell>
          <table:table-cell office:value-type="float" office:value="119.39" calcext:value-type="float">
            <text:p>119.39</text:p>
          </table:table-cell>
          <table:table-cell office:value-type="float" office:value="46912" calcext:value-type="float">
            <text:p>46912</text:p>
          </table:table-cell>
          <table:table-cell office:value-type="float" office:value="9676334" calcext:value-type="float">
            <text:p>9676334</text:p>
          </table:table-cell>
          <table:table-cell table:formula="of:=[.F376]&gt;[.B37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5-s110877071c9264056.ukp</text:p>
          </table:table-cell>
          <table:table-cell office:value-type="float" office:value="0.04667" calcext:value-type="float">
            <text:p>0.04667</text:p>
          </table:table-cell>
          <table:table-cell office:value-type="float" office:value="0.07" calcext:value-type="float">
            <text:p>0.07</text:p>
          </table:table-cell>
          <table:table-cell office:value-type="float" office:value="20412" calcext:value-type="float">
            <text:p>20412</text:p>
          </table:table-cell>
          <table:table-cell office:value-type="float" office:value="9264056" calcext:value-type="float">
            <text:p>9264056</text:p>
          </table:table-cell>
          <table:table-cell office:value-type="float" office:value="121.07332" calcext:value-type="float">
            <text:p>121.07332</text:p>
          </table:table-cell>
          <table:table-cell office:value-type="float" office:value="121.05" calcext:value-type="float">
            <text:p>121.05</text:p>
          </table:table-cell>
          <table:table-cell office:value-type="float" office:value="41592" calcext:value-type="float">
            <text:p>41592</text:p>
          </table:table-cell>
          <table:table-cell office:value-type="float" office:value="9264056" calcext:value-type="float">
            <text:p>9264056</text:p>
          </table:table-cell>
          <table:table-cell table:formula="of:=[.F377]&gt;[.B37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6-s227708629c8731096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0388" calcext:value-type="float">
            <text:p>20388</text:p>
          </table:table-cell>
          <table:table-cell office:value-type="float" office:value="8731096" calcext:value-type="float">
            <text:p>8731096</text:p>
          </table:table-cell>
          <table:table-cell office:value-type="float" office:value="123.89999" calcext:value-type="float">
            <text:p>123.89999</text:p>
          </table:table-cell>
          <table:table-cell office:value-type="float" office:value="123.88" calcext:value-type="float">
            <text:p>123.88</text:p>
          </table:table-cell>
          <table:table-cell office:value-type="float" office:value="41628" calcext:value-type="float">
            <text:p>41628</text:p>
          </table:table-cell>
          <table:table-cell office:value-type="float" office:value="8731096" calcext:value-type="float">
            <text:p>8731096</text:p>
          </table:table-cell>
          <table:table-cell table:formula="of:=[.F378]&gt;[.B37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1000000n100000-1-s843367405c5761519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8" calcext:value-type="float">
            <text:p>0.08</text:p>
          </table:table-cell>
          <table:table-cell office:value-type="float" office:value="20436" calcext:value-type="float">
            <text:p>20436</text:p>
          </table:table-cell>
          <table:table-cell office:value-type="float" office:value="5761519" calcext:value-type="float">
            <text:p>5761519</text:p>
          </table:table-cell>
          <table:table-cell office:value-type="float" office:value="127.56665" calcext:value-type="float">
            <text:p>127.56665</text:p>
          </table:table-cell>
          <table:table-cell office:value-type="float" office:value="127.52" calcext:value-type="float">
            <text:p>127.52</text:p>
          </table:table-cell>
          <table:table-cell office:value-type="float" office:value="47144" calcext:value-type="float">
            <text:p>47144</text:p>
          </table:table-cell>
          <table:table-cell office:value-type="float" office:value="5761519" calcext:value-type="float">
            <text:p>5761519</text:p>
          </table:table-cell>
          <table:table-cell table:formula="of:=[.F379]&gt;[.B37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2-s528806317c7006308.ukp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0.07" calcext:value-type="float">
            <text:p>0.07</text:p>
          </table:table-cell>
          <table:table-cell office:value-type="float" office:value="21692" calcext:value-type="float">
            <text:p>21692</text:p>
          </table:table-cell>
          <table:table-cell office:value-type="float" office:value="7006308" calcext:value-type="float">
            <text:p>7006308</text:p>
          </table:table-cell>
          <table:table-cell office:value-type="float" office:value="138.39999" calcext:value-type="float">
            <text:p>138.39999</text:p>
          </table:table-cell>
          <table:table-cell office:value-type="float" office:value="138.37" calcext:value-type="float">
            <text:p>138.37</text:p>
          </table:table-cell>
          <table:table-cell office:value-type="float" office:value="41756" calcext:value-type="float">
            <text:p>41756</text:p>
          </table:table-cell>
          <table:table-cell office:value-type="float" office:value="7006308" calcext:value-type="float">
            <text:p>7006308</text:p>
          </table:table-cell>
          <table:table-cell table:formula="of:=[.F380]&gt;[.B38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50000wmax500000n100000-0-s827183242c8206021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office:value-type="float" office:value="20468" calcext:value-type="float">
            <text:p>20468</text:p>
          </table:table-cell>
          <table:table-cell office:value-type="float" office:value="8206021" calcext:value-type="float">
            <text:p>8206021</text:p>
          </table:table-cell>
          <table:table-cell office:value-type="float" office:value="142.38332" calcext:value-type="float">
            <text:p>142.38332</text:p>
          </table:table-cell>
          <table:table-cell office:value-type="float" office:value="142.35" calcext:value-type="float">
            <text:p>142.35</text:p>
          </table:table-cell>
          <table:table-cell office:value-type="float" office:value="42012" calcext:value-type="float">
            <text:p>42012</text:p>
          </table:table-cell>
          <table:table-cell office:value-type="float" office:value="8206021" calcext:value-type="float">
            <text:p>8206021</text:p>
          </table:table-cell>
          <table:table-cell table:formula="of:=[.F381]&gt;[.B38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0-s827183242c9460010.ukp</text:p>
          </table:table-cell>
          <table:table-cell office:value-type="float" office:value="127.79999" calcext:value-type="float">
            <text:p>127.79999</text:p>
          </table:table-cell>
          <table:table-cell office:value-type="float" office:value="127.73" calcext:value-type="float">
            <text:p>127.73</text:p>
          </table:table-cell>
          <table:table-cell office:value-type="float" office:value="31564" calcext:value-type="float">
            <text:p>31564</text:p>
          </table:table-cell>
          <table:table-cell office:value-type="float" office:value="9460010" calcext:value-type="float">
            <text:p>9460010</text:p>
          </table:table-cell>
          <table:table-cell office:value-type="float" office:value="157.30665" calcext:value-type="float">
            <text:p>157.30665</text:p>
          </table:table-cell>
          <table:table-cell office:value-type="float" office:value="157.24" calcext:value-type="float">
            <text:p>157.24</text:p>
          </table:table-cell>
          <table:table-cell office:value-type="float" office:value="35208" calcext:value-type="float">
            <text:p>35208</text:p>
          </table:table-cell>
          <table:table-cell office:value-type="float" office:value="9460010" calcext:value-type="float">
            <text:p>9460010</text:p>
          </table:table-cell>
          <table:table-cell table:formula="of:=[.F382]&gt;[.B38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7-s177710744c7610484.ukp</text:p>
          </table:table-cell>
          <table:table-cell office:value-type="float" office:value="62.42999" calcext:value-type="float">
            <text:p>62.42999</text:p>
          </table:table-cell>
          <table:table-cell office:value-type="float" office:value="62.4" calcext:value-type="float">
            <text:p>62.4</text:p>
          </table:table-cell>
          <table:table-cell office:value-type="float" office:value="27316" calcext:value-type="float">
            <text:p>27316</text:p>
          </table:table-cell>
          <table:table-cell office:value-type="float" office:value="7610484" calcext:value-type="float">
            <text:p>7610484</text:p>
          </table:table-cell>
          <table:table-cell office:value-type="float" office:value="158.14332" calcext:value-type="float">
            <text:p>158.14332</text:p>
          </table:table-cell>
          <table:table-cell office:value-type="float" office:value="158.07" calcext:value-type="float">
            <text:p>158.07</text:p>
          </table:table-cell>
          <table:table-cell office:value-type="float" office:value="35192" calcext:value-type="float">
            <text:p>35192</text:p>
          </table:table-cell>
          <table:table-cell office:value-type="float" office:value="7610484" calcext:value-type="float">
            <text:p>7610484</text:p>
          </table:table-cell>
          <table:table-cell table:formula="of:=[.F383]&gt;[.B38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4-s721215008c6840825.ukp</text:p>
          </table:table-cell>
          <table:table-cell office:value-type="float" office:value="0.01667" calcext:value-type="float">
            <text:p>0.01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72" calcext:value-type="float">
            <text:p>11972</text:p>
          </table:table-cell>
          <table:table-cell office:value-type="float" office:value="6840825" calcext:value-type="float">
            <text:p>6840825</text:p>
          </table:table-cell>
          <table:table-cell office:value-type="float" office:value="165.95998" calcext:value-type="float">
            <text:p>165.95998</text:p>
          </table:table-cell>
          <table:table-cell office:value-type="float" office:value="165.89" calcext:value-type="float">
            <text:p>165.89</text:p>
          </table:table-cell>
          <table:table-cell office:value-type="float" office:value="35428" calcext:value-type="float">
            <text:p>35428</text:p>
          </table:table-cell>
          <table:table-cell office:value-type="float" office:value="6840825" calcext:value-type="float">
            <text:p>6840825</text:p>
          </table:table-cell>
          <table:table-cell table:formula="of:=[.F384]&gt;[.B38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5-s110877071c6291545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60" calcext:value-type="float">
            <text:p>12060</text:p>
          </table:table-cell>
          <table:table-cell office:value-type="float" office:value="6291545" calcext:value-type="float">
            <text:p>6291545</text:p>
          </table:table-cell>
          <table:table-cell office:value-type="float" office:value="167.37998" calcext:value-type="float">
            <text:p>167.37998</text:p>
          </table:table-cell>
          <table:table-cell office:value-type="float" office:value="167.28" calcext:value-type="float">
            <text:p>167.28</text:p>
          </table:table-cell>
          <table:table-cell office:value-type="float" office:value="35316" calcext:value-type="float">
            <text:p>35316</text:p>
          </table:table-cell>
          <table:table-cell office:value-type="float" office:value="6291545" calcext:value-type="float">
            <text:p>6291545</text:p>
          </table:table-cell>
          <table:table-cell table:formula="of:=[.F385]&gt;[.B38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6-s227708629c5383536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5" calcext:value-type="float">
            <text:p>0.05</text:p>
          </table:table-cell>
          <table:table-cell office:value-type="float" office:value="12568" calcext:value-type="float">
            <text:p>12568</text:p>
          </table:table-cell>
          <table:table-cell office:value-type="float" office:value="5383536" calcext:value-type="float">
            <text:p>5383536</text:p>
          </table:table-cell>
          <table:table-cell office:value-type="float" office:value="170.96998" calcext:value-type="float">
            <text:p>170.96998</text:p>
          </table:table-cell>
          <table:table-cell office:value-type="float" office:value="170.9" calcext:value-type="float">
            <text:p>170.9</text:p>
          </table:table-cell>
          <table:table-cell office:value-type="float" office:value="35280" calcext:value-type="float">
            <text:p>35280</text:p>
          </table:table-cell>
          <table:table-cell office:value-type="float" office:value="5383536" calcext:value-type="float">
            <text:p>5383536</text:p>
          </table:table-cell>
          <table:table-cell table:formula="of:=[.F386]&gt;[.B38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2-s528806317c5171078.ukp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11928" calcext:value-type="float">
            <text:p>11928</text:p>
          </table:table-cell>
          <table:table-cell office:value-type="float" office:value="5171078" calcext:value-type="float">
            <text:p>5171078</text:p>
          </table:table-cell>
          <table:table-cell office:value-type="float" office:value="171.43665" calcext:value-type="float">
            <text:p>171.43665</text:p>
          </table:table-cell>
          <table:table-cell office:value-type="float" office:value="171.34" calcext:value-type="float">
            <text:p>171.34</text:p>
          </table:table-cell>
          <table:table-cell office:value-type="float" office:value="38052" calcext:value-type="float">
            <text:p>38052</text:p>
          </table:table-cell>
          <table:table-cell office:value-type="float" office:value="5171078" calcext:value-type="float">
            <text:p>5171078</text:p>
          </table:table-cell>
          <table:table-cell table:formula="of:=[.F387]&gt;[.B38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1-s843367405c9114174.ukp</text:p>
          </table:table-cell>
          <table:table-cell office:value-type="float" office:value="64.23333" calcext:value-type="float">
            <text:p>64.23333</text:p>
          </table:table-cell>
          <table:table-cell office:value-type="float" office:value="64.21" calcext:value-type="float">
            <text:p>64.21</text:p>
          </table:table-cell>
          <table:table-cell office:value-type="float" office:value="28180" calcext:value-type="float">
            <text:p>28180</text:p>
          </table:table-cell>
          <table:table-cell office:value-type="float" office:value="9114174" calcext:value-type="float">
            <text:p>9114174</text:p>
          </table:table-cell>
          <table:table-cell office:value-type="float" office:value="173.37332" calcext:value-type="float">
            <text:p>173.37332</text:p>
          </table:table-cell>
          <table:table-cell office:value-type="float" office:value="173.32" calcext:value-type="float">
            <text:p>173.32</text:p>
          </table:table-cell>
          <table:table-cell office:value-type="float" office:value="35516" calcext:value-type="float">
            <text:p>35516</text:p>
          </table:table-cell>
          <table:table-cell office:value-type="float" office:value="9114174" calcext:value-type="float">
            <text:p>9114174</text:p>
          </table:table-cell>
          <table:table-cell table:formula="of:=[.F388]&gt;[.B38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3-s780179313c8865909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2048" calcext:value-type="float">
            <text:p>12048</text:p>
          </table:table-cell>
          <table:table-cell office:value-type="float" office:value="8865909" calcext:value-type="float">
            <text:p>8865909</text:p>
          </table:table-cell>
          <table:table-cell office:value-type="float" office:value="177.67665" calcext:value-type="float">
            <text:p>177.67665</text:p>
          </table:table-cell>
          <table:table-cell office:value-type="float" office:value="177.6" calcext:value-type="float">
            <text:p>177.6</text:p>
          </table:table-cell>
          <table:table-cell office:value-type="float" office:value="34744" calcext:value-type="float">
            <text:p>34744</text:p>
          </table:table-cell>
          <table:table-cell office:value-type="float" office:value="8865909" calcext:value-type="float">
            <text:p>8865909</text:p>
          </table:table-cell>
          <table:table-cell table:formula="of:=[.F389]&gt;[.B38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9-s126456688c5817019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12600" calcext:value-type="float">
            <text:p>12600</text:p>
          </table:table-cell>
          <table:table-cell office:value-type="float" office:value="5817019" calcext:value-type="float">
            <text:p>5817019</text:p>
          </table:table-cell>
          <table:table-cell office:value-type="float" office:value="184.49998" calcext:value-type="float">
            <text:p>184.49998</text:p>
          </table:table-cell>
          <table:table-cell office:value-type="float" office:value="184.39" calcext:value-type="float">
            <text:p>184.39</text:p>
          </table:table-cell>
          <table:table-cell office:value-type="float" office:value="36784" calcext:value-type="float">
            <text:p>36784</text:p>
          </table:table-cell>
          <table:table-cell office:value-type="float" office:value="5817019" calcext:value-type="float">
            <text:p>5817019</text:p>
          </table:table-cell>
          <table:table-cell table:formula="of:=[.F390]&gt;[.B39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50000-8-s991580855c6988739.ukp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0.03" calcext:value-type="float">
            <text:p>0.03</text:p>
          </table:table-cell>
          <table:table-cell office:value-type="float" office:value="11980" calcext:value-type="float">
            <text:p>11980</text:p>
          </table:table-cell>
          <table:table-cell office:value-type="float" office:value="6988739" calcext:value-type="float">
            <text:p>6988739</text:p>
          </table:table-cell>
          <table:table-cell office:value-type="float" office:value="187.89332" calcext:value-type="float">
            <text:p>187.89332</text:p>
          </table:table-cell>
          <table:table-cell office:value-type="float" office:value="187.79" calcext:value-type="float">
            <text:p>187.79</text:p>
          </table:table-cell>
          <table:table-cell office:value-type="float" office:value="35420" calcext:value-type="float">
            <text:p>35420</text:p>
          </table:table-cell>
          <table:table-cell office:value-type="float" office:value="6988739" calcext:value-type="float">
            <text:p>6988739</text:p>
          </table:table-cell>
          <table:table-cell table:formula="of:=[.F391]&gt;[.B391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0-s827183242c6445610.ukp</text:p>
          </table:table-cell>
          <table:table-cell office:value-type="float" office:value="0.06333" calcext:value-type="float">
            <text:p>0.06333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6445610" calcext:value-type="float">
            <text:p>6445610</text:p>
          </table:table-cell>
          <table:table-cell office:value-type="float" office:value="794.05325" calcext:value-type="float">
            <text:p>794.05325</text:p>
          </table:table-cell>
          <table:table-cell office:value-type="float" office:value="793.59" calcext:value-type="float">
            <text:p>793.59</text:p>
          </table:table-cell>
          <table:table-cell office:value-type="float" office:value="56160" calcext:value-type="float">
            <text:p>56160</text:p>
          </table:table-cell>
          <table:table-cell office:value-type="float" office:value="6445610" calcext:value-type="float">
            <text:p>6445610</text:p>
          </table:table-cell>
          <table:table-cell table:formula="of:=[.F392]&gt;[.B392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6-s227708629c6134021.ukp</text:p>
          </table:table-cell>
          <table:table-cell office:value-type="float" office:value="512.43662" calcext:value-type="float">
            <text:p>512.43662</text:p>
          </table:table-cell>
          <table:table-cell office:value-type="float" office:value="512.13" calcext:value-type="float">
            <text:p>512.13</text:p>
          </table:table-cell>
          <table:table-cell office:value-type="float" office:value="49128" calcext:value-type="float">
            <text:p>49128</text:p>
          </table:table-cell>
          <table:table-cell office:value-type="float" office:value="6134021" calcext:value-type="float">
            <text:p>6134021</text:p>
          </table:table-cell>
          <table:table-cell office:value-type="float" office:value="883.51991" calcext:value-type="float">
            <text:p>883.51991</text:p>
          </table:table-cell>
          <table:table-cell office:value-type="float" office:value="883.03" calcext:value-type="float">
            <text:p>883.03</text:p>
          </table:table-cell>
          <table:table-cell office:value-type="float" office:value="55624" calcext:value-type="float">
            <text:p>55624</text:p>
          </table:table-cell>
          <table:table-cell office:value-type="float" office:value="6134021" calcext:value-type="float">
            <text:p>6134021</text:p>
          </table:table-cell>
          <table:table-cell table:formula="of:=[.F393]&gt;[.B393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5-s110877071c6028911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2" calcext:value-type="float">
            <text:p>20532</text:p>
          </table:table-cell>
          <table:table-cell office:value-type="float" office:value="6028911" calcext:value-type="float">
            <text:p>6028911</text:p>
          </table:table-cell>
          <table:table-cell office:value-type="float" office:value="896.22991" calcext:value-type="float">
            <text:p>896.22991</text:p>
          </table:table-cell>
          <table:table-cell office:value-type="float" office:value="895.69" calcext:value-type="float">
            <text:p>895.69</text:p>
          </table:table-cell>
          <table:table-cell office:value-type="float" office:value="62928" calcext:value-type="float">
            <text:p>62928</text:p>
          </table:table-cell>
          <table:table-cell office:value-type="float" office:value="6028911" calcext:value-type="float">
            <text:p>6028911</text:p>
          </table:table-cell>
          <table:table-cell table:formula="of:=[.F394]&gt;[.B394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3-s780179313c5957947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456" calcext:value-type="float">
            <text:p>20456</text:p>
          </table:table-cell>
          <table:table-cell office:value-type="float" office:value="5957947" calcext:value-type="float">
            <text:p>5957947</text:p>
          </table:table-cell>
          <table:table-cell office:value-type="float" office:value="897.51658" calcext:value-type="float">
            <text:p>897.51658</text:p>
          </table:table-cell>
          <table:table-cell office:value-type="float" office:value="896.98" calcext:value-type="float">
            <text:p>896.98</text:p>
          </table:table-cell>
          <table:table-cell office:value-type="float" office:value="55716" calcext:value-type="float">
            <text:p>55716</text:p>
          </table:table-cell>
          <table:table-cell office:value-type="float" office:value="5957947" calcext:value-type="float">
            <text:p>5957947</text:p>
          </table:table-cell>
          <table:table-cell table:formula="of:=[.F395]&gt;[.B395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4-s721215008c5392939.ukp</text:p>
          </table:table-cell>
          <table:table-cell office:value-type="float" office:value="0.06" calcext:value-type="float">
            <text:p>0.06</text:p>
          </table:table-cell>
          <table:table-cell office:value-type="float" office:value="0.09" calcext:value-type="float">
            <text:p>0.09</text:p>
          </table:table-cell>
          <table:table-cell office:value-type="float" office:value="20536" calcext:value-type="float">
            <text:p>20536</text:p>
          </table:table-cell>
          <table:table-cell office:value-type="float" office:value="5392939" calcext:value-type="float">
            <text:p>5392939</text:p>
          </table:table-cell>
          <table:table-cell office:value-type="float" office:value="898.94324" calcext:value-type="float">
            <text:p>898.94324</text:p>
          </table:table-cell>
          <table:table-cell office:value-type="float" office:value="898.53" calcext:value-type="float">
            <text:p>898.53</text:p>
          </table:table-cell>
          <table:table-cell office:value-type="float" office:value="56956" calcext:value-type="float">
            <text:p>56956</text:p>
          </table:table-cell>
          <table:table-cell office:value-type="float" office:value="5392939" calcext:value-type="float">
            <text:p>5392939</text:p>
          </table:table-cell>
          <table:table-cell table:formula="of:=[.F396]&gt;[.B396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2-s528806317c5026805.ukp</text:p>
          </table:table-cell>
          <table:table-cell office:value-type="float" office:value="0.05667" calcext:value-type="float">
            <text:p>0.05667</text:p>
          </table:table-cell>
          <table:table-cell office:value-type="float" office:value="0.09" calcext:value-type="float">
            <text:p>0.09</text:p>
          </table:table-cell>
          <table:table-cell office:value-type="float" office:value="20460" calcext:value-type="float">
            <text:p>20460</text:p>
          </table:table-cell>
          <table:table-cell office:value-type="float" office:value="5026805" calcext:value-type="float">
            <text:p>5026805</text:p>
          </table:table-cell>
          <table:table-cell office:value-type="float" office:value="903.89991" calcext:value-type="float">
            <text:p>903.89991</text:p>
          </table:table-cell>
          <table:table-cell office:value-type="float" office:value="903.44" calcext:value-type="float">
            <text:p>903.44</text:p>
          </table:table-cell>
          <table:table-cell office:value-type="float" office:value="57124" calcext:value-type="float">
            <text:p>57124</text:p>
          </table:table-cell>
          <table:table-cell office:value-type="float" office:value="5026805" calcext:value-type="float">
            <text:p>5026805</text:p>
          </table:table-cell>
          <table:table-cell table:formula="of:=[.F397]&gt;[.B397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7-s177710744c8178471.ukp</text:p>
          </table:table-cell>
          <table:table-cell office:value-type="float" office:value="0.04333" calcext:value-type="float">
            <text:p>0.04333</text:p>
          </table:table-cell>
          <table:table-cell office:value-type="float" office:value="0.07" calcext:value-type="float">
            <text:p>0.07</text:p>
          </table:table-cell>
          <table:table-cell office:value-type="float" office:value="21920" calcext:value-type="float">
            <text:p>21920</text:p>
          </table:table-cell>
          <table:table-cell office:value-type="float" office:value="8178471" calcext:value-type="float">
            <text:p>8178471</text:p>
          </table:table-cell>
          <table:table-cell office:value-type="float" office:value="927.18991" calcext:value-type="float">
            <text:p>927.18991</text:p>
          </table:table-cell>
          <table:table-cell office:value-type="float" office:value="926.59" calcext:value-type="float">
            <text:p>926.59</text:p>
          </table:table-cell>
          <table:table-cell office:value-type="float" office:value="62364" calcext:value-type="float">
            <text:p>62364</text:p>
          </table:table-cell>
          <table:table-cell office:value-type="float" office:value="8178471" calcext:value-type="float">
            <text:p>8178471</text:p>
          </table:table-cell>
          <table:table-cell table:formula="of:=[.F398]&gt;[.B398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1-s843367405c7453273.ukp</text:p>
          </table:table-cell>
          <table:table-cell office:value-type="float" office:value="631.74994" calcext:value-type="float">
            <text:p>631.74994</text:p>
          </table:table-cell>
          <table:table-cell office:value-type="float" office:value="631.4" calcext:value-type="float">
            <text:p>631.4</text:p>
          </table:table-cell>
          <table:table-cell office:value-type="float" office:value="53280" calcext:value-type="float">
            <text:p>53280</text:p>
          </table:table-cell>
          <table:table-cell office:value-type="float" office:value="7453273" calcext:value-type="float">
            <text:p>7453273</text:p>
          </table:table-cell>
          <table:table-cell office:value-type="float" office:value="938.59324" calcext:value-type="float">
            <text:p>938.59324</text:p>
          </table:table-cell>
          <table:table-cell office:value-type="float" office:value="938.01" calcext:value-type="float">
            <text:p>938.01</text:p>
          </table:table-cell>
          <table:table-cell office:value-type="float" office:value="62220" calcext:value-type="float">
            <text:p>62220</text:p>
          </table:table-cell>
          <table:table-cell office:value-type="float" office:value="7453273" calcext:value-type="float">
            <text:p>7453273</text:p>
          </table:table-cell>
          <table:table-cell table:formula="of:=[.F399]&gt;[.B399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9-s126456688c5482205.ukp</text:p>
          </table:table-cell>
          <table:table-cell office:value-type="float" office:value="726.33993" calcext:value-type="float">
            <text:p>726.33993</text:p>
          </table:table-cell>
          <table:table-cell office:value-type="float" office:value="725.99" calcext:value-type="float">
            <text:p>725.99</text:p>
          </table:table-cell>
          <table:table-cell office:value-type="float" office:value="50712" calcext:value-type="float">
            <text:p>50712</text:p>
          </table:table-cell>
          <table:table-cell office:value-type="float" office:value="5482205" calcext:value-type="float">
            <text:p>5482205</text:p>
          </table:table-cell>
          <table:table-cell office:value-type="float" office:value="967.1299" calcext:value-type="float">
            <text:p>967.1299</text:p>
          </table:table-cell>
          <table:table-cell office:value-type="float" office:value="966.55" calcext:value-type="float">
            <text:p>966.55</text:p>
          </table:table-cell>
          <table:table-cell office:value-type="float" office:value="62960" calcext:value-type="float">
            <text:p>62960</text:p>
          </table:table-cell>
          <table:table-cell office:value-type="float" office:value="5482205" calcext:value-type="float">
            <text:p>5482205</text:p>
          </table:table-cell>
          <table:table-cell table:formula="of:=[.F400]&gt;[.B400]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s2_wmin100000wmax500000n100000-8-s991580855c6717334.ukp</text:p>
          </table:table-cell>
          <table:table-cell office:value-type="float" office:value="0.05" calcext:value-type="float">
            <text:p>0.05</text:p>
          </table:table-cell>
          <table:table-cell office:value-type="float" office:value="0.08" calcext:value-type="float">
            <text:p>0.08</text:p>
          </table:table-cell>
          <table:table-cell office:value-type="float" office:value="21780" calcext:value-type="float">
            <text:p>21780</text:p>
          </table:table-cell>
          <table:table-cell office:value-type="float" office:value="6717334" calcext:value-type="float">
            <text:p>6717334</text:p>
          </table:table-cell>
          <table:table-cell office:value-type="float" office:value="984.35657" calcext:value-type="float">
            <text:p>984.35657</text:p>
          </table:table-cell>
          <table:table-cell office:value-type="float" office:value="983.76" calcext:value-type="float">
            <text:p>983.76</text:p>
          </table:table-cell>
          <table:table-cell office:value-type="float" office:value="56160" calcext:value-type="float">
            <text:p>56160</text:p>
          </table:table-cell>
          <table:table-cell office:value-type="float" office:value="6717334" calcext:value-type="float">
            <text:p>6717334</text:p>
          </table:table-cell>
          <table:table-cell table:formula="of:=[.F401]&gt;[.B401]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formula="of:=SUM([.B2:.B401])" office:value-type="float" office:value="2556.88629" calcext:value-type="float">
            <text:p>2556.88629</text:p>
          </table:table-cell>
          <table:table-cell table:number-columns-repeated="3"/>
          <table:table-cell table:formula="of:=SUM([.F2:.F401])" office:value-type="float" office:value="14590.79856" calcext:value-type="float">
            <text:p>14590.79856</text:p>
          </table:table-cell>
          <table:table-cell table:formula="of:=[.F402]/[.B402]" office:value-type="float" office:value="5.70647142857495" calcext:value-type="float">
            <text:p>5.7064714286</text:p>
          </table:table-cell>
          <table:table-cell table:number-columns-repeated="2"/>
          <table:table-cell table:style-name="Default"/>
        </table:table-row>
      </table:table>
      <table:named-expressions/>
      <table:database-ranges>
        <table:database-range table:name="__Anonymous_Sheet_DB__0" table:target-range-address="Sheet1.A1:Sheet1.I4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ource Han Sans Normal" svg:font-family="'Source Han Sans Normal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Normal" style:font-family-asian="'Source Han Sans Normal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1:31:43.516377873</meta:creation-date>
    <dc:date>2016-01-28T01:39:46.577802021</dc:date>
    <meta:editing-duration>PT8M3S</meta:editing-duration>
    <meta:editing-cycles>1</meta:editing-cycles>
    <meta:document-statistic meta:table-count="1" meta:cell-count="4012" meta:object-count="0"/>
    <meta:generator>LibreOffice/4.4.7.2$Linux_X86_64 LibreOffice_project/40m0$Build-2</meta:generator>
  </office:meta>
</office:document-meta>
</file>